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43.83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36.48mm"/>
    </style:style>
    <style:style style:name="co13" style:family="table-column">
      <style:table-column-properties fo:break-before="auto" style:column-width="35.6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34.57mm"/>
    </style:style>
    <style:style style:name="co17" style:family="table-column">
      <style:table-column-properties fo:break-before="auto" style:column-width="27.22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28.59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41.12mm"/>
    </style:style>
    <style:style style:name="co23" style:family="table-column">
      <style:table-column-properties fo:break-before="auto" style:column-width="32.67mm"/>
    </style:style>
    <style:style style:name="co24" style:family="table-column">
      <style:table-column-properties fo:break-before="auto" style:column-width="40.02mm"/>
    </style:style>
    <style:style style:name="co2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relief="none" style:text-emphasize="none" fo:text-shadow="none" fo:font-size="10pt" fo:font-weight="bold" style:text-underline-style="none" style:text-underline-color="font-color" style:text-line-through-type="none" fo:font-style="normal" style:text-outline="false" fo:language="en" fo:country="IN" style:font-name="Liberation Sans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overline-style="none" style:text-overline-color="font-color"/>
    </style:style>
    <style:style style:name="T3" style:family="text">
      <style:text-properties style:font-relief="none" style:text-emphasize="none" fo:text-shadow="none" fo:font-size="10pt" style:text-underline-style="none" style:text-underline-color="font-color" style:text-line-through-type="none" fo:font-style="normal" style:text-outline="false" fo:language="en" fo:country="IN" style:font-name="Liberation Sans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6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Student Entry number</text:p>
          </table:table-cell>
          <table:table-cell/>
          <table:table-cell table:style-name="ce1" office:value-type="string" calcext:value-type="string">
            <text:p>runtime on 2 core</text:p>
          </table:table-cell>
          <table:table-cell/>
          <table:table-cell table:style-name="ce1" office:value-type="string" calcext:value-type="string">
            <text:p>runtime on 4 core</text:p>
          </table:table-cell>
          <table:table-cell table:number-columns-repeated="3"/>
          <table:table-cell office:value-type="string" calcext:value-type="string">
            <text:p>Memecheck(7.5)</text:p>
          </table:table-cell>
          <table:table-cell office:value-type="string" calcext:value-type="string">
            <text:p>Calgrind(7.5)</text:p>
          </table:table-cell>
          <table:table-cell office:value-type="string" calcext:value-type="string">
            <text:p>Cachegrind(15)</text:p>
          </table:table-cell>
          <table:table-cell office:value-type="string" calcext:value-type="string">
            <text:p>Gprof(10)</text:p>
          </table:table-cell>
          <table:table-cell/>
          <table:table-cell office:value-type="string" calcext:value-type="string">
            <text:p>per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452</text:p>
          </table:table-cell>
          <table:table-cell/>
          <table:table-cell office:value-type="float" office:value="0.197381" calcext:value-type="float">
            <text:p>0.197381</text:p>
          </table:table-cell>
          <table:table-cell/>
          <table:table-cell office:value-type="float" office:value="0.199443" calcext:value-type="float">
            <text:p>0.199443</text:p>
          </table:table-cell>
          <table:table-cell/>
          <table:table-cell office:value-type="string" calcext:value-type="string">
            <text:p>2019CS10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14</text:p>
          </table:table-cell>
          <table:table-cell/>
          <table:table-cell office:value-type="float" office:value="0.616762" calcext:value-type="float">
            <text:p>0.616762</text:p>
          </table:table-cell>
          <table:table-cell/>
          <table:table-cell office:value-type="float" office:value="0.322081" calcext:value-type="float">
            <text:p>0.322081</text:p>
          </table:table-cell>
          <table:table-cell/>
          <table:table-cell office:value-type="string" calcext:value-type="string">
            <text:p>2019CS504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22</text:p>
          </table:table-cell>
          <table:table-cell/>
          <table:table-cell office:value-type="float" office:value="0.155161" calcext:value-type="float">
            <text:p>0.155161</text:p>
          </table:table-cell>
          <table:table-cell/>
          <table:table-cell office:value-type="float" office:value="0.125782" calcext:value-type="float">
            <text:p>0.125782</text:p>
          </table:table-cell>
          <table:table-cell/>
          <table:table-cell office:value-type="string" calcext:value-type="string">
            <text:p>2019CS103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415</text:p>
          </table:table-cell>
          <table:table-cell/>
          <table:table-cell office:value-type="float" office:value="0.255952" calcext:value-type="float">
            <text:p>0.255952</text:p>
          </table:table-cell>
          <table:table-cell/>
          <table:table-cell office:value-type="float" office:value="0.195964" calcext:value-type="float">
            <text:p>0.195964</text:p>
          </table:table-cell>
          <table:table-cell/>
          <table:table-cell office:value-type="string" calcext:value-type="string">
            <text:p>2019CS504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768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2019CS50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CS10323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2018CS1032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458</text:p>
          </table:table-cell>
          <table:table-cell/>
          <table:table-cell office:value-type="float" office:value="16.4796" calcext:value-type="float">
            <text:p>16.4796</text:p>
          </table:table-cell>
          <table:table-cell/>
          <table:table-cell office:value-type="float" office:value="16.8249" calcext:value-type="float">
            <text:p>16.8249</text:p>
          </table:table-cell>
          <table:table-cell/>
          <table:table-cell office:value-type="string" calcext:value-type="string">
            <text:p>2019CS104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671</text:p>
          </table:table-cell>
          <table:table-cell/>
          <table:table-cell office:value-type="float" office:value="0.404126" calcext:value-type="float">
            <text:p>0.404126</text:p>
          </table:table-cell>
          <table:table-cell/>
          <table:table-cell office:value-type="float" office:value="0.259465" calcext:value-type="float">
            <text:p>0.259465</text:p>
          </table:table-cell>
          <table:table-cell/>
          <table:table-cell office:value-type="string" calcext:value-type="string">
            <text:p>2019CS106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418</text:p>
          </table:table-cell>
          <table:table-cell/>
          <table:table-cell office:value-type="float" office:value="0.0233461" calcext:value-type="float">
            <text:p>0.0233461</text:p>
          </table:table-cell>
          <table:table-cell/>
          <table:table-cell office:value-type="float" office:value="0.0199771" calcext:value-type="float">
            <text:p>0.0199771</text:p>
          </table:table-cell>
          <table:table-cell/>
          <table:table-cell office:value-type="string" calcext:value-type="string">
            <text:p>2019CS504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23</text:p>
          </table:table-cell>
          <table:table-cell/>
          <table:table-cell office:value-type="float" office:value="0.334587" calcext:value-type="float">
            <text:p>0.334587</text:p>
          </table:table-cell>
          <table:table-cell/>
          <table:table-cell office:value-type="float" office:value="0.313136" calcext:value-type="float">
            <text:p>0.313136</text:p>
          </table:table-cell>
          <table:table-cell/>
          <table:table-cell office:value-type="string" calcext:value-type="string">
            <text:p>2019CS103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673</text:p>
          </table:table-cell>
          <table:table-cell/>
          <table:table-cell office:value-type="float" office:value="0.351024" calcext:value-type="float">
            <text:p>0.351024</text:p>
          </table:table-cell>
          <table:table-cell/>
          <table:table-cell office:value-type="float" office:value="0.202741" calcext:value-type="float">
            <text:p>0.202741</text:p>
          </table:table-cell>
          <table:table-cell/>
          <table:table-cell office:value-type="string" calcext:value-type="string">
            <text:p>2019CS106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24</text:p>
          </table:table-cell>
          <table:table-cell/>
          <table:table-cell office:value-type="float" office:value="0.215585" calcext:value-type="float">
            <text:p>0.215585</text:p>
          </table:table-cell>
          <table:table-cell/>
          <table:table-cell office:value-type="float" office:value="0.201298" calcext:value-type="float">
            <text:p>0.201298</text:p>
          </table:table-cell>
          <table:table-cell/>
          <table:table-cell office:value-type="string" calcext:value-type="string">
            <text:p>2019CS103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25</text:p>
          </table:table-cell>
          <table:table-cell/>
          <table:table-cell office:value-type="float" office:value="0.294121" calcext:value-type="float">
            <text:p>0.294121</text:p>
          </table:table-cell>
          <table:table-cell/>
          <table:table-cell office:value-type="float" office:value="0.215666" calcext:value-type="float">
            <text:p>0.215666</text:p>
          </table:table-cell>
          <table:table-cell/>
          <table:table-cell office:value-type="string" calcext:value-type="string">
            <text:p>2019CS10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27</text:p>
          </table:table-cell>
          <table:table-cell/>
          <table:table-cell office:value-type="float" office:value="3.11725" calcext:value-type="float">
            <text:p>3.11725</text:p>
          </table:table-cell>
          <table:table-cell/>
          <table:table-cell office:value-type="float" office:value="1.78356" calcext:value-type="float">
            <text:p>1.78356</text:p>
          </table:table-cell>
          <table:table-cell/>
          <table:table-cell office:value-type="string" calcext:value-type="string">
            <text:p>2019CS103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8EE10443</text:p>
          </table:table-cell>
          <table:table-cell/>
          <table:table-cell office:value-type="float" office:value="0.31065" calcext:value-type="float">
            <text:p>0.31065</text:p>
          </table:table-cell>
          <table:table-cell/>
          <table:table-cell office:value-type="float" office:value="0.232252" calcext:value-type="float">
            <text:p>0.232252</text:p>
          </table:table-cell>
          <table:table-cell/>
          <table:table-cell office:value-type="string" calcext:value-type="string">
            <text:p>2018EE104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2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CS504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28</text:p>
          </table:table-cell>
          <table:table-cell/>
          <table:table-cell office:value-type="float" office:value="0.292092" calcext:value-type="float">
            <text:p>0.292092</text:p>
          </table:table-cell>
          <table:table-cell/>
          <table:table-cell office:value-type="float" office:value="0.211318" calcext:value-type="float">
            <text:p>0.211318</text:p>
          </table:table-cell>
          <table:table-cell/>
          <table:table-cell office:value-type="string" calcext:value-type="string">
            <text:p>2019CS10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22</text:p>
          </table:table-cell>
          <table:table-cell/>
          <table:table-cell office:value-type="float" office:value="0.284745" calcext:value-type="float">
            <text:p>0.284745</text:p>
          </table:table-cell>
          <table:table-cell/>
          <table:table-cell office:value-type="float" office:value="0.192584" calcext:value-type="float">
            <text:p>0.192584</text:p>
          </table:table-cell>
          <table:table-cell/>
          <table:table-cell office:value-type="string" calcext:value-type="string">
            <text:p>2019CS50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3</text:p>
          </table:table-cell>
          <table:table-cell/>
          <table:table-cell office:value-type="float" office:value="0.39754" calcext:value-type="float">
            <text:p>0.39754</text:p>
          </table:table-cell>
          <table:table-cell/>
          <table:table-cell office:value-type="float" office:value="0.382608" calcext:value-type="float">
            <text:p>0.382608</text:p>
          </table:table-cell>
          <table:table-cell/>
          <table:table-cell office:value-type="string" calcext:value-type="string">
            <text:p>2019CS1036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23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2019CS5042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31</text:p>
          </table:table-cell>
          <table:table-cell/>
          <table:table-cell office:value-type="float" office:value="0.162463" calcext:value-type="float">
            <text:p>0.162463</text:p>
          </table:table-cell>
          <table:table-cell/>
          <table:table-cell office:value-type="float" office:value="0.131702" calcext:value-type="float">
            <text:p>0.131702</text:p>
          </table:table-cell>
          <table:table-cell/>
          <table:table-cell office:value-type="string" calcext:value-type="string">
            <text:p>2019CS103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617</text:p>
          </table:table-cell>
          <table:table-cell/>
          <table:table-cell office:value-type="float" office:value="0.239405" calcext:value-type="float">
            <text:p>0.239405</text:p>
          </table:table-cell>
          <table:table-cell/>
          <table:table-cell office:value-type="float" office:value="0.19145" calcext:value-type="float">
            <text:p>0.19145</text:p>
          </table:table-cell>
          <table:table-cell/>
          <table:table-cell office:value-type="string" calcext:value-type="string">
            <text:p>2019CS506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424</text:p>
          </table:table-cell>
          <table:table-cell/>
          <table:table-cell office:value-type="float" office:value="0.0261318" calcext:value-type="float">
            <text:p>0.0261318</text:p>
          </table:table-cell>
          <table:table-cell/>
          <table:table-cell office:value-type="float" office:value="0.0208564" calcext:value-type="float">
            <text:p>0.0208564</text:p>
          </table:table-cell>
          <table:table-cell/>
          <table:table-cell office:value-type="string" calcext:value-type="string">
            <text:p>2019CS104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32</text:p>
          </table:table-cell>
          <table:table-cell/>
          <table:table-cell office:value-type="float" office:value="0.215868" calcext:value-type="float">
            <text:p>0.215868</text:p>
          </table:table-cell>
          <table:table-cell/>
          <table:table-cell office:value-type="float" office:value="0.283697" calcext:value-type="float">
            <text:p>0.283697</text:p>
          </table:table-cell>
          <table:table-cell/>
          <table:table-cell office:value-type="string" calcext:value-type="string">
            <text:p>2019CS103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34</text:p>
          </table:table-cell>
          <table:table-cell/>
          <table:table-cell office:value-type="float" office:value="0.302457" calcext:value-type="float">
            <text:p>0.302457</text:p>
          </table:table-cell>
          <table:table-cell/>
          <table:table-cell office:value-type="float" office:value="0.19449" calcext:value-type="float">
            <text:p>0.19449</text:p>
          </table:table-cell>
          <table:table-cell/>
          <table:table-cell office:value-type="string" calcext:value-type="string">
            <text:p>2019CS103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36</text:p>
          </table:table-cell>
          <table:table-cell/>
          <table:table-cell office:value-type="float" office:value="0.658028" calcext:value-type="float">
            <text:p>0.658028</text:p>
          </table:table-cell>
          <table:table-cell/>
          <table:table-cell office:value-type="float" office:value="0.53317" calcext:value-type="float">
            <text:p>0.53317</text:p>
          </table:table-cell>
          <table:table-cell/>
          <table:table-cell office:value-type="string" calcext:value-type="string">
            <text:p>2019CS10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37</text:p>
          </table:table-cell>
          <table:table-cell/>
          <table:table-cell office:value-type="float" office:value="0.116268" calcext:value-type="float">
            <text:p>0.116268</text:p>
          </table:table-cell>
          <table:table-cell/>
          <table:table-cell office:value-type="float" office:value="0.0994797" calcext:value-type="float">
            <text:p>0.0994797</text:p>
          </table:table-cell>
          <table:table-cell/>
          <table:table-cell office:value-type="string" calcext:value-type="string">
            <text:p>2019CS103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8MT10748</text:p>
          </table:table-cell>
          <table:table-cell/>
          <table:table-cell office:value-type="float" office:value="0.368959" calcext:value-type="float">
            <text:p>0.368959</text:p>
          </table:table-cell>
          <table:table-cell/>
          <table:table-cell office:value-type="float" office:value="0.278573" calcext:value-type="float">
            <text:p>0.278573</text:p>
          </table:table-cell>
          <table:table-cell/>
          <table:table-cell office:value-type="string" calcext:value-type="string">
            <text:p>2018MT107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471</text:p>
          </table:table-cell>
          <table:table-cell/>
          <table:table-cell office:value-type="float" office:value="4.19517" calcext:value-type="float">
            <text:p>4.19517</text:p>
          </table:table-cell>
          <table:table-cell/>
          <table:table-cell office:value-type="float" office:value="3.67792" calcext:value-type="float">
            <text:p>3.67792</text:p>
          </table:table-cell>
          <table:table-cell/>
          <table:table-cell office:value-type="string" calcext:value-type="string">
            <text:p>2019CS504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35</text:p>
          </table:table-cell>
          <table:table-cell/>
          <table:table-cell office:value-type="float" office:value="2.40763" calcext:value-type="float">
            <text:p>2.40763</text:p>
          </table:table-cell>
          <table:table-cell/>
          <table:table-cell office:value-type="float" office:value="1.86255" calcext:value-type="float">
            <text:p>1.86255</text:p>
          </table:table-cell>
          <table:table-cell/>
          <table:table-cell office:value-type="string" calcext:value-type="string">
            <text:p>2019CS504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2</text:p>
          </table:table-cell>
          <table:table-cell/>
          <table:table-cell office:value-type="float" office:value="0.310233" calcext:value-type="float">
            <text:p>0.310233</text:p>
          </table:table-cell>
          <table:table-cell/>
          <table:table-cell office:value-type="float" office:value="0.204869" calcext:value-type="float">
            <text:p>0.204869</text:p>
          </table:table-cell>
          <table:table-cell/>
          <table:table-cell office:value-type="string" calcext:value-type="string">
            <text:p>2019CS103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27</text:p>
          </table:table-cell>
          <table:table-cell/>
          <table:table-cell office:value-type="float" office:value="0.285183" calcext:value-type="float">
            <text:p>0.285183</text:p>
          </table:table-cell>
          <table:table-cell/>
          <table:table-cell office:value-type="float" office:value="0.250008" calcext:value-type="float">
            <text:p>0.250008</text:p>
          </table:table-cell>
          <table:table-cell/>
          <table:table-cell office:value-type="string" calcext:value-type="string">
            <text:p>2019CS504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3</text:p>
          </table:table-cell>
          <table:table-cell/>
          <table:table-cell office:value-type="float" office:value="0.34587" calcext:value-type="float">
            <text:p>0.34587</text:p>
          </table:table-cell>
          <table:table-cell/>
          <table:table-cell office:value-type="float" office:value="0.198303" calcext:value-type="float">
            <text:p>0.198303</text:p>
          </table:table-cell>
          <table:table-cell/>
          <table:table-cell office:value-type="string" calcext:value-type="string">
            <text:p>2019CS103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4</text:p>
          </table:table-cell>
          <table:table-cell/>
          <table:table-cell office:value-type="float" office:value="0.0228615" calcext:value-type="float">
            <text:p>0.0228615</text:p>
          </table:table-cell>
          <table:table-cell/>
          <table:table-cell office:value-type="float" office:value="0.0227402" calcext:value-type="float">
            <text:p>0.0227402</text:p>
          </table:table-cell>
          <table:table-cell/>
          <table:table-cell office:value-type="string" calcext:value-type="string">
            <text:p>2019CS10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428</text:p>
          </table:table-cell>
          <table:table-cell/>
          <table:table-cell office:value-type="float" office:value="0.185273" calcext:value-type="float">
            <text:p>0.185273</text:p>
          </table:table-cell>
          <table:table-cell/>
          <table:table-cell office:value-type="float" office:value="0.212353" calcext:value-type="float">
            <text:p>0.212353</text:p>
          </table:table-cell>
          <table:table-cell/>
          <table:table-cell office:value-type="string" calcext:value-type="string">
            <text:p>2019CS5042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6</text:p>
          </table:table-cell>
          <table:table-cell/>
          <table:table-cell office:value-type="float" office:value="0.993895" calcext:value-type="float">
            <text:p>0.993895</text:p>
          </table:table-cell>
          <table:table-cell/>
          <table:table-cell office:value-type="float" office:value="0.997358" calcext:value-type="float">
            <text:p>0.997358</text:p>
          </table:table-cell>
          <table:table-cell/>
          <table:table-cell office:value-type="string" calcext:value-type="string">
            <text:p>2019CS10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7</text:p>
          </table:table-cell>
          <table:table-cell/>
          <table:table-cell office:value-type="float" office:value="0.222908" calcext:value-type="float">
            <text:p>0.222908</text:p>
          </table:table-cell>
          <table:table-cell/>
          <table:table-cell office:value-type="float" office:value="0.327848" calcext:value-type="float">
            <text:p>0.327848</text:p>
          </table:table-cell>
          <table:table-cell/>
          <table:table-cell office:value-type="string" calcext:value-type="string">
            <text:p>2019CS10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8</text:p>
          </table:table-cell>
          <table:table-cell/>
          <table:table-cell office:value-type="float" office:value="0.47527" calcext:value-type="float">
            <text:p>0.47527</text:p>
          </table:table-cell>
          <table:table-cell/>
          <table:table-cell office:value-type="float" office:value="0.351412" calcext:value-type="float">
            <text:p>0.351412</text:p>
          </table:table-cell>
          <table:table-cell/>
          <table:table-cell office:value-type="string" calcext:value-type="string">
            <text:p>2019CS10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9</text:p>
          </table:table-cell>
          <table:table-cell/>
          <table:table-cell office:value-type="float" office:value="0.485596" calcext:value-type="float">
            <text:p>0.485596</text:p>
          </table:table-cell>
          <table:table-cell/>
          <table:table-cell office:value-type="float" office:value="0.224018" calcext:value-type="float">
            <text:p>0.224018</text:p>
          </table:table-cell>
          <table:table-cell/>
          <table:table-cell office:value-type="string" calcext:value-type="string">
            <text:p>2019CS103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50</text:p>
          </table:table-cell>
          <table:table-cell/>
          <table:table-cell office:value-type="float" office:value="0.212307" calcext:value-type="float">
            <text:p>0.212307</text:p>
          </table:table-cell>
          <table:table-cell/>
          <table:table-cell office:value-type="float" office:value="0.191965" calcext:value-type="float">
            <text:p>0.191965</text:p>
          </table:table-cell>
          <table:table-cell/>
          <table:table-cell office:value-type="string" calcext:value-type="string">
            <text:p>2019CS103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assif tool</text:p>
          </table:table-cell>
        </table:table-row>
        <table:table-row table:style-name="ro1">
          <table:table-cell/>
          <table:table-cell office:value-type="string" calcext:value-type="string">
            <text:p>2019CS10353</text:p>
          </table:table-cell>
          <table:table-cell/>
          <table:table-cell office:value-type="float" office:value="0.237174" calcext:value-type="float">
            <text:p>0.237174</text:p>
          </table:table-cell>
          <table:table-cell/>
          <table:table-cell office:value-type="float" office:value="0.215712" calcext:value-type="float">
            <text:p>0.215712</text:p>
          </table:table-cell>
          <table:table-cell/>
          <table:table-cell office:value-type="string" calcext:value-type="string">
            <text:p>2019CS103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54</text:p>
          </table:table-cell>
          <table:table-cell/>
          <table:table-cell office:value-type="float" office:value="0.0274066" calcext:value-type="float">
            <text:p>0.0274066</text:p>
          </table:table-cell>
          <table:table-cell/>
          <table:table-cell office:value-type="float" office:value="0.0162762" calcext:value-type="float">
            <text:p>0.0162762</text:p>
          </table:table-cell>
          <table:table-cell/>
          <table:table-cell office:value-type="string" calcext:value-type="string">
            <text:p>2019CS10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55</text:p>
          </table:table-cell>
          <table:table-cell/>
          <table:table-cell office:value-type="float" office:value="0.311549" calcext:value-type="float">
            <text:p>0.311549</text:p>
          </table:table-cell>
          <table:table-cell/>
          <table:table-cell office:value-type="float" office:value="0.232261" calcext:value-type="float">
            <text:p>0.232261</text:p>
          </table:table-cell>
          <table:table-cell/>
          <table:table-cell office:value-type="string" calcext:value-type="string">
            <text:p>2019CS1035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31</text:p>
          </table:table-cell>
          <table:table-cell/>
          <table:table-cell office:value-type="float" office:value="0.493003" calcext:value-type="float">
            <text:p>0.493003</text:p>
          </table:table-cell>
          <table:table-cell/>
          <table:table-cell office:value-type="float" office:value="0.272605" calcext:value-type="float">
            <text:p>0.272605</text:p>
          </table:table-cell>
          <table:table-cell/>
          <table:table-cell office:value-type="string" calcext:value-type="string">
            <text:p>2019CS10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56</text:p>
          </table:table-cell>
          <table:table-cell/>
          <table:table-cell office:value-type="float" office:value="4.42083" calcext:value-type="float">
            <text:p>4.42083</text:p>
          </table:table-cell>
          <table:table-cell/>
          <table:table-cell office:value-type="float" office:value="4.14664" calcext:value-type="float">
            <text:p>4.14664</text:p>
          </table:table-cell>
          <table:table-cell/>
          <table:table-cell office:value-type="string" calcext:value-type="string">
            <text:p>2019CS103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57</text:p>
          </table:table-cell>
          <table:table-cell/>
          <table:table-cell office:value-type="float" office:value="0.300076" calcext:value-type="float">
            <text:p>0.300076</text:p>
          </table:table-cell>
          <table:table-cell/>
          <table:table-cell office:value-type="float" office:value="0.214179" calcext:value-type="float">
            <text:p>0.214179</text:p>
          </table:table-cell>
          <table:table-cell/>
          <table:table-cell office:value-type="string" calcext:value-type="string">
            <text:p>2019CS103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32</text:p>
          </table:table-cell>
          <table:table-cell/>
          <table:table-cell office:value-type="float" office:value="0.263033" calcext:value-type="float">
            <text:p>0.263033</text:p>
          </table:table-cell>
          <table:table-cell/>
          <table:table-cell office:value-type="float" office:value="0.189618" calcext:value-type="float">
            <text:p>0.189618</text:p>
          </table:table-cell>
          <table:table-cell/>
          <table:table-cell office:value-type="string" calcext:value-type="string">
            <text:p>2019CS104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0433</text:p>
          </table:table-cell>
          <table:table-cell/>
          <table:table-cell office:value-type="float" office:value="0.37674" calcext:value-type="float">
            <text:p>0.37674</text:p>
          </table:table-cell>
          <table:table-cell/>
          <table:table-cell office:value-type="float" office:value="0.352965" calcext:value-type="float">
            <text:p>0.352965</text:p>
          </table:table-cell>
          <table:table-cell/>
          <table:table-cell office:value-type="string" calcext:value-type="string">
            <text:p>2019CS504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58</text:p>
          </table:table-cell>
          <table:table-cell/>
          <table:table-cell office:value-type="float" office:value="0.140209" calcext:value-type="float">
            <text:p>0.140209</text:p>
          </table:table-cell>
          <table:table-cell/>
          <table:table-cell office:value-type="float" office:value="0.134918" calcext:value-type="float">
            <text:p>0.134918</text:p>
          </table:table-cell>
          <table:table-cell/>
          <table:table-cell office:value-type="string" calcext:value-type="string">
            <text:p>2019CS1035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59</text:p>
          </table:table-cell>
          <table:table-cell/>
          <table:table-cell office:value-type="float" office:value="0.327612" calcext:value-type="float">
            <text:p>0.327612</text:p>
          </table:table-cell>
          <table:table-cell/>
          <table:table-cell office:value-type="float" office:value="0.231326" calcext:value-type="float">
            <text:p>0.231326</text:p>
          </table:table-cell>
          <table:table-cell/>
          <table:table-cell office:value-type="string" calcext:value-type="string">
            <text:p>2019CS103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1</text:p>
          </table:table-cell>
          <table:table-cell/>
          <table:table-cell office:value-type="float" office:value="0.25386" calcext:value-type="float">
            <text:p>0.25386</text:p>
          </table:table-cell>
          <table:table-cell/>
          <table:table-cell office:value-type="float" office:value="0.229004" calcext:value-type="float">
            <text:p>0.229004</text:p>
          </table:table-cell>
          <table:table-cell/>
          <table:table-cell office:value-type="string" calcext:value-type="string">
            <text:p>2019CS103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2</text:p>
          </table:table-cell>
          <table:table-cell/>
          <table:table-cell office:value-type="float" office:value="0.517431" calcext:value-type="float">
            <text:p>0.517431</text:p>
          </table:table-cell>
          <table:table-cell/>
          <table:table-cell office:value-type="float" office:value="0.283499" calcext:value-type="float">
            <text:p>0.283499</text:p>
          </table:table-cell>
          <table:table-cell/>
          <table:table-cell office:value-type="string" calcext:value-type="string">
            <text:p>2019CS103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699</text:p>
          </table:table-cell>
          <table:table-cell/>
          <table:table-cell office:value-type="float" office:value="0.342637" calcext:value-type="float">
            <text:p>0.342637</text:p>
          </table:table-cell>
          <table:table-cell/>
          <table:table-cell office:value-type="float" office:value="0.19807" calcext:value-type="float">
            <text:p>0.19807</text:p>
          </table:table-cell>
          <table:table-cell/>
          <table:table-cell office:value-type="string" calcext:value-type="string">
            <text:p>2019CS106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5</text:p>
          </table:table-cell>
          <table:table-cell/>
          <table:table-cell office:value-type="float" office:value="2.5455" calcext:value-type="float">
            <text:p>2.5455</text:p>
          </table:table-cell>
          <table:table-cell/>
          <table:table-cell office:value-type="float" office:value="2.23454" calcext:value-type="float">
            <text:p>2.23454</text:p>
          </table:table-cell>
          <table:table-cell/>
          <table:table-cell office:value-type="string" calcext:value-type="string">
            <text:p>2019CS10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6</text:p>
          </table:table-cell>
          <table:table-cell/>
          <table:table-cell office:value-type="float" office:value="0.343374" calcext:value-type="float">
            <text:p>0.343374</text:p>
          </table:table-cell>
          <table:table-cell/>
          <table:table-cell office:value-type="float" office:value="0.211065" calcext:value-type="float">
            <text:p>0.211065</text:p>
          </table:table-cell>
          <table:table-cell/>
          <table:table-cell office:value-type="string" calcext:value-type="string">
            <text:p>2019CS103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8</text:p>
          </table:table-cell>
          <table:table-cell/>
          <table:table-cell office:value-type="float" office:value="0.198145" calcext:value-type="float">
            <text:p>0.198145</text:p>
          </table:table-cell>
          <table:table-cell/>
          <table:table-cell office:value-type="float" office:value="0.202152" calcext:value-type="float">
            <text:p>0.202152</text:p>
          </table:table-cell>
          <table:table-cell/>
          <table:table-cell office:value-type="string" calcext:value-type="string">
            <text:p>2019CS103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90</text:p>
          </table:table-cell>
          <table:table-cell/>
          <table:table-cell office:value-type="float" office:value="1.1355" calcext:value-type="float">
            <text:p>1.1355</text:p>
          </table:table-cell>
          <table:table-cell/>
          <table:table-cell office:value-type="float" office:value="1.40999" calcext:value-type="float">
            <text:p>1.40999</text:p>
          </table:table-cell>
          <table:table-cell/>
          <table:table-cell office:value-type="string" calcext:value-type="string">
            <text:p>2019CS104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52</text:p>
          </table:table-cell>
          <table:table-cell/>
          <table:table-cell office:value-type="float" office:value="0.56614" calcext:value-type="float">
            <text:p>0.56614</text:p>
          </table:table-cell>
          <table:table-cell/>
          <table:table-cell office:value-type="float" office:value="0.310462" calcext:value-type="float">
            <text:p>0.310462</text:p>
          </table:table-cell>
          <table:table-cell/>
          <table:table-cell office:value-type="string" calcext:value-type="string">
            <text:p>2019CS103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9</text:p>
          </table:table-cell>
          <table:table-cell/>
          <table:table-cell office:value-type="float" office:value="0.356005" calcext:value-type="float">
            <text:p>0.356005</text:p>
          </table:table-cell>
          <table:table-cell/>
          <table:table-cell office:value-type="float" office:value="0.328323" calcext:value-type="float">
            <text:p>0.328323</text:p>
          </table:table-cell>
          <table:table-cell/>
          <table:table-cell office:value-type="string" calcext:value-type="string">
            <text:p>2019CS10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0</text:p>
          </table:table-cell>
          <table:table-cell/>
          <table:table-cell office:value-type="float" office:value="7.85804" calcext:value-type="float">
            <text:p>7.85804</text:p>
          </table:table-cell>
          <table:table-cell/>
          <table:table-cell office:value-type="float" office:value="6.73294" calcext:value-type="float">
            <text:p>6.73294</text:p>
          </table:table-cell>
          <table:table-cell/>
          <table:table-cell office:value-type="string" calcext:value-type="string">
            <text:p>2019CS504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70</text:p>
          </table:table-cell>
          <table:table-cell/>
          <table:table-cell office:value-type="float" office:value="7.9079" calcext:value-type="float">
            <text:p>7.9079</text:p>
          </table:table-cell>
          <table:table-cell/>
          <table:table-cell office:value-type="float" office:value="6.65769" calcext:value-type="float">
            <text:p>6.65769</text:p>
          </table:table-cell>
          <table:table-cell/>
          <table:table-cell office:value-type="string" calcext:value-type="string">
            <text:p>2019CS103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71</text:p>
          </table:table-cell>
          <table:table-cell/>
          <table:table-cell office:value-type="float" office:value="0.214914" calcext:value-type="float">
            <text:p>0.214914</text:p>
          </table:table-cell>
          <table:table-cell/>
          <table:table-cell office:value-type="float" office:value="0.218374" calcext:value-type="float">
            <text:p>0.218374</text:p>
          </table:table-cell>
          <table:table-cell/>
          <table:table-cell office:value-type="string" calcext:value-type="string">
            <text:p>2019CS1037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72</text:p>
          </table:table-cell>
          <table:table-cell/>
          <table:table-cell office:value-type="float" office:value="0.277436" calcext:value-type="float">
            <text:p>0.277436</text:p>
          </table:table-cell>
          <table:table-cell/>
          <table:table-cell office:value-type="float" office:value="0.25119" calcext:value-type="float">
            <text:p>0.25119</text:p>
          </table:table-cell>
          <table:table-cell/>
          <table:table-cell office:value-type="string" calcext:value-type="string">
            <text:p>2019CS103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73</text:p>
          </table:table-cell>
          <table:table-cell/>
          <table:table-cell office:value-type="float" office:value="0.441358" calcext:value-type="float">
            <text:p>0.441358</text:p>
          </table:table-cell>
          <table:table-cell/>
          <table:table-cell office:value-type="float" office:value="0.323099" calcext:value-type="float">
            <text:p>0.323099</text:p>
          </table:table-cell>
          <table:table-cell/>
          <table:table-cell office:value-type="string" calcext:value-type="string">
            <text:p>2019CS103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496</text:p>
          </table:table-cell>
          <table:table-cell/>
          <table:table-cell office:value-type="float" office:value="0.578503" calcext:value-type="float">
            <text:p>0.578503</text:p>
          </table:table-cell>
          <table:table-cell/>
          <table:table-cell office:value-type="float" office:value="0.388285" calcext:value-type="float">
            <text:p>0.388285</text:p>
          </table:table-cell>
          <table:table-cell/>
          <table:table-cell office:value-type="string" calcext:value-type="string">
            <text:p>2019CS104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25</text:p>
          </table:table-cell>
          <table:table-cell/>
          <table:table-cell office:value-type="float" office:value="0.311486" calcext:value-type="float">
            <text:p>0.311486</text:p>
          </table:table-cell>
          <table:table-cell/>
          <table:table-cell office:value-type="float" office:value="0.199947" calcext:value-type="float">
            <text:p>0.199947</text:p>
          </table:table-cell>
          <table:table-cell/>
          <table:table-cell office:value-type="string" calcext:value-type="string">
            <text:p>2019CS50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74</text:p>
          </table:table-cell>
          <table:table-cell/>
          <table:table-cell office:value-type="float" office:value="0.371984" calcext:value-type="float">
            <text:p>0.371984</text:p>
          </table:table-cell>
          <table:table-cell/>
          <table:table-cell office:value-type="float" office:value="0.287227" calcext:value-type="float">
            <text:p>0.287227</text:p>
          </table:table-cell>
          <table:table-cell/>
          <table:table-cell office:value-type="string" calcext:value-type="string">
            <text:p>2019CS10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41</text:p>
          </table:table-cell>
          <table:table-cell/>
          <table:table-cell office:value-type="float" office:value="0.27336" calcext:value-type="float">
            <text:p>0.27336</text:p>
          </table:table-cell>
          <table:table-cell/>
          <table:table-cell office:value-type="float" office:value="0.207593" calcext:value-type="float">
            <text:p>0.207593</text:p>
          </table:table-cell>
          <table:table-cell/>
          <table:table-cell office:value-type="string" calcext:value-type="string">
            <text:p>2019CS103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s1190375</text:p>
          </table:table-cell>
          <table:table-cell/>
          <table:table-cell office:value-type="float" office:value="1.29129" calcext:value-type="float">
            <text:p>1.29129</text:p>
          </table:table-cell>
          <table:table-cell/>
          <table:table-cell office:value-type="float" office:value="0.619112" calcext:value-type="float">
            <text:p>0.619112</text:p>
          </table:table-cell>
          <table:table-cell/>
          <table:table-cell office:value-type="string" calcext:value-type="string">
            <text:p>cs11903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77</text:p>
          </table:table-cell>
          <table:table-cell/>
          <table:table-cell office:value-type="float" office:value="0.606486" calcext:value-type="float">
            <text:p>0.606486</text:p>
          </table:table-cell>
          <table:table-cell/>
          <table:table-cell office:value-type="float" office:value="0.28775" calcext:value-type="float">
            <text:p>0.28775</text:p>
          </table:table-cell>
          <table:table-cell/>
          <table:table-cell office:value-type="string" calcext:value-type="string">
            <text:p>2019CS103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79</text:p>
          </table:table-cell>
          <table:table-cell/>
          <table:table-cell office:value-type="float" office:value="0.317073" calcext:value-type="float">
            <text:p>0.317073</text:p>
          </table:table-cell>
          <table:table-cell/>
          <table:table-cell office:value-type="float" office:value="0.220147" calcext:value-type="float">
            <text:p>0.220147</text:p>
          </table:table-cell>
          <table:table-cell/>
          <table:table-cell office:value-type="string" calcext:value-type="string">
            <text:p>2019CS103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67</text:p>
          </table:table-cell>
          <table:table-cell/>
          <table:table-cell office:value-type="float" office:value="0.594622" calcext:value-type="float">
            <text:p>0.594622</text:p>
          </table:table-cell>
          <table:table-cell/>
          <table:table-cell office:value-type="float" office:value="0.296194" calcext:value-type="float">
            <text:p>0.296194</text:p>
          </table:table-cell>
          <table:table-cell/>
          <table:table-cell office:value-type="string" calcext:value-type="string">
            <text:p>2019CS103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586</text:p>
          </table:table-cell>
          <table:table-cell/>
          <table:table-cell office:value-type="float" office:value="0.290474" calcext:value-type="float">
            <text:p>0.290474</text:p>
          </table:table-cell>
          <table:table-cell/>
          <table:table-cell office:value-type="float" office:value="0.219191" calcext:value-type="float">
            <text:p>0.219191</text:p>
          </table:table-cell>
          <table:table-cell/>
          <table:table-cell office:value-type="string" calcext:value-type="string">
            <text:p>2019CS505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272</text:p>
          </table:table-cell>
          <table:table-cell/>
          <table:table-cell office:value-type="float" office:value="0.427183" calcext:value-type="float">
            <text:p>0.427183</text:p>
          </table:table-cell>
          <table:table-cell/>
          <table:table-cell office:value-type="float" office:value="0.196301" calcext:value-type="float">
            <text:p>0.196301</text:p>
          </table:table-cell>
          <table:table-cell/>
          <table:table-cell office:value-type="string" calcext:value-type="string">
            <text:p>2019CS102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0</text:p>
          </table:table-cell>
          <table:table-cell/>
          <table:table-cell office:value-type="float" office:value="0.301111" calcext:value-type="float">
            <text:p>0.301111</text:p>
          </table:table-cell>
          <table:table-cell/>
          <table:table-cell office:value-type="float" office:value="0.248009" calcext:value-type="float">
            <text:p>0.248009</text:p>
          </table:table-cell>
          <table:table-cell/>
          <table:table-cell office:value-type="string" calcext:value-type="string">
            <text:p>2019CS103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19CS504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82</text:p>
          </table:table-cell>
          <table:table-cell/>
          <table:table-cell office:value-type="float" office:value="0.299527" calcext:value-type="float">
            <text:p>0.299527</text:p>
          </table:table-cell>
          <table:table-cell/>
          <table:table-cell office:value-type="float" office:value="0.192939" calcext:value-type="float">
            <text:p>0.192939</text:p>
          </table:table-cell>
          <table:table-cell/>
          <table:table-cell office:value-type="string" calcext:value-type="string">
            <text:p>2019CS10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2</text:p>
          </table:table-cell>
          <table:table-cell/>
          <table:table-cell office:value-type="float" office:value="0.371092" calcext:value-type="float">
            <text:p>0.371092</text:p>
          </table:table-cell>
          <table:table-cell/>
          <table:table-cell office:value-type="float" office:value="0.197181" calcext:value-type="float">
            <text:p>0.197181</text:p>
          </table:table-cell>
          <table:table-cell/>
          <table:table-cell office:value-type="string" calcext:value-type="string">
            <text:p>2019CS504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3</text:p>
          </table:table-cell>
          <table:table-cell/>
          <table:table-cell office:value-type="float" office:value="0.522405" calcext:value-type="float">
            <text:p>0.522405</text:p>
          </table:table-cell>
          <table:table-cell/>
          <table:table-cell office:value-type="float" office:value="0.293928" calcext:value-type="float">
            <text:p>0.293928</text:p>
          </table:table-cell>
          <table:table-cell/>
          <table:table-cell office:value-type="string" calcext:value-type="string">
            <text:p>2019CS1038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3</text:p>
          </table:table-cell>
          <table:table-cell/>
          <table:table-cell office:value-type="float" office:value="0.278078" calcext:value-type="float">
            <text:p>0.278078</text:p>
          </table:table-cell>
          <table:table-cell/>
          <table:table-cell office:value-type="float" office:value="0.196976" calcext:value-type="float">
            <text:p>0.196976</text:p>
          </table:table-cell>
          <table:table-cell/>
          <table:table-cell office:value-type="string" calcext:value-type="string">
            <text:p>2019CS504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506</text:p>
          </table:table-cell>
          <table:table-cell/>
          <table:table-cell office:value-type="float" office:value="0.390895" calcext:value-type="float">
            <text:p>0.390895</text:p>
          </table:table-cell>
          <table:table-cell/>
          <table:table-cell office:value-type="float" office:value="0.289706" calcext:value-type="float">
            <text:p>0.289706</text:p>
          </table:table-cell>
          <table:table-cell/>
          <table:table-cell office:value-type="string" calcext:value-type="string">
            <text:p>2019CS505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4</text:p>
          </table:table-cell>
          <table:table-cell/>
          <table:table-cell office:value-type="float" office:value="0.254983" calcext:value-type="float">
            <text:p>0.254983</text:p>
          </table:table-cell>
          <table:table-cell/>
          <table:table-cell office:value-type="float" office:value="0.216175" calcext:value-type="float">
            <text:p>0.216175</text:p>
          </table:table-cell>
          <table:table-cell/>
          <table:table-cell office:value-type="string" calcext:value-type="string">
            <text:p>2019CS103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44</text:p>
          </table:table-cell>
          <table:table-cell/>
          <table:table-cell office:value-type="float" office:value="0.244306" calcext:value-type="float">
            <text:p>0.244306</text:p>
          </table:table-cell>
          <table:table-cell/>
          <table:table-cell office:value-type="float" office:value="0.230585" calcext:value-type="float">
            <text:p>0.230585</text:p>
          </table:table-cell>
          <table:table-cell/>
          <table:table-cell office:value-type="string" calcext:value-type="string">
            <text:p>2019CS104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1016</text:p>
          </table:table-cell>
          <table:table-cell/>
          <table:table-cell office:value-type="float" office:value="0.240041" calcext:value-type="float">
            <text:p>0.240041</text:p>
          </table:table-cell>
          <table:table-cell/>
          <table:table-cell office:value-type="float" office:value="0.235782" calcext:value-type="float">
            <text:p>0.235782</text:p>
          </table:table-cell>
          <table:table-cell/>
          <table:table-cell office:value-type="string" calcext:value-type="string">
            <text:p>2019CS11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7</text:p>
          </table:table-cell>
          <table:table-cell/>
          <table:table-cell office:value-type="float" office:value="0.423552" calcext:value-type="float">
            <text:p>0.423552</text:p>
          </table:table-cell>
          <table:table-cell/>
          <table:table-cell office:value-type="float" office:value="0.368941" calcext:value-type="float">
            <text:p>0.368941</text:p>
          </table:table-cell>
          <table:table-cell/>
          <table:table-cell office:value-type="string" calcext:value-type="string">
            <text:p>2019CS10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8</text:p>
          </table:table-cell>
          <table:table-cell/>
          <table:table-cell office:value-type="float" office:value="0.297941" calcext:value-type="float">
            <text:p>0.297941</text:p>
          </table:table-cell>
          <table:table-cell/>
          <table:table-cell office:value-type="float" office:value="0.210557" calcext:value-type="float">
            <text:p>0.210557</text:p>
          </table:table-cell>
          <table:table-cell/>
          <table:table-cell office:value-type="string" calcext:value-type="string">
            <text:p>2019CS103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5</text:p>
          </table:table-cell>
          <table:table-cell/>
          <table:table-cell office:value-type="float" office:value="0.204491" calcext:value-type="float">
            <text:p>0.204491</text:p>
          </table:table-cell>
          <table:table-cell/>
          <table:table-cell office:value-type="float" office:value="0.162134" calcext:value-type="float">
            <text:p>0.162134</text:p>
          </table:table-cell>
          <table:table-cell/>
          <table:table-cell office:value-type="string" calcext:value-type="string">
            <text:p>2019CS5044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0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2019CS1039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2</text:p>
          </table:table-cell>
          <table:table-cell/>
          <table:table-cell office:value-type="float" office:value="0.270257" calcext:value-type="float">
            <text:p>0.270257</text:p>
          </table:table-cell>
          <table:table-cell/>
          <table:table-cell office:value-type="float" office:value="0.193329" calcext:value-type="float">
            <text:p>0.193329</text:p>
          </table:table-cell>
          <table:table-cell/>
          <table:table-cell office:value-type="string" calcext:value-type="string">
            <text:p>2019CS103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86</text:p>
          </table:table-cell>
          <table:table-cell/>
          <table:table-cell office:value-type="float" office:value="0.323516" calcext:value-type="float">
            <text:p>0.323516</text:p>
          </table:table-cell>
          <table:table-cell/>
          <table:table-cell office:value-type="float" office:value="0.65514" calcext:value-type="float">
            <text:p>0.65514</text:p>
          </table:table-cell>
          <table:table-cell/>
          <table:table-cell office:value-type="string" calcext:value-type="string">
            <text:p>2019CS1038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3</text:p>
          </table:table-cell>
          <table:table-cell/>
          <table:table-cell office:value-type="float" office:value="0.41992" calcext:value-type="float">
            <text:p>0.41992</text:p>
          </table:table-cell>
          <table:table-cell/>
          <table:table-cell office:value-type="float" office:value="0.439674" calcext:value-type="float">
            <text:p>0.439674</text:p>
          </table:table-cell>
          <table:table-cell/>
          <table:table-cell office:value-type="string" calcext:value-type="string">
            <text:p>2019CS103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4</text:p>
          </table:table-cell>
          <table:table-cell/>
          <table:table-cell office:value-type="float" office:value="0.325972" calcext:value-type="float">
            <text:p>0.325972</text:p>
          </table:table-cell>
          <table:table-cell/>
          <table:table-cell office:value-type="float" office:value="0.192507" calcext:value-type="float">
            <text:p>0.192507</text:p>
          </table:table-cell>
          <table:table-cell/>
          <table:table-cell office:value-type="string" calcext:value-type="string">
            <text:p>2019CS10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722</text:p>
          </table:table-cell>
          <table:table-cell/>
          <table:table-cell office:value-type="float" office:value="0.502632" calcext:value-type="float">
            <text:p>0.502632</text:p>
          </table:table-cell>
          <table:table-cell/>
          <table:table-cell office:value-type="float" office:value="0.368431" calcext:value-type="float">
            <text:p>0.368431</text:p>
          </table:table-cell>
          <table:table-cell/>
          <table:table-cell office:value-type="string" calcext:value-type="string">
            <text:p>2019CS107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96</text:p>
          </table:table-cell>
          <table:table-cell/>
          <table:table-cell office:value-type="float" office:value="2.73341" calcext:value-type="float">
            <text:p>2.73341</text:p>
          </table:table-cell>
          <table:table-cell/>
          <table:table-cell office:value-type="float" office:value="2.67738" calcext:value-type="float">
            <text:p>2.67738</text:p>
          </table:table-cell>
          <table:table-cell/>
          <table:table-cell office:value-type="string" calcext:value-type="string">
            <text:p>2019CS103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6</text:p>
          </table:table-cell>
          <table:table-cell/>
          <table:table-cell office:value-type="float" office:value="0.127004" calcext:value-type="float">
            <text:p>0.127004</text:p>
          </table:table-cell>
          <table:table-cell/>
          <table:table-cell office:value-type="float" office:value="0.11865" calcext:value-type="float">
            <text:p>0.11865</text:p>
          </table:table-cell>
          <table:table-cell/>
          <table:table-cell office:value-type="string" calcext:value-type="string">
            <text:p>2019CS504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7CS50418</text:p>
          </table:table-cell>
          <table:table-cell/>
          <table:table-cell office:value-type="float" office:value="0.467745" calcext:value-type="float">
            <text:p>0.467745</text:p>
          </table:table-cell>
          <table:table-cell/>
          <table:table-cell office:value-type="float" office:value="0.291158" calcext:value-type="float">
            <text:p>0.291158</text:p>
          </table:table-cell>
          <table:table-cell/>
          <table:table-cell office:value-type="string" calcext:value-type="string">
            <text:p>2017CS504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7</text:p>
          </table:table-cell>
          <table:table-cell/>
          <table:table-cell office:value-type="float" office:value="0.223907" calcext:value-type="float">
            <text:p>0.223907</text:p>
          </table:table-cell>
          <table:table-cell/>
          <table:table-cell office:value-type="float" office:value="0.207562" calcext:value-type="float">
            <text:p>0.207562</text:p>
          </table:table-cell>
          <table:table-cell/>
          <table:table-cell office:value-type="string" calcext:value-type="string">
            <text:p>2019CS504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7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-nan</text:p>
          </table:table-cell>
          <table:table-cell/>
          <table:table-cell office:value-type="string" calcext:value-type="string">
            <text:p>2019CS103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6CS10313</text:p>
          </table:table-cell>
          <table:table-cell/>
          <table:table-cell office:value-type="float" office:value="0.282778" calcext:value-type="float">
            <text:p>0.282778</text:p>
          </table:table-cell>
          <table:table-cell/>
          <table:table-cell office:value-type="float" office:value="0.208554" calcext:value-type="float">
            <text:p>0.208554</text:p>
          </table:table-cell>
          <table:table-cell/>
          <table:table-cell office:value-type="string" calcext:value-type="string">
            <text:p>2016CS1031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398</text:p>
          </table:table-cell>
          <table:table-cell/>
          <table:table-cell office:value-type="float" office:value="0.397214" calcext:value-type="float">
            <text:p>0.397214</text:p>
          </table:table-cell>
          <table:table-cell/>
          <table:table-cell office:value-type="float" office:value="0.227257" calcext:value-type="float">
            <text:p>0.227257</text:p>
          </table:table-cell>
          <table:table-cell/>
          <table:table-cell office:value-type="string" calcext:value-type="string">
            <text:p>2019CS103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48</text:p>
          </table:table-cell>
          <table:table-cell/>
          <table:table-cell office:value-type="float" office:value="0.269916" calcext:value-type="float">
            <text:p>0.269916</text:p>
          </table:table-cell>
          <table:table-cell/>
          <table:table-cell office:value-type="float" office:value="0.199258" calcext:value-type="float">
            <text:p>0.199258</text:p>
          </table:table-cell>
          <table:table-cell/>
          <table:table-cell office:value-type="string" calcext:value-type="string">
            <text:p>2019CS504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129</text:p>
          </table:table-cell>
          <table:table-cell/>
          <table:table-cell office:value-type="float" office:value="0.388919" calcext:value-type="float">
            <text:p>0.388919</text:p>
          </table:table-cell>
          <table:table-cell/>
          <table:table-cell office:value-type="float" office:value="0.317478" calcext:value-type="float">
            <text:p>0.317478</text:p>
          </table:table-cell>
          <table:table-cell/>
          <table:table-cell office:value-type="string" calcext:value-type="string">
            <text:p>2019CS50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399</text:p>
          </table:table-cell>
          <table:table-cell/>
          <table:table-cell office:value-type="float" office:value="4.36035" calcext:value-type="float">
            <text:p>4.36035</text:p>
          </table:table-cell>
          <table:table-cell/>
          <table:table-cell office:value-type="float" office:value="3.53369" calcext:value-type="float">
            <text:p>3.53369</text:p>
          </table:table-cell>
          <table:table-cell/>
          <table:table-cell office:value-type="string" calcext:value-type="string">
            <text:p>2019CS103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0</text:p>
          </table:table-cell>
          <table:table-cell/>
          <table:table-cell office:value-type="float" office:value="0.203434" calcext:value-type="float">
            <text:p>0.203434</text:p>
          </table:table-cell>
          <table:table-cell/>
          <table:table-cell office:value-type="float" office:value="0.289843" calcext:value-type="float">
            <text:p>0.289843</text:p>
          </table:table-cell>
          <table:table-cell/>
          <table:table-cell office:value-type="string" calcext:value-type="string">
            <text:p>2019CS10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3</text:p>
          </table:table-cell>
          <table:table-cell/>
          <table:table-cell office:value-type="float" office:value="0.538574" calcext:value-type="float">
            <text:p>0.538574</text:p>
          </table:table-cell>
          <table:table-cell/>
          <table:table-cell office:value-type="float" office:value="0.278521" calcext:value-type="float">
            <text:p>0.278521</text:p>
          </table:table-cell>
          <table:table-cell/>
          <table:table-cell office:value-type="string" calcext:value-type="string">
            <text:p>2019CS10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436</text:p>
          </table:table-cell>
          <table:table-cell/>
          <table:table-cell office:value-type="float" office:value="0.260834" calcext:value-type="float">
            <text:p>0.260834</text:p>
          </table:table-cell>
          <table:table-cell/>
          <table:table-cell office:value-type="float" office:value="0.197685" calcext:value-type="float">
            <text:p>0.197685</text:p>
          </table:table-cell>
          <table:table-cell/>
          <table:table-cell office:value-type="string" calcext:value-type="string">
            <text:p>2019CS50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50661</text:p>
          </table:table-cell>
          <table:table-cell/>
          <table:table-cell office:value-type="float" office:value="0.367394" calcext:value-type="float">
            <text:p>0.367394</text:p>
          </table:table-cell>
          <table:table-cell/>
          <table:table-cell office:value-type="float" office:value="0.21392" calcext:value-type="float">
            <text:p>0.21392</text:p>
          </table:table-cell>
          <table:table-cell/>
          <table:table-cell office:value-type="string" calcext:value-type="string">
            <text:p>2019CS506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4</text:p>
          </table:table-cell>
          <table:table-cell/>
          <table:table-cell office:value-type="float" office:value="0.266365" calcext:value-type="float">
            <text:p>0.266365</text:p>
          </table:table-cell>
          <table:table-cell/>
          <table:table-cell office:value-type="float" office:value="0.210974" calcext:value-type="float">
            <text:p>0.210974</text:p>
          </table:table-cell>
          <table:table-cell/>
          <table:table-cell office:value-type="string" calcext:value-type="string">
            <text:p>2019CS104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5</text:p>
          </table:table-cell>
          <table:table-cell/>
          <table:table-cell office:value-type="float" office:value="0.320621" calcext:value-type="float">
            <text:p>0.320621</text:p>
          </table:table-cell>
          <table:table-cell/>
          <table:table-cell office:value-type="float" office:value="0.30736" calcext:value-type="float">
            <text:p>0.30736</text:p>
          </table:table-cell>
          <table:table-cell/>
          <table:table-cell office:value-type="string" calcext:value-type="string">
            <text:p>2019CS10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6</text:p>
          </table:table-cell>
          <table:table-cell/>
          <table:table-cell office:value-type="float" office:value="0.252659" calcext:value-type="float">
            <text:p>0.252659</text:p>
          </table:table-cell>
          <table:table-cell/>
          <table:table-cell office:value-type="float" office:value="0.199899" calcext:value-type="float">
            <text:p>0.199899</text:p>
          </table:table-cell>
          <table:table-cell/>
          <table:table-cell office:value-type="string" calcext:value-type="string">
            <text:p>2019CS104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10407</text:p>
          </table:table-cell>
          <table:table-cell/>
          <table:table-cell office:value-type="float" office:value="0.225863" calcext:value-type="float">
            <text:p>0.225863</text:p>
          </table:table-cell>
          <table:table-cell/>
          <table:table-cell office:value-type="float" office:value="0.217554" calcext:value-type="float">
            <text:p>0.217554</text:p>
          </table:table-cell>
          <table:table-cell/>
          <table:table-cell office:value-type="string" calcext:value-type="string">
            <text:p>2019CS104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08</text:p>
          </table:table-cell>
          <table:table-cell/>
          <table:table-cell office:value-type="float" office:value="0.309196" calcext:value-type="float">
            <text:p>0.309196</text:p>
          </table:table-cell>
          <table:table-cell/>
          <table:table-cell office:value-type="float" office:value="0.195549" calcext:value-type="float">
            <text:p>0.195549</text:p>
          </table:table-cell>
          <table:table-cell/>
          <table:table-cell office:value-type="string" calcext:value-type="string">
            <text:p>2019CS104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CS51077</text:p>
          </table:table-cell>
          <table:table-cell/>
          <table:table-cell office:value-type="float" office:value="7.65988" calcext:value-type="float">
            <text:p>7.65988</text:p>
          </table:table-cell>
          <table:table-cell/>
          <table:table-cell office:value-type="float" office:value="6.67175" calcext:value-type="float">
            <text:p>6.67175</text:p>
          </table:table-cell>
          <table:table-cell/>
          <table:table-cell office:value-type="string" calcext:value-type="string">
            <text:p>2019CS510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10</text:p>
          </table:table-cell>
          <table:table-cell/>
          <table:table-cell office:value-type="float" office:value="0.519831" calcext:value-type="float">
            <text:p>0.519831</text:p>
          </table:table-cell>
          <table:table-cell/>
          <table:table-cell office:value-type="float" office:value="0.288695" calcext:value-type="float">
            <text:p>0.288695</text:p>
          </table:table-cell>
          <table:table-cell/>
          <table:table-cell office:value-type="string" calcext:value-type="string">
            <text:p>2019CS1041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12</text:p>
          </table:table-cell>
          <table:table-cell/>
          <table:table-cell office:value-type="float" office:value="0.374849" calcext:value-type="float">
            <text:p>0.374849</text:p>
          </table:table-cell>
          <table:table-cell/>
          <table:table-cell office:value-type="float" office:value="0.203035" calcext:value-type="float">
            <text:p>0.203035</text:p>
          </table:table-cell>
          <table:table-cell/>
          <table:table-cell office:value-type="string" calcext:value-type="string">
            <text:p>2019CS104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CS10413</text:p>
          </table:table-cell>
          <table:table-cell/>
          <table:table-cell office:value-type="float" office:value="0.330245" calcext:value-type="float">
            <text:p>0.330245</text:p>
          </table:table-cell>
          <table:table-cell/>
          <table:table-cell office:value-type="float" office:value="0.31901" calcext:value-type="float">
            <text:p>0.31901</text:p>
          </table:table-cell>
          <table:table-cell/>
          <table:table-cell office:value-type="string" calcext:value-type="string">
            <text:p>2019CS104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9.99mm" svg:height="89.99mm" svg:x="229.88mm" svg:y="550.3mm">
            <draw:object draw:notify-on-update-of-ranges="Sheet2.L4:Sheet2.L1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686.93mm" svg:y="8.43mm">
            <draw:object draw:notify-on-update-of-ranges="Sheet2.L4:Sheet2.L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1207.68mm" svg:y="405.02mm">
            <draw:object draw:notify-on-update-of-ranges="Sheet2.AS4:Sheet2.AS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428.8mm" svg:y="19.32mm">
            <draw:object draw:notify-on-update-of-ranges="Sheet2.BD4:Sheet2.BD1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" table:default-cell-style-name="Default"/>
        <table:table-row table:style-name="ro1">
          <table:table-cell table:number-columns-repeated="8"/>
          <table:table-cell table:formula="of:=AVERAGE([.J4:.J119])" office:value-type="float" office:value="0.854897324715517" calcext:value-type="float">
            <text:p>0.854897324715517</text:p>
          </table:table-cell>
          <table:table-cell table:number-columns-repeated="8"/>
          <table:table-cell table:formula="of:=MEDIAN([.U4:.U119])" office:value-type="float" office:value="1.89730552088915" calcext:value-type="float">
            <text:p>1.89730552088915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Normal one</text:span> </text:p>
          </table:table-cell>
          <table:table-cell table:number-columns-repeated="20"/>
          <table:table-cell table:style-name="ce1" office:value-type="string" calcext:value-type="string">
            <text:p>speedup 2core</text:p>
          </table:table-cell>
          <table:table-cell table:number-columns-repeated="16"/>
          <table:table-cell office:value-type="string" calcext:value-type="string">
            <text:p><text:span text:style-name="T5">4core</text:span><text:span text:style-name="T6">:0.5150862</text:span>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Original code</text:p>
          </table:table-cell>
          <table:table-cell/>
          <table:table-cell table:style-name="ce1" office:value-type="string" calcext:value-type="string">
            <text:p>Student Entry number</text:p>
          </table:table-cell>
          <table:table-cell/>
          <table:table-cell table:style-name="ce1" office:value-type="string" calcext:value-type="string">
            <text:p>runtime on 2 core</text:p>
          </table:table-cell>
          <table:table-cell/>
          <table:table-cell table:style-name="ce1" office:value-type="string" calcext:value-type="string">
            <text:p>runtime on 4 core</text:p>
          </table:table-cell>
          <table:table-cell table:number-columns-repeated="2"/>
          <table:table-cell table:style-name="ce1" office:value-type="string" calcext:value-type="string">
            <text:p>2 core speedup</text:p>
          </table:table-cell>
          <table:table-cell table:number-columns-repeated="3"/>
          <table:table-cell office:value-type="float" office:value="0.61105" calcext:value-type="float">
            <text:p>0.61105</text:p>
          </table:table-cell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MARKS</text:p>
          </table:table-cell>
          <table:table-cell table:number-columns-repeated="17"/>
          <table:table-cell table:style-name="ce1" office:value-type="string" calcext:value-type="string">
            <text:p>runtime on 4 core</text:p>
          </table:table-cell>
          <table:table-cell/>
          <table:table-cell table:style-name="ce1" office:value-type="string" calcext:value-type="string">
            <text:p>Speedup 4core</text:p>
          </table:table-cell>
          <table:table-cell table:number-columns-repeated="2"/>
          <table:table-cell table:style-name="ce1" office:value-type="string" calcext:value-type="string">
            <text:p>Marks</text:p>
          </table:table-cell>
          <table:table-cell table:style-name="ce1" office:value-type="string" calcext:value-type="string">
            <text:p>Speedup 4co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2core:</text:span>  0.61105</text:p>
          </table:table-cell>
          <table:table-cell/>
          <table:table-cell office:value-type="string" calcext:value-type="string">
            <text:p>2019CS10452</text:p>
          </table:table-cell>
          <table:table-cell/>
          <table:table-cell office:value-type="float" office:value="0.197381" calcext:value-type="float">
            <text:p>0.197381</text:p>
          </table:table-cell>
          <table:table-cell/>
          <table:table-cell office:value-type="float" office:value="0.199443" calcext:value-type="float">
            <text:p>0.199443</text:p>
          </table:table-cell>
          <table:table-cell table:number-columns-repeated="2"/>
          <table:table-cell office:value-type="float" office:value="0.197381" calcext:value-type="float">
            <text:p>0.197381</text:p>
          </table:table-cell>
          <table:table-cell/>
          <table:table-cell table:formula="of:=0.61105/[.J4]" office:value-type="float" office:value="3.09578936169135" calcext:value-type="float">
            <text:p>3.0957893616913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09578936169135" calcext:value-type="float">
            <text:p>3.09578936169135</text:p>
          </table:table-cell>
          <table:table-cell/>
          <table:table-cell office:value-type="float" office:value="3.09578936169135" calcext:value-type="float">
            <text:p>3.09578936169135</text:p>
          </table:table-cell>
          <table:table-cell table:number-columns-repeated="2"/>
          <table:table-cell office:value-type="string" calcext:value-type="string">
            <text:p><text:span text:style-name="T4">Column 1</text:span></text:p>
          </table:table-cell>
          <table:table-cell table:number-columns-repeated="11"/>
          <table:table-cell office:value-type="float" office:value="0.199443" calcext:value-type="float">
            <text:p>0.199443</text:p>
          </table:table-cell>
          <table:table-cell/>
          <table:table-cell table:formula="of:=(0.5150862/[.AL4])" office:value-type="float" office:value="2.58262360674478" calcext:value-type="float">
            <text:p>2.5826236067447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2.58262360674478" calcext:value-type="float">
            <text:p>2.58262360674478</text:p>
          </table:table-cell>
          <table:table-cell table:number-columns-repeated="10"/>
          <table:table-cell office:value-type="float" office:value="2.58262360674478" calcext:value-type="float">
            <text:p>2.58262360674478</text:p>
          </table:table-cell>
        </table:table-row>
        <table:table-row table:style-name="ro1">
          <table:table-cell office:value-type="string" calcext:value-type="string">
            <text:p><text:span text:style-name="T2">4core</text:span><text:span text:style-name="T3">:0.5150862</text:span></text:p>
          </table:table-cell>
          <table:table-cell/>
          <table:table-cell office:value-type="string" calcext:value-type="string">
            <text:p>2019CS50414</text:p>
          </table:table-cell>
          <table:table-cell/>
          <table:table-cell office:value-type="float" office:value="0.616762" calcext:value-type="float">
            <text:p>0.616762</text:p>
          </table:table-cell>
          <table:table-cell/>
          <table:table-cell office:value-type="float" office:value="0.322081" calcext:value-type="float">
            <text:p>0.322081</text:p>
          </table:table-cell>
          <table:table-cell table:number-columns-repeated="2"/>
          <table:table-cell office:value-type="float" office:value="0.616762" calcext:value-type="float">
            <text:p>0.616762</text:p>
          </table:table-cell>
          <table:table-cell/>
          <table:table-cell table:formula="of:=0.61105/[.J5]" office:value-type="float" office:value="0.990738729039727" calcext:value-type="float">
            <text:p>0.990738729039727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990738729039727" calcext:value-type="float">
            <text:p>0.990738729039727</text:p>
          </table:table-cell>
          <table:table-cell/>
          <table:table-cell office:value-type="float" office:value="0.990738729039727" calcext:value-type="float">
            <text:p>0.990738729039727</text:p>
          </table:table-cell>
          <table:table-cell/>
          <table:table-cell office:value-type="string" calcext:value-type="string">
            <text:p>Mean</text:p>
          </table:table-cell>
          <table:table-cell table:formula="of:=AVERAGE([.$W$4:.$W$117])" office:value-type="float" office:value="2.6416783468717" calcext:value-type="float">
            <text:p>2.6416783468717</text:p>
          </table:table-cell>
          <table:table-cell table:number-columns-repeated="11"/>
          <table:table-cell office:value-type="float" office:value="0.322081" calcext:value-type="float">
            <text:p>0.322081</text:p>
          </table:table-cell>
          <table:table-cell/>
          <table:table-cell table:formula="of:=(0.5150862/[.AL5])" office:value-type="float" office:value="1.59924428947998" calcext:value-type="float">
            <text:p>1.59924428947998</text:p>
          </table:table-cell>
          <table:table-cell table:number-columns-repeated="2"/>
          <table:table-cell office:value-type="float" office:value="8.49" calcext:value-type="float">
            <text:p>8.49</text:p>
          </table:table-cell>
          <table:table-cell table:number-columns-repeated="2" office:value-type="float" office:value="1.59924428947998" calcext:value-type="float">
            <text:p>1.59924428947998</text:p>
          </table:table-cell>
          <table:table-cell table:number-columns-repeated="2"/>
          <table:table-cell table:style-name="ce3"/>
          <table:table-cell table:number-columns-repeated="7"/>
          <table:table-cell office:value-type="float" office:value="1.59924428947998" calcext:value-type="float">
            <text:p>1.59924428947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2</text:p>
          </table:table-cell>
          <table:table-cell/>
          <table:table-cell office:value-type="float" office:value="0.155161" calcext:value-type="float">
            <text:p>0.155161</text:p>
          </table:table-cell>
          <table:table-cell/>
          <table:table-cell office:value-type="float" office:value="0.125782" calcext:value-type="float">
            <text:p>0.125782</text:p>
          </table:table-cell>
          <table:table-cell table:number-columns-repeated="2"/>
          <table:table-cell office:value-type="float" office:value="0.155161" calcext:value-type="float">
            <text:p>0.155161</text:p>
          </table:table-cell>
          <table:table-cell/>
          <table:table-cell table:formula="of:=0.61105/[.J6]" office:value-type="float" office:value="3.93816745187257" calcext:value-type="float">
            <text:p>3.9381674518725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93816745187257" calcext:value-type="float">
            <text:p>3.93816745187257</text:p>
          </table:table-cell>
          <table:table-cell/>
          <table:table-cell office:value-type="float" office:value="3.93816745187257" calcext:value-type="float">
            <text:p>3.93816745187257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W$4:.$W$117])/COUNT([.$W$4:.$W$117]))" office:value-type="float" office:value="0.405878260313381" calcext:value-type="float">
            <text:p>0.405878260313381</text:p>
          </table:table-cell>
          <table:table-cell table:number-columns-repeated="11"/>
          <table:table-cell office:value-type="float" office:value="0.125782" calcext:value-type="float">
            <text:p>0.125782</text:p>
          </table:table-cell>
          <table:table-cell/>
          <table:table-cell table:formula="of:=(0.5150862/[.AL6])" office:value-type="float" office:value="4.0950708368447" calcext:value-type="float">
            <text:p>4.095070836844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4.0950708368447" calcext:value-type="float">
            <text:p>4.0950708368447</text:p>
          </table:table-cell>
          <table:table-cell table:number-columns-repeated="2"/>
          <table:table-cell office:value-type="string" calcext:value-type="string">
            <text:p><text:span text:style-name="T4">Column 1</text:span></text:p>
          </table:table-cell>
          <table:table-cell table:number-columns-repeated="7"/>
          <table:table-cell office:value-type="float" office:value="4.0950708368447" calcext:value-type="float">
            <text:p>4.09507083684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15</text:p>
          </table:table-cell>
          <table:table-cell/>
          <table:table-cell office:value-type="float" office:value="0.255952" calcext:value-type="float">
            <text:p>0.255952</text:p>
          </table:table-cell>
          <table:table-cell/>
          <table:table-cell office:value-type="float" office:value="0.195964" calcext:value-type="float">
            <text:p>0.195964</text:p>
          </table:table-cell>
          <table:table-cell table:number-columns-repeated="2"/>
          <table:table-cell office:value-type="float" office:value="0.255952" calcext:value-type="float">
            <text:p>0.255952</text:p>
          </table:table-cell>
          <table:table-cell/>
          <table:table-cell table:formula="of:=0.61105/[.J7]" office:value-type="float" office:value="2.3873616928174" calcext:value-type="float">
            <text:p>2.387361692817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3873616928174" calcext:value-type="float">
            <text:p>2.3873616928174</text:p>
          </table:table-cell>
          <table:table-cell/>
          <table:table-cell office:value-type="float" office:value="2.3873616928174" calcext:value-type="float">
            <text:p>2.3873616928174</text:p>
          </table:table-cell>
          <table:table-cell/>
          <table:table-cell office:value-type="string" calcext:value-type="string">
            <text:p>Mode</text:p>
          </table:table-cell>
          <table:table-cell table:formula="of:=MODE([.$W$4:.$W$117])" office:value-type="string" office:string-value="" calcext:value-type="error">
            <text:p>#VALUE!</text:p>
          </table:table-cell>
          <table:table-cell table:number-columns-repeated="11"/>
          <table:table-cell office:value-type="float" office:value="0.195964" calcext:value-type="float">
            <text:p>0.195964</text:p>
          </table:table-cell>
          <table:table-cell/>
          <table:table-cell table:formula="of:=(0.5150862/[.AL7])" office:value-type="float" office:value="2.62847359719132" calcext:value-type="float">
            <text:p>2.628473597191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2.62847359719132" calcext:value-type="float">
            <text:p>2.62847359719132</text:p>
          </table:table-cell>
          <table:table-cell/>
          <table:table-cell office:value-type="string" calcext:value-type="string">
            <text:p>Mean</text:p>
          </table:table-cell>
          <table:table-cell table:formula="of:=AVERAGE([.$AS$4:.$AS$117])" office:value-type="float" office:value="2.83086409866048" calcext:value-type="float">
            <text:p>2.83086409866048</text:p>
          </table:table-cell>
          <table:table-cell table:number-columns-repeated="7"/>
          <table:table-cell office:value-type="float" office:value="2.62847359719132" calcext:value-type="float">
            <text:p>2.62847359719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768</text:p>
          </table:table-cell>
          <table:table-cell/>
          <table:table-cell office:value-type="float" office:value="0.450875667" calcext:value-type="float">
            <text:p>0.450875667</text:p>
          </table:table-cell>
          <table:table-cell/>
          <table:table-cell office:value-type="float" office:value="0.460022333" calcext:value-type="float">
            <text:p>0.460022333</text:p>
          </table:table-cell>
          <table:table-cell table:number-columns-repeated="2"/>
          <table:table-cell office:value-type="float" office:value="0.450875667" calcext:value-type="float">
            <text:p>0.450875667</text:p>
          </table:table-cell>
          <table:table-cell/>
          <table:table-cell table:formula="of:=(0.61105/[.J8])" office:value-type="float" office:value="1.35525166852706" calcext:value-type="float">
            <text:p>1.35525166852706</text:p>
          </table:table-cell>
          <table:table-cell table:number-columns-repeated="7"/>
          <table:table-cell office:value-type="float" office:value="8.55" calcext:value-type="float">
            <text:p>8.55</text:p>
          </table:table-cell>
          <table:table-cell office:value-type="float" office:value="1.35525166852706" calcext:value-type="float">
            <text:p>1.35525166852706</text:p>
          </table:table-cell>
          <table:table-cell/>
          <table:table-cell office:value-type="float" office:value="1.35525166852706" calcext:value-type="float">
            <text:p>1.35525166852706</text:p>
          </table:table-cell>
          <table:table-cell/>
          <table:table-cell office:value-type="string" calcext:value-type="string">
            <text:p>Median</text:p>
          </table:table-cell>
          <table:table-cell table:formula="of:=MEDIAN([.$W$4:.$W$117])" office:value-type="float" office:value="1.91649573667051" calcext:value-type="float">
            <text:p>1.91649573667051</text:p>
          </table:table-cell>
          <table:table-cell table:number-columns-repeated="11"/>
          <table:table-cell office:value-type="float" office:value="0.460022333" calcext:value-type="float">
            <text:p>0.460022333</text:p>
          </table:table-cell>
          <table:table-cell/>
          <table:table-cell table:formula="of:=(0.5150862/[.AL8])" office:value-type="float" office:value="1.11969824734574" calcext:value-type="float">
            <text:p>1.1196982473457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1.11969824734574" calcext:value-type="float">
            <text:p>1.11969824734574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S$4:.$AS$117])/COUNT([.$AS$4:.$AS$117]))" office:value-type="float" office:value="0.431816030007292" calcext:value-type="float">
            <text:p>0.431816030007292</text:p>
          </table:table-cell>
          <table:table-cell table:number-columns-repeated="7"/>
          <table:table-cell office:value-type="float" office:value="1.11969824734574" calcext:value-type="float">
            <text:p>1.11969824734574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  <table:table-cell/>
          <table:table-cell table:style-name="ce1" office:value-type="string" calcext:value-type="string">
            <text:p>2018CS10323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37079176679046" calcext:value-type="float">
            <text:p>0.037079176679046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W$4:.$W$117]; 1)" office:value-type="float" office:value="1.31859356684475" calcext:value-type="float">
            <text:p>1.31859356684475</text:p>
          </table:table-cell>
          <table:table-cell table:number-columns-repeated="11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30614517768308" calcext:value-type="float">
            <text:p>0.030614517768308</text:p>
          </table:table-cell>
          <table:table-cell/>
          <table:table-cell office:value-type="string" calcext:value-type="string">
            <text:p>Mode</text:p>
          </table:table-cell>
          <table:table-cell table:formula="of:=MODE([.$AS$4:.$AS$117])" office:value-type="string" office:string-value="" calcext:value-type="error">
            <text:p>#VALUE!</text:p>
          </table:table-cell>
          <table:table-cell table:number-columns-repeated="7"/>
          <table:table-cell office:value-type="float" office:value="0.030614517768308" calcext:value-type="float">
            <text:p>0.030614517768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58</text:p>
          </table:table-cell>
          <table:table-cell/>
          <table:table-cell office:value-type="float" office:value="16.4796" calcext:value-type="float">
            <text:p>16.4796</text:p>
          </table:table-cell>
          <table:table-cell/>
          <table:table-cell office:value-type="float" office:value="16.8249" calcext:value-type="float">
            <text:p>16.8249</text:p>
          </table:table-cell>
          <table:table-cell table:number-columns-repeated="2"/>
          <table:table-cell office:value-type="float" office:value="16.4796" calcext:value-type="float">
            <text:p>16.4796</text:p>
          </table:table-cell>
          <table:table-cell/>
          <table:table-cell table:formula="of:=0.61105/[.J10]" office:value-type="float" office:value="0.0370791766790456" calcext:value-type="float">
            <text:p>0.037079176679046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037079176679046" calcext:value-type="float">
            <text:p>0.037079176679046</text:p>
          </table:table-cell>
          <table:table-cell/>
          <table:table-cell office:value-type="float" office:value="1.51202842677779" calcext:value-type="float">
            <text:p>1.51202842677779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W$4:.$W$117]; 3)" office:value-type="float" office:value="2.3941661272709" calcext:value-type="float">
            <text:p>2.3941661272709</text:p>
          </table:table-cell>
          <table:table-cell table:number-columns-repeated="11"/>
          <table:table-cell office:value-type="float" office:value="16.8249" calcext:value-type="float">
            <text:p>16.8249</text:p>
          </table:table-cell>
          <table:table-cell/>
          <table:table-cell table:formula="of:=(0.5150862/[.AL10])" office:value-type="float" office:value="0.0306145177683077" calcext:value-type="float">
            <text:p>0.030614517768308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30614517768308" calcext:value-type="float">
            <text:p>0.030614517768308</text:p>
          </table:table-cell>
          <table:table-cell office:value-type="float" office:value="1.98518567051433" calcext:value-type="float">
            <text:p>1.98518567051433</text:p>
          </table:table-cell>
          <table:table-cell/>
          <table:table-cell office:value-type="string" calcext:value-type="string">
            <text:p>Median</text:p>
          </table:table-cell>
          <table:table-cell table:formula="of:=MEDIAN([.$AS$4:.$AS$117])" office:value-type="float" office:value="2.23024576407326" calcext:value-type="float">
            <text:p>2.23024576407326</text:p>
          </table:table-cell>
          <table:table-cell table:number-columns-repeated="7"/>
          <table:table-cell office:value-type="float" office:value="1.98518567051433" calcext:value-type="float">
            <text:p>1.98518567051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71</text:p>
          </table:table-cell>
          <table:table-cell/>
          <table:table-cell office:value-type="float" office:value="0.404126" calcext:value-type="float">
            <text:p>0.404126</text:p>
          </table:table-cell>
          <table:table-cell/>
          <table:table-cell office:value-type="float" office:value="0.259465" calcext:value-type="float">
            <text:p>0.259465</text:p>
          </table:table-cell>
          <table:table-cell table:number-columns-repeated="2"/>
          <table:table-cell office:value-type="float" office:value="0.404126" calcext:value-type="float">
            <text:p>0.404126</text:p>
          </table:table-cell>
          <table:table-cell/>
          <table:table-cell table:formula="of:=0.61105/[.J11]" office:value-type="float" office:value="1.51202842677779" calcext:value-type="float">
            <text:p>1.51202842677779</text:p>
          </table:table-cell>
          <table:table-cell table:number-columns-repeated="7"/>
          <table:table-cell office:value-type="float" office:value="10.12" calcext:value-type="float">
            <text:p>10.12</text:p>
          </table:table-cell>
          <table:table-cell office:value-type="float" office:value="1.51202842677779" calcext:value-type="float">
            <text:p>1.51202842677779</text:p>
          </table:table-cell>
          <table:table-cell/>
          <table:table-cell office:value-type="float" office:value="26.1735364793263" calcext:value-type="float">
            <text:p>26.1735364793263</text:p>
          </table:table-cell>
          <table:table-cell/>
          <table:table-cell office:value-type="string" calcext:value-type="string">
            <text:p>Variance</text:p>
          </table:table-cell>
          <table:table-cell table:formula="of:=VAR([.$W$4:.$W$117])" office:value-type="float" office:value="18.7800364902319" calcext:value-type="float">
            <text:p>18.7800364902319</text:p>
          </table:table-cell>
          <table:table-cell table:number-columns-repeated="11"/>
          <table:table-cell office:value-type="float" office:value="0.259465" calcext:value-type="float">
            <text:p>0.259465</text:p>
          </table:table-cell>
          <table:table-cell/>
          <table:table-cell table:formula="of:=(0.5150862/[.AL11])" office:value-type="float" office:value="1.98518567051433" calcext:value-type="float">
            <text:p>1.98518567051433</text:p>
          </table:table-cell>
          <table:table-cell table:number-columns-repeated="2"/>
          <table:table-cell office:value-type="float" office:value="12.35" calcext:value-type="float">
            <text:p>12.35</text:p>
          </table:table-cell>
          <table:table-cell office:value-type="float" office:value="1.98518567051433" calcext:value-type="float">
            <text:p>1.98518567051433</text:p>
          </table:table-cell>
          <table:table-cell office:value-type="float" office:value="25.783832488199" calcext:value-type="float">
            <text:p>25.783832488199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AS$4:.$AS$117]; 1)" office:value-type="float" office:value="1.59546519076715" calcext:value-type="float">
            <text:p>1.59546519076715</text:p>
          </table:table-cell>
          <table:table-cell table:number-columns-repeated="7"/>
          <table:table-cell office:value-type="float" office:value="10.783832488199" calcext:value-type="float">
            <text:p>10.783832488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18</text:p>
          </table:table-cell>
          <table:table-cell/>
          <table:table-cell office:value-type="float" office:value="0.0233461" calcext:value-type="float">
            <text:p>0.0233461</text:p>
          </table:table-cell>
          <table:table-cell/>
          <table:table-cell office:value-type="float" office:value="0.0199771" calcext:value-type="float">
            <text:p>0.0199771</text:p>
          </table:table-cell>
          <table:table-cell table:number-columns-repeated="2"/>
          <table:table-cell office:value-type="float" office:value="0.0233461" calcext:value-type="float">
            <text:p>0.0233461</text:p>
          </table:table-cell>
          <table:table-cell/>
          <table:table-cell table:formula="of:=0.61105/[.J12]" office:value-type="float" office:value="26.1735364793263" calcext:value-type="float">
            <text:p>26.173536479326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6.1735364793263" calcext:value-type="float">
            <text:p>26.1735364793263</text:p>
          </table:table-cell>
          <table:table-cell/>
          <table:table-cell office:value-type="float" office:value="1.82628135582076" calcext:value-type="float">
            <text:p>1.82628135582076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W$4:.$W$117])" office:value-type="float" office:value="4.3335939461643" calcext:value-type="float">
            <text:p>4.3335939461643</text:p>
          </table:table-cell>
          <table:table-cell table:number-columns-repeated="11"/>
          <table:table-cell office:value-type="float" office:value="0.0199771" calcext:value-type="float">
            <text:p>0.0199771</text:p>
          </table:table-cell>
          <table:table-cell/>
          <table:table-cell table:formula="of:=(0.5150862/[.AL12])" office:value-type="float" office:value="25.783832488199" calcext:value-type="float">
            <text:p>25.7838324881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.783832488199" calcext:value-type="float">
            <text:p>25.783832488199</text:p>
          </table:table-cell>
          <table:table-cell office:value-type="float" office:value="1.64492808236677" calcext:value-type="float">
            <text:p>1.64492808236677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AS$4:.$AS$117]; 3)" office:value-type="float" office:value="2.57657760487025" calcext:value-type="float">
            <text:p>2.57657760487025</text:p>
          </table:table-cell>
          <table:table-cell table:number-columns-repeated="7"/>
          <table:table-cell office:value-type="float" office:value="1.64492808236677" calcext:value-type="float">
            <text:p>1.644928082366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3</text:p>
          </table:table-cell>
          <table:table-cell/>
          <table:table-cell office:value-type="float" office:value="0.334587" calcext:value-type="float">
            <text:p>0.334587</text:p>
          </table:table-cell>
          <table:table-cell/>
          <table:table-cell office:value-type="float" office:value="0.313136" calcext:value-type="float">
            <text:p>0.313136</text:p>
          </table:table-cell>
          <table:table-cell table:number-columns-repeated="2"/>
          <table:table-cell office:value-type="float" office:value="0.334587" calcext:value-type="float">
            <text:p>0.334587</text:p>
          </table:table-cell>
          <table:table-cell/>
          <table:table-cell table:formula="of:=0.61105/[.J13]" office:value-type="float" office:value="1.82628135582076" calcext:value-type="float">
            <text:p>1.82628135582076</text:p>
          </table:table-cell>
          <table:table-cell table:number-columns-repeated="7"/>
          <table:table-cell office:value-type="float" office:value="13.26" calcext:value-type="float">
            <text:p>13.26</text:p>
          </table:table-cell>
          <table:table-cell office:value-type="float" office:value="1.82628135582076" calcext:value-type="float">
            <text:p>1.82628135582076</text:p>
          </table:table-cell>
          <table:table-cell/>
          <table:table-cell office:value-type="float" office:value="1.74076416427367" calcext:value-type="float">
            <text:p>1.74076416427367</text:p>
          </table:table-cell>
          <table:table-cell/>
          <table:table-cell office:value-type="string" calcext:value-type="string">
            <text:p>Kurtosis</text:p>
          </table:table-cell>
          <table:table-cell table:formula="of:=KURT([.$W$4:.$W$117])" office:value-type="float" office:value="22.8023204664566" calcext:value-type="float">
            <text:p>22.8023204664566</text:p>
          </table:table-cell>
          <table:table-cell table:number-columns-repeated="11"/>
          <table:table-cell office:value-type="float" office:value="0.313136" calcext:value-type="float">
            <text:p>0.313136</text:p>
          </table:table-cell>
          <table:table-cell/>
          <table:table-cell table:formula="of:=(0.5150862/[.AL13])" office:value-type="float" office:value="1.64492808236677" calcext:value-type="float">
            <text:p>1.64492808236677</text:p>
          </table:table-cell>
          <table:table-cell table:number-columns-repeated="2"/>
          <table:table-cell office:value-type="float" office:value="8.95" calcext:value-type="float">
            <text:p>8.95</text:p>
          </table:table-cell>
          <table:table-cell office:value-type="float" office:value="1.64492808236677" calcext:value-type="float">
            <text:p>1.64492808236677</text:p>
          </table:table-cell>
          <table:table-cell office:value-type="float" office:value="2.54061191372243" calcext:value-type="float">
            <text:p>2.54061191372243</text:p>
          </table:table-cell>
          <table:table-cell/>
          <table:table-cell office:value-type="string" calcext:value-type="string">
            <text:p>Variance</text:p>
          </table:table-cell>
          <table:table-cell table:formula="of:=VAR([.$AS$4:.$AS$117])" office:value-type="float" office:value="21.2570195499234" calcext:value-type="float">
            <text:p>21.2570195499234</text:p>
          </table:table-cell>
          <table:table-cell table:number-columns-repeated="7"/>
          <table:table-cell office:value-type="float" office:value="2.54061191372243" calcext:value-type="float">
            <text:p>2.540611913722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73</text:p>
          </table:table-cell>
          <table:table-cell/>
          <table:table-cell office:value-type="float" office:value="0.351024" calcext:value-type="float">
            <text:p>0.351024</text:p>
          </table:table-cell>
          <table:table-cell/>
          <table:table-cell office:value-type="float" office:value="0.202741" calcext:value-type="float">
            <text:p>0.202741</text:p>
          </table:table-cell>
          <table:table-cell table:number-columns-repeated="2"/>
          <table:table-cell office:value-type="float" office:value="0.351024" calcext:value-type="float">
            <text:p>0.351024</text:p>
          </table:table-cell>
          <table:table-cell/>
          <table:table-cell table:formula="of:=0.61105/[.J14]" office:value-type="float" office:value="1.74076416427367" calcext:value-type="float">
            <text:p>1.74076416427367</text:p>
          </table:table-cell>
          <table:table-cell table:number-columns-repeated="7"/>
          <table:table-cell office:value-type="float" office:value="12.41" calcext:value-type="float">
            <text:p>12.41</text:p>
          </table:table-cell>
          <table:table-cell office:value-type="float" office:value="1.74076416427367" calcext:value-type="float">
            <text:p>1.74076416427367</text:p>
          </table:table-cell>
          <table:table-cell/>
          <table:table-cell office:value-type="float" office:value="2.83438087065427" calcext:value-type="float">
            <text:p>2.83438087065427</text:p>
          </table:table-cell>
          <table:table-cell/>
          <table:table-cell office:value-type="string" calcext:value-type="string">
            <text:p>Skewness</text:p>
          </table:table-cell>
          <table:table-cell table:formula="of:=SKEW([.$W$4:.$W$117])" office:value-type="float" office:value="4.78926789415172" calcext:value-type="float">
            <text:p>4.78926789415172</text:p>
          </table:table-cell>
          <table:table-cell table:number-columns-repeated="11"/>
          <table:table-cell office:value-type="float" office:value="0.202741" calcext:value-type="float">
            <text:p>0.202741</text:p>
          </table:table-cell>
          <table:table-cell/>
          <table:table-cell table:formula="of:=(0.5150862/[.AL14])" office:value-type="float" office:value="2.54061191372243" calcext:value-type="float">
            <text:p>2.540611913722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4061191372243" calcext:value-type="float">
            <text:p>2.54061191372243</text:p>
          </table:table-cell>
          <table:table-cell office:value-type="float" office:value="2.55882423074248" calcext:value-type="float">
            <text:p>2.55882423074248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S$4:.$AS$117])" office:value-type="float" office:value="4.61053354286936" calcext:value-type="float">
            <text:p>4.61053354286936</text:p>
          </table:table-cell>
          <table:table-cell table:number-columns-repeated="7"/>
          <table:table-cell office:value-type="float" office:value="2.55882423074248" calcext:value-type="float">
            <text:p>2.55882423074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4</text:p>
          </table:table-cell>
          <table:table-cell/>
          <table:table-cell office:value-type="float" office:value="0.215585" calcext:value-type="float">
            <text:p>0.215585</text:p>
          </table:table-cell>
          <table:table-cell/>
          <table:table-cell office:value-type="float" office:value="0.201298" calcext:value-type="float">
            <text:p>0.201298</text:p>
          </table:table-cell>
          <table:table-cell table:number-columns-repeated="2"/>
          <table:table-cell office:value-type="float" office:value="0.215585" calcext:value-type="float">
            <text:p>0.215585</text:p>
          </table:table-cell>
          <table:table-cell/>
          <table:table-cell table:formula="of:=0.61105/[.J15]" office:value-type="float" office:value="2.83438087065427" calcext:value-type="float">
            <text:p>2.8343808706542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83438087065427" calcext:value-type="float">
            <text:p>2.83438087065427</text:p>
          </table:table-cell>
          <table:table-cell/>
          <table:table-cell office:value-type="float" office:value="2.077546315972" calcext:value-type="float">
            <text:p>2.077546315972</text:p>
          </table:table-cell>
          <table:table-cell/>
          <table:table-cell office:value-type="string" calcext:value-type="string">
            <text:p>Range</text:p>
          </table:table-cell>
          <table:table-cell table:formula="of:=MAX([.$W$4:.$W$117])-MIN([.$W$4:.$W$117])" office:value-type="float" office:value="26.6912632330491" calcext:value-type="float">
            <text:p>26.6912632330491</text:p>
          </table:table-cell>
          <table:table-cell table:number-columns-repeated="11"/>
          <table:table-cell office:value-type="float" office:value="0.201298" calcext:value-type="float">
            <text:p>0.201298</text:p>
          </table:table-cell>
          <table:table-cell/>
          <table:table-cell table:formula="of:=(0.5150862/[.AL15])" office:value-type="float" office:value="2.55882423074248" calcext:value-type="float">
            <text:p>2.558824230742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5882423074248" calcext:value-type="float">
            <text:p>2.55882423074248</text:p>
          </table:table-cell>
          <table:table-cell office:value-type="float" office:value="2.38835143230736" calcext:value-type="float">
            <text:p>2.38835143230736</text:p>
          </table:table-cell>
          <table:table-cell/>
          <table:table-cell office:value-type="string" calcext:value-type="string">
            <text:p>Kurtosis</text:p>
          </table:table-cell>
          <table:table-cell table:formula="of:=KURT([.$AS$4:.$AS$117])" office:value-type="float" office:value="24.8156938934575" calcext:value-type="float">
            <text:p>24.8156938934575</text:p>
          </table:table-cell>
          <table:table-cell table:number-columns-repeated="7"/>
          <table:table-cell office:value-type="float" office:value="2.38835143230736" calcext:value-type="float">
            <text:p>2.388351432307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5</text:p>
          </table:table-cell>
          <table:table-cell/>
          <table:table-cell office:value-type="float" office:value="0.294121" calcext:value-type="float">
            <text:p>0.294121</text:p>
          </table:table-cell>
          <table:table-cell/>
          <table:table-cell office:value-type="float" office:value="0.215666" calcext:value-type="float">
            <text:p>0.215666</text:p>
          </table:table-cell>
          <table:table-cell table:number-columns-repeated="2"/>
          <table:table-cell office:value-type="float" office:value="0.294121" calcext:value-type="float">
            <text:p>0.294121</text:p>
          </table:table-cell>
          <table:table-cell/>
          <table:table-cell table:formula="of:=0.61105/[.J16]" office:value-type="float" office:value="2.077546315972" calcext:value-type="float">
            <text:p>2.07754631597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77546315972" calcext:value-type="float">
            <text:p>2.077546315972</text:p>
          </table:table-cell>
          <table:table-cell/>
          <table:table-cell office:value-type="float" office:value="0.196022134894538" calcext:value-type="float">
            <text:p>0.196022134894538</text:p>
          </table:table-cell>
          <table:table-cell/>
          <table:table-cell office:value-type="string" calcext:value-type="string">
            <text:p>Minimum</text:p>
          </table:table-cell>
          <table:table-cell table:formula="of:=MIN([.$W$4:.$W$117])" office:value-type="float" office:value="0.037079176679046" calcext:value-type="float">
            <text:p>0.037079176679046</text:p>
          </table:table-cell>
          <table:table-cell table:number-columns-repeated="11"/>
          <table:table-cell office:value-type="float" office:value="0.215666" calcext:value-type="float">
            <text:p>0.215666</text:p>
          </table:table-cell>
          <table:table-cell/>
          <table:table-cell table:formula="of:=(0.5150862/[.AL16])" office:value-type="float" office:value="2.38835143230736" calcext:value-type="float">
            <text:p>2.3883514323073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8835143230736" calcext:value-type="float">
            <text:p>2.38835143230736</text:p>
          </table:table-cell>
          <table:table-cell office:value-type="float" office:value="0.288796676310301" calcext:value-type="float">
            <text:p>0.288796676310301</text:p>
          </table:table-cell>
          <table:table-cell/>
          <table:table-cell office:value-type="string" calcext:value-type="string">
            <text:p>Skewness</text:p>
          </table:table-cell>
          <table:table-cell table:formula="of:=SKEW([.$AS$4:.$AS$117])" office:value-type="float" office:value="4.95818842476536" calcext:value-type="float">
            <text:p>4.95818842476536</text:p>
          </table:table-cell>
          <table:table-cell table:number-columns-repeated="7"/>
          <table:table-cell office:value-type="float" office:value="0.288796676310301" calcext:value-type="float">
            <text:p>0.288796676310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7</text:p>
          </table:table-cell>
          <table:table-cell/>
          <table:table-cell office:value-type="float" office:value="3.11725" calcext:value-type="float">
            <text:p>3.11725</text:p>
          </table:table-cell>
          <table:table-cell/>
          <table:table-cell office:value-type="float" office:value="1.78356" calcext:value-type="float">
            <text:p>1.78356</text:p>
          </table:table-cell>
          <table:table-cell table:number-columns-repeated="2"/>
          <table:table-cell office:value-type="float" office:value="3.11725" calcext:value-type="float">
            <text:p>3.11725</text:p>
          </table:table-cell>
          <table:table-cell/>
          <table:table-cell table:formula="of:=0.61105/[.J17]" office:value-type="float" office:value="0.196022134894538" calcext:value-type="float">
            <text:p>0.196022134894538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196022134894538" calcext:value-type="float">
            <text:p>0.196022134894538</text:p>
          </table:table-cell>
          <table:table-cell/>
          <table:table-cell office:value-type="float" office:value="1.96700466763238" calcext:value-type="float">
            <text:p>1.96700466763238</text:p>
          </table:table-cell>
          <table:table-cell/>
          <table:table-cell office:value-type="string" calcext:value-type="string">
            <text:p>Maximum</text:p>
          </table:table-cell>
          <table:table-cell table:formula="of:=MAX([.$W$4:.$W$117])" office:value-type="float" office:value="26.7283424097281" calcext:value-type="float">
            <text:p>26.7283424097281</text:p>
          </table:table-cell>
          <table:table-cell table:number-columns-repeated="11"/>
          <table:table-cell office:value-type="float" office:value="1.78356" calcext:value-type="float">
            <text:p>1.78356</text:p>
          </table:table-cell>
          <table:table-cell/>
          <table:table-cell table:formula="of:=(0.5150862/[.AL17])" office:value-type="float" office:value="0.288796676310301" calcext:value-type="float">
            <text:p>0.28879667631030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288796676310301" calcext:value-type="float">
            <text:p>0.288796676310301</text:p>
          </table:table-cell>
          <table:table-cell office:value-type="float" office:value="2.21779015896526" calcext:value-type="float">
            <text:p>2.21779015896526</text:p>
          </table:table-cell>
          <table:table-cell/>
          <table:table-cell office:value-type="string" calcext:value-type="string">
            <text:p>Range</text:p>
          </table:table-cell>
          <table:table-cell table:formula="of:=MAX([.$AS$4:.$AS$117])-MIN([.$AS$4:.$AS$117])" office:value-type="float" office:value="31.615973752221" calcext:value-type="float">
            <text:p>31.615973752221</text:p>
          </table:table-cell>
          <table:table-cell table:number-columns-repeated="7"/>
          <table:table-cell office:value-type="float" office:value="2.21779015896526" calcext:value-type="float">
            <text:p>2.21779015896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EE10443</text:p>
          </table:table-cell>
          <table:table-cell/>
          <table:table-cell office:value-type="float" office:value="0.31065" calcext:value-type="float">
            <text:p>0.31065</text:p>
          </table:table-cell>
          <table:table-cell/>
          <table:table-cell office:value-type="float" office:value="0.232252" calcext:value-type="float">
            <text:p>0.232252</text:p>
          </table:table-cell>
          <table:table-cell table:number-columns-repeated="2"/>
          <table:table-cell office:value-type="float" office:value="0.31065" calcext:value-type="float">
            <text:p>0.31065</text:p>
          </table:table-cell>
          <table:table-cell/>
          <table:table-cell table:formula="of:=0.61105/[.J18]" office:value-type="float" office:value="1.96700466763238" calcext:value-type="float">
            <text:p>1.96700466763238</text:p>
          </table:table-cell>
          <table:table-cell table:number-columns-repeated="7"/>
          <table:table-cell office:value-type="float" office:value="14.67" calcext:value-type="float">
            <text:p>14.67</text:p>
          </table:table-cell>
          <table:table-cell office:value-type="float" office:value="1.96700466763238" calcext:value-type="float">
            <text:p>1.96700466763238</text:p>
          </table:table-cell>
          <table:table-cell/>
          <table:table-cell office:value-type="float" office:value="1.95498464294855" calcext:value-type="float">
            <text:p>1.95498464294855</text:p>
          </table:table-cell>
          <table:table-cell/>
          <table:table-cell office:value-type="string" calcext:value-type="string">
            <text:p>Sum</text:p>
          </table:table-cell>
          <table:table-cell table:formula="of:=SUM([.$W$4:.$W$117])" office:value-type="float" office:value="301.151331543374" calcext:value-type="float">
            <text:p>301.151331543374</text:p>
          </table:table-cell>
          <table:table-cell table:number-columns-repeated="11"/>
          <table:table-cell office:value-type="float" office:value="0.232252" calcext:value-type="float">
            <text:p>0.232252</text:p>
          </table:table-cell>
          <table:table-cell/>
          <table:table-cell table:formula="of:=(0.5150862/[.AL18])" office:value-type="float" office:value="2.21779015896526" calcext:value-type="float">
            <text:p>2.21779015896526</text:p>
          </table:table-cell>
          <table:table-cell table:number-columns-repeated="2"/>
          <table:table-cell office:value-type="float" office:value="14.68" calcext:value-type="float">
            <text:p>14.68</text:p>
          </table:table-cell>
          <table:table-cell office:value-type="float" office:value="2.21779015896526" calcext:value-type="float">
            <text:p>2.21779015896526</text:p>
          </table:table-cell>
          <table:table-cell office:value-type="float" office:value="2.09711135629863" calcext:value-type="float">
            <text:p>2.09711135629863</text:p>
          </table:table-cell>
          <table:table-cell/>
          <table:table-cell office:value-type="string" calcext:value-type="string">
            <text:p>Minimum</text:p>
          </table:table-cell>
          <table:table-cell table:formula="of:=MIN([.$AS$4:.$AS$117])" office:value-type="float" office:value="0.030614517768308" calcext:value-type="float">
            <text:p>0.030614517768308</text:p>
          </table:table-cell>
          <table:table-cell table:number-columns-repeated="7"/>
          <table:table-cell office:value-type="float" office:value="2.09711135629863" calcext:value-type="float">
            <text:p>2.09711135629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1</text:p>
          </table:table-cell>
          <table:table-cell/>
          <table:table-cell office:value-type="float" office:value="0.31256" calcext:value-type="float">
            <text:p>0.31256</text:p>
          </table:table-cell>
          <table:table-cell/>
          <table:table-cell office:value-type="float" office:value="0.245617" calcext:value-type="float">
            <text:p>0.245617</text:p>
          </table:table-cell>
          <table:table-cell table:number-columns-repeated="2"/>
          <table:table-cell office:value-type="float" office:value="0.31256" calcext:value-type="float">
            <text:p>0.31256</text:p>
          </table:table-cell>
          <table:table-cell/>
          <table:table-cell table:formula="of:=(0.61105/[.J19])" office:value-type="float" office:value="1.95498464294855" calcext:value-type="float">
            <text:p>1.95498464294855</text:p>
          </table:table-cell>
          <table:table-cell table:number-columns-repeated="7"/>
          <table:table-cell office:value-type="float" office:value="14.55" calcext:value-type="float">
            <text:p>14.55</text:p>
          </table:table-cell>
          <table:table-cell office:value-type="float" office:value="1.95498464294855" calcext:value-type="float">
            <text:p>1.95498464294855</text:p>
          </table:table-cell>
          <table:table-cell/>
          <table:table-cell office:value-type="float" office:value="2.09197786998617" calcext:value-type="float">
            <text:p>2.09197786998617</text:p>
          </table:table-cell>
          <table:table-cell/>
          <table:table-cell office:value-type="string" calcext:value-type="string">
            <text:p>Count</text:p>
          </table:table-cell>
          <table:table-cell table:formula="of:=COUNT([.$W$4:.$W$117])" office:value-type="float" office:value="114" calcext:value-type="float">
            <text:p>114</text:p>
          </table:table-cell>
          <table:table-cell table:number-columns-repeated="11"/>
          <table:table-cell office:value-type="float" office:value="0.245617" calcext:value-type="float">
            <text:p>0.245617</text:p>
          </table:table-cell>
          <table:table-cell/>
          <table:table-cell table:formula="of:=(0.5150862/[.AL19])" office:value-type="float" office:value="2.09711135629863" calcext:value-type="float">
            <text:p>2.09711135629863</text:p>
          </table:table-cell>
          <table:table-cell table:number-columns-repeated="2"/>
          <table:table-cell office:value-type="float" office:value="13.47" calcext:value-type="float">
            <text:p>13.47</text:p>
          </table:table-cell>
          <table:table-cell office:value-type="float" office:value="2.09711135629863" calcext:value-type="float">
            <text:p>2.09711135629863</text:p>
          </table:table-cell>
          <table:table-cell office:value-type="float" office:value="2.43749325660852" calcext:value-type="float">
            <text:p>2.43749325660852</text:p>
          </table:table-cell>
          <table:table-cell/>
          <table:table-cell office:value-type="string" calcext:value-type="string">
            <text:p>Maximum</text:p>
          </table:table-cell>
          <table:table-cell table:formula="of:=MAX([.$AS$4:.$AS$117])" office:value-type="float" office:value="31.6465882699893" calcext:value-type="float">
            <text:p>31.6465882699893</text:p>
          </table:table-cell>
          <table:table-cell table:number-columns-repeated="7"/>
          <table:table-cell office:value-type="float" office:value="2.43749325660852" calcext:value-type="float">
            <text:p>2.437493256608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8</text:p>
          </table:table-cell>
          <table:table-cell/>
          <table:table-cell office:value-type="float" office:value="0.292092" calcext:value-type="float">
            <text:p>0.292092</text:p>
          </table:table-cell>
          <table:table-cell/>
          <table:table-cell office:value-type="float" office:value="0.211318" calcext:value-type="float">
            <text:p>0.211318</text:p>
          </table:table-cell>
          <table:table-cell table:number-columns-repeated="2"/>
          <table:table-cell office:value-type="float" office:value="0.292092" calcext:value-type="float">
            <text:p>0.292092</text:p>
          </table:table-cell>
          <table:table-cell/>
          <table:table-cell table:formula="of:=0.61105/[.J20]" office:value-type="float" office:value="2.09197786998617" calcext:value-type="float">
            <text:p>2.0919778699861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9197786998617" calcext:value-type="float">
            <text:p>2.09197786998617</text:p>
          </table:table-cell>
          <table:table-cell/>
          <table:table-cell office:value-type="float" office:value="2.14595515285606" calcext:value-type="float">
            <text:p>2.14595515285606</text:p>
          </table:table-cell>
          <table:table-cell table:number-columns-repeated="14"/>
          <table:table-cell office:value-type="float" office:value="0.211318" calcext:value-type="float">
            <text:p>0.211318</text:p>
          </table:table-cell>
          <table:table-cell/>
          <table:table-cell table:formula="of:=(0.5150862/[.AL20])" office:value-type="float" office:value="2.43749325660852" calcext:value-type="float">
            <text:p>2.4374932566085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3749325660852" calcext:value-type="float">
            <text:p>2.43749325660852</text:p>
          </table:table-cell>
          <table:table-cell office:value-type="float" office:value="2.67460536700868" calcext:value-type="float">
            <text:p>2.67460536700868</text:p>
          </table:table-cell>
          <table:table-cell/>
          <table:table-cell office:value-type="string" calcext:value-type="string">
            <text:p>Sum</text:p>
          </table:table-cell>
          <table:table-cell table:formula="of:=SUM([.$AS$4:.$AS$117])" office:value-type="float" office:value="322.718507247294" calcext:value-type="float">
            <text:p>322.718507247294</text:p>
          </table:table-cell>
          <table:table-cell table:number-columns-repeated="7"/>
          <table:table-cell office:value-type="float" office:value="2.67460536700868" calcext:value-type="float">
            <text:p>2.674605367008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2</text:p>
          </table:table-cell>
          <table:table-cell/>
          <table:table-cell office:value-type="float" office:value="0.284745" calcext:value-type="float">
            <text:p>0.284745</text:p>
          </table:table-cell>
          <table:table-cell/>
          <table:table-cell office:value-type="float" office:value="0.192584" calcext:value-type="float">
            <text:p>0.192584</text:p>
          </table:table-cell>
          <table:table-cell table:number-columns-repeated="2"/>
          <table:table-cell office:value-type="float" office:value="0.284745" calcext:value-type="float">
            <text:p>0.284745</text:p>
          </table:table-cell>
          <table:table-cell/>
          <table:table-cell table:formula="of:=0.61105/[.J21]" office:value-type="float" office:value="2.14595515285606" calcext:value-type="float">
            <text:p>2.1459551528560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14595515285606" calcext:value-type="float">
            <text:p>2.14595515285606</text:p>
          </table:table-cell>
          <table:table-cell/>
          <table:table-cell office:value-type="float" office:value="1.53707802988379" calcext:value-type="float">
            <text:p>1.53707802988379</text:p>
          </table:table-cell>
          <table:table-cell table:number-columns-repeated="14"/>
          <table:table-cell office:value-type="float" office:value="0.192584" calcext:value-type="float">
            <text:p>0.192584</text:p>
          </table:table-cell>
          <table:table-cell/>
          <table:table-cell table:formula="of:=(0.5150862/[.AL21])" office:value-type="float" office:value="2.67460536700868" calcext:value-type="float">
            <text:p>2.6746053670086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7460536700868" calcext:value-type="float">
            <text:p>2.67460536700868</text:p>
          </table:table-cell>
          <table:table-cell office:value-type="float" office:value="1.3462504704554" calcext:value-type="float">
            <text:p>1.3462504704554</text:p>
          </table:table-cell>
          <table:table-cell/>
          <table:table-cell office:value-type="string" calcext:value-type="string">
            <text:p>Count</text:p>
          </table:table-cell>
          <table:table-cell table:formula="of:=COUNT([.$AS$4:.$AS$117])" office:value-type="float" office:value="114" calcext:value-type="float">
            <text:p>114</text:p>
          </table:table-cell>
          <table:table-cell table:number-columns-repeated="7"/>
          <table:table-cell office:value-type="float" office:value="1.3462504704554" calcext:value-type="float">
            <text:p>1.3462504704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3</text:p>
          </table:table-cell>
          <table:table-cell/>
          <table:table-cell office:value-type="float" office:value="0.39754" calcext:value-type="float">
            <text:p>0.39754</text:p>
          </table:table-cell>
          <table:table-cell/>
          <table:table-cell office:value-type="float" office:value="0.382608" calcext:value-type="float">
            <text:p>0.382608</text:p>
          </table:table-cell>
          <table:table-cell table:number-columns-repeated="2"/>
          <table:table-cell office:value-type="float" office:value="0.39754" calcext:value-type="float">
            <text:p>0.39754</text:p>
          </table:table-cell>
          <table:table-cell/>
          <table:table-cell table:formula="of:=0.61105/[.J22]" office:value-type="float" office:value="1.53707802988379" calcext:value-type="float">
            <text:p>1.53707802988379</text:p>
          </table:table-cell>
          <table:table-cell table:number-columns-repeated="7"/>
          <table:table-cell office:value-type="float" office:value="10.37" calcext:value-type="float">
            <text:p>10.37</text:p>
          </table:table-cell>
          <table:table-cell office:value-type="float" office:value="1.53707802988379" calcext:value-type="float">
            <text:p>1.53707802988379</text:p>
          </table:table-cell>
          <table:table-cell/>
          <table:table-cell office:value-type="float" office:value="1.45426116012461" calcext:value-type="float">
            <text:p>1.45426116012461</text:p>
          </table:table-cell>
          <table:table-cell table:number-columns-repeated="14"/>
          <table:table-cell office:value-type="float" office:value="0.382608" calcext:value-type="float">
            <text:p>0.382608</text:p>
          </table:table-cell>
          <table:table-cell/>
          <table:table-cell table:formula="of:=(0.5150862/[.AL22])" office:value-type="float" office:value="1.3462504704554" calcext:value-type="float">
            <text:p>1.346250470455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3462504704554" calcext:value-type="float">
            <text:p>1.3462504704554</text:p>
          </table:table-cell>
          <table:table-cell office:value-type="float" office:value="1.17645931062612" calcext:value-type="float">
            <text:p>1.17645931062612</text:p>
          </table:table-cell>
          <table:table-cell table:number-columns-repeated="10"/>
          <table:table-cell office:value-type="float" office:value="1.17645931062612" calcext:value-type="float">
            <text:p>1.17645931062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3</text:p>
          </table:table-cell>
          <table:table-cell/>
          <table:table-cell office:value-type="float" office:value="0.420179" calcext:value-type="float">
            <text:p>0.420179</text:p>
          </table:table-cell>
          <table:table-cell/>
          <table:table-cell office:value-type="float" office:value="0.437827467" calcext:value-type="float">
            <text:p>0.437827467</text:p>
          </table:table-cell>
          <table:table-cell table:number-columns-repeated="2"/>
          <table:table-cell office:value-type="float" office:value="0.420179" calcext:value-type="float">
            <text:p>0.420179</text:p>
          </table:table-cell>
          <table:table-cell/>
          <table:table-cell table:formula="of:=(0.61105/[.J23])" office:value-type="float" office:value="1.45426116012461" calcext:value-type="float">
            <text:p>1.45426116012461</text:p>
          </table:table-cell>
          <table:table-cell table:number-columns-repeated="7"/>
          <table:table-cell office:value-type="float" office:value="9.54" calcext:value-type="float">
            <text:p>9.54</text:p>
          </table:table-cell>
          <table:table-cell office:value-type="float" office:value="1.45426116012461" calcext:value-type="float">
            <text:p>1.45426116012461</text:p>
          </table:table-cell>
          <table:table-cell/>
          <table:table-cell office:value-type="float" office:value="3.76116408043678" calcext:value-type="float">
            <text:p>3.76116408043678</text:p>
          </table:table-cell>
          <table:table-cell table:number-columns-repeated="14"/>
          <table:table-cell office:value-type="float" office:value="0.437827467" calcext:value-type="float">
            <text:p>0.437827467</text:p>
          </table:table-cell>
          <table:table-cell/>
          <table:table-cell table:formula="of:=(0.5150862/[.AL23])" office:value-type="float" office:value="1.17645931062612" calcext:value-type="float">
            <text:p>1.1764593106261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17645931062612" calcext:value-type="float">
            <text:p>1.17645931062612</text:p>
          </table:table-cell>
          <table:table-cell office:value-type="float" office:value="3.91099755508648" calcext:value-type="float">
            <text:p>3.91099755508648</text:p>
          </table:table-cell>
          <table:table-cell table:number-columns-repeated="10"/>
          <table:table-cell office:value-type="float" office:value="3.91099755508648" calcext:value-type="float">
            <text:p>3.910997555086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1</text:p>
          </table:table-cell>
          <table:table-cell/>
          <table:table-cell office:value-type="float" office:value="0.162463" calcext:value-type="float">
            <text:p>0.162463</text:p>
          </table:table-cell>
          <table:table-cell/>
          <table:table-cell office:value-type="float" office:value="0.131702" calcext:value-type="float">
            <text:p>0.131702</text:p>
          </table:table-cell>
          <table:table-cell table:number-columns-repeated="2"/>
          <table:table-cell office:value-type="float" office:value="0.162463" calcext:value-type="float">
            <text:p>0.162463</text:p>
          </table:table-cell>
          <table:table-cell/>
          <table:table-cell table:formula="of:=0.61105/[.J24]" office:value-type="float" office:value="3.76116408043678" calcext:value-type="float">
            <text:p>3.7611640804367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76116408043678" calcext:value-type="float">
            <text:p>3.76116408043678</text:p>
          </table:table-cell>
          <table:table-cell/>
          <table:table-cell office:value-type="float" office:value="2.55236941584345" calcext:value-type="float">
            <text:p>2.55236941584345</text:p>
          </table:table-cell>
          <table:table-cell table:number-columns-repeated="14"/>
          <table:table-cell office:value-type="float" office:value="0.131702" calcext:value-type="float">
            <text:p>0.131702</text:p>
          </table:table-cell>
          <table:table-cell/>
          <table:table-cell table:formula="of:=(0.5150862/[.AL24])" office:value-type="float" office:value="3.91099755508648" calcext:value-type="float">
            <text:p>3.910997555086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.91099755508648" calcext:value-type="float">
            <text:p>3.91099755508648</text:p>
          </table:table-cell>
          <table:table-cell office:value-type="float" office:value="2.6904476364586" calcext:value-type="float">
            <text:p>2.6904476364586</text:p>
          </table:table-cell>
          <table:table-cell table:number-columns-repeated="10"/>
          <table:table-cell office:value-type="float" office:value="2.6904476364586" calcext:value-type="float">
            <text:p>2.6904476364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617</text:p>
          </table:table-cell>
          <table:table-cell/>
          <table:table-cell office:value-type="float" office:value="0.239405" calcext:value-type="float">
            <text:p>0.239405</text:p>
          </table:table-cell>
          <table:table-cell/>
          <table:table-cell office:value-type="float" office:value="0.19145" calcext:value-type="float">
            <text:p>0.19145</text:p>
          </table:table-cell>
          <table:table-cell table:number-columns-repeated="2"/>
          <table:table-cell office:value-type="float" office:value="0.239405" calcext:value-type="float">
            <text:p>0.239405</text:p>
          </table:table-cell>
          <table:table-cell/>
          <table:table-cell table:formula="of:=0.61105/[.J25]" office:value-type="float" office:value="2.55236941584345" calcext:value-type="float">
            <text:p>2.5523694158434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55236941584345" calcext:value-type="float">
            <text:p>2.55236941584345</text:p>
          </table:table-cell>
          <table:table-cell/>
          <table:table-cell office:value-type="float" office:value="23.3833872905808" calcext:value-type="float">
            <text:p>23.3833872905808</text:p>
          </table:table-cell>
          <table:table-cell table:number-columns-repeated="14"/>
          <table:table-cell office:value-type="float" office:value="0.19145" calcext:value-type="float">
            <text:p>0.19145</text:p>
          </table:table-cell>
          <table:table-cell/>
          <table:table-cell table:formula="of:=(0.5150862/[.AL25])" office:value-type="float" office:value="2.6904476364586" calcext:value-type="float">
            <text:p>2.690447636458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904476364586" calcext:value-type="float">
            <text:p>2.6904476364586</text:p>
          </table:table-cell>
          <table:table-cell office:value-type="float" office:value="24.6967933104467" calcext:value-type="float">
            <text:p>24.6967933104467</text:p>
          </table:table-cell>
          <table:table-cell table:number-columns-repeated="10"/>
          <table:table-cell office:value-type="float" office:value="12.6967933104467" calcext:value-type="float">
            <text:p>12.6967933104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24</text:p>
          </table:table-cell>
          <table:table-cell/>
          <table:table-cell office:value-type="float" office:value="0.0261318" calcext:value-type="float">
            <text:p>0.0261318</text:p>
          </table:table-cell>
          <table:table-cell/>
          <table:table-cell office:value-type="float" office:value="0.0208564" calcext:value-type="float">
            <text:p>0.0208564</text:p>
          </table:table-cell>
          <table:table-cell table:number-columns-repeated="2"/>
          <table:table-cell office:value-type="float" office:value="0.0261318" calcext:value-type="float">
            <text:p>0.0261318</text:p>
          </table:table-cell>
          <table:table-cell/>
          <table:table-cell table:formula="of:=0.61105/[.J26]" office:value-type="float" office:value="23.3833872905808" calcext:value-type="float">
            <text:p>23.383387290580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3.3833872905808" calcext:value-type="float">
            <text:p>23.3833872905808</text:p>
          </table:table-cell>
          <table:table-cell/>
          <table:table-cell office:value-type="float" office:value="2.83066503604054" calcext:value-type="float">
            <text:p>2.83066503604054</text:p>
          </table:table-cell>
          <table:table-cell table:number-columns-repeated="14"/>
          <table:table-cell office:value-type="float" office:value="0.0208564" calcext:value-type="float">
            <text:p>0.0208564</text:p>
          </table:table-cell>
          <table:table-cell/>
          <table:table-cell table:formula="of:=(0.5150862/[.AL26])" office:value-type="float" office:value="24.6967933104467" calcext:value-type="float">
            <text:p>24.69679331044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.6967933104467" calcext:value-type="float">
            <text:p>24.6967933104467</text:p>
          </table:table-cell>
          <table:table-cell office:value-type="float" office:value="1.81562089130305" calcext:value-type="float">
            <text:p>1.81562089130305</text:p>
          </table:table-cell>
          <table:table-cell table:number-columns-repeated="10"/>
          <table:table-cell office:value-type="float" office:value="1.81562089130305" calcext:value-type="float">
            <text:p>1.81562089130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2</text:p>
          </table:table-cell>
          <table:table-cell/>
          <table:table-cell office:value-type="float" office:value="0.215868" calcext:value-type="float">
            <text:p>0.215868</text:p>
          </table:table-cell>
          <table:table-cell/>
          <table:table-cell office:value-type="float" office:value="0.283697" calcext:value-type="float">
            <text:p>0.283697</text:p>
          </table:table-cell>
          <table:table-cell table:number-columns-repeated="2"/>
          <table:table-cell office:value-type="float" office:value="0.215868" calcext:value-type="float">
            <text:p>0.215868</text:p>
          </table:table-cell>
          <table:table-cell/>
          <table:table-cell table:formula="of:=0.61105/[.J27]" office:value-type="float" office:value="2.83066503604054" calcext:value-type="float">
            <text:p>2.8306650360405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83066503604054" calcext:value-type="float">
            <text:p>2.83066503604054</text:p>
          </table:table-cell>
          <table:table-cell/>
          <table:table-cell office:value-type="float" office:value="2.02028718131834" calcext:value-type="float">
            <text:p>2.02028718131834</text:p>
          </table:table-cell>
          <table:table-cell table:number-columns-repeated="14"/>
          <table:table-cell office:value-type="float" office:value="0.283697" calcext:value-type="float">
            <text:p>0.283697</text:p>
          </table:table-cell>
          <table:table-cell/>
          <table:table-cell table:formula="of:=(0.5150862/[.AL27])" office:value-type="float" office:value="1.81562089130305" calcext:value-type="float">
            <text:p>1.81562089130305</text:p>
          </table:table-cell>
          <table:table-cell table:number-columns-repeated="2"/>
          <table:table-cell office:value-type="float" office:value="10.66" calcext:value-type="float">
            <text:p>10.66</text:p>
          </table:table-cell>
          <table:table-cell office:value-type="float" office:value="1.81562089130305" calcext:value-type="float">
            <text:p>1.81562089130305</text:p>
          </table:table-cell>
          <table:table-cell office:value-type="float" office:value="2.64839426191578" calcext:value-type="float">
            <text:p>2.64839426191578</text:p>
          </table:table-cell>
          <table:table-cell table:number-columns-repeated="10"/>
          <table:table-cell office:value-type="float" office:value="2.64839426191578" calcext:value-type="float">
            <text:p>2.648394261915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4</text:p>
          </table:table-cell>
          <table:table-cell/>
          <table:table-cell office:value-type="float" office:value="0.302457" calcext:value-type="float">
            <text:p>0.302457</text:p>
          </table:table-cell>
          <table:table-cell/>
          <table:table-cell office:value-type="float" office:value="0.19449" calcext:value-type="float">
            <text:p>0.19449</text:p>
          </table:table-cell>
          <table:table-cell table:number-columns-repeated="2"/>
          <table:table-cell office:value-type="float" office:value="0.302457" calcext:value-type="float">
            <text:p>0.302457</text:p>
          </table:table-cell>
          <table:table-cell/>
          <table:table-cell table:formula="of:=0.61105/[.J28]" office:value-type="float" office:value="2.02028718131834" calcext:value-type="float">
            <text:p>2.0202871813183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2028718131834" calcext:value-type="float">
            <text:p>2.02028718131834</text:p>
          </table:table-cell>
          <table:table-cell/>
          <table:table-cell office:value-type="float" office:value="0.928607901183537" calcext:value-type="float">
            <text:p>0.928607901183537</text:p>
          </table:table-cell>
          <table:table-cell table:number-columns-repeated="14"/>
          <table:table-cell office:value-type="float" office:value="0.19449" calcext:value-type="float">
            <text:p>0.19449</text:p>
          </table:table-cell>
          <table:table-cell/>
          <table:table-cell table:formula="of:=(0.5150862/[.AL28])" office:value-type="float" office:value="2.64839426191578" calcext:value-type="float">
            <text:p>2.6483942619157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4839426191578" calcext:value-type="float">
            <text:p>2.64839426191578</text:p>
          </table:table-cell>
          <table:table-cell office:value-type="float" office:value="0.966082487761877" calcext:value-type="float">
            <text:p>0.966082487761877</text:p>
          </table:table-cell>
          <table:table-cell table:number-columns-repeated="10"/>
          <table:table-cell office:value-type="float" office:value="0.966082487761877" calcext:value-type="float">
            <text:p>0.9660824877618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6</text:p>
          </table:table-cell>
          <table:table-cell/>
          <table:table-cell office:value-type="float" office:value="0.658028" calcext:value-type="float">
            <text:p>0.658028</text:p>
          </table:table-cell>
          <table:table-cell/>
          <table:table-cell office:value-type="float" office:value="0.53317" calcext:value-type="float">
            <text:p>0.53317</text:p>
          </table:table-cell>
          <table:table-cell table:number-columns-repeated="2"/>
          <table:table-cell office:value-type="float" office:value="0.658028" calcext:value-type="float">
            <text:p>0.658028</text:p>
          </table:table-cell>
          <table:table-cell/>
          <table:table-cell table:formula="of:=0.61105/[.J29]" office:value-type="float" office:value="0.928607901183537" calcext:value-type="float">
            <text:p>0.928607901183537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928607901183537" calcext:value-type="float">
            <text:p>0.928607901183537</text:p>
          </table:table-cell>
          <table:table-cell/>
          <table:table-cell office:value-type="float" office:value="5.25553032648708" calcext:value-type="float">
            <text:p>5.25553032648708</text:p>
          </table:table-cell>
          <table:table-cell table:number-columns-repeated="14"/>
          <table:table-cell office:value-type="float" office:value="0.53317" calcext:value-type="float">
            <text:p>0.53317</text:p>
          </table:table-cell>
          <table:table-cell/>
          <table:table-cell table:formula="of:=(0.5150862/[.AL29])" office:value-type="float" office:value="0.966082487761877" calcext:value-type="float">
            <text:p>0.966082487761877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966082487761877" calcext:value-type="float">
            <text:p>0.966082487761877</text:p>
          </table:table-cell>
          <table:table-cell office:value-type="float" office:value="5.17780210434893" calcext:value-type="float">
            <text:p>5.17780210434893</text:p>
          </table:table-cell>
          <table:table-cell table:number-columns-repeated="10"/>
          <table:table-cell office:value-type="float" office:value="5.17780210434893" calcext:value-type="float">
            <text:p>5.17780210434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7</text:p>
          </table:table-cell>
          <table:table-cell/>
          <table:table-cell office:value-type="float" office:value="0.116268" calcext:value-type="float">
            <text:p>0.116268</text:p>
          </table:table-cell>
          <table:table-cell/>
          <table:table-cell office:value-type="float" office:value="0.0994797" calcext:value-type="float">
            <text:p>0.0994797</text:p>
          </table:table-cell>
          <table:table-cell table:number-columns-repeated="2"/>
          <table:table-cell office:value-type="float" office:value="0.116268" calcext:value-type="float">
            <text:p>0.116268</text:p>
          </table:table-cell>
          <table:table-cell/>
          <table:table-cell table:formula="of:=0.61105/[.J30]" office:value-type="float" office:value="5.25553032648708" calcext:value-type="float">
            <text:p>5.2555303264870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.25553032648708" calcext:value-type="float">
            <text:p>5.25553032648708</text:p>
          </table:table-cell>
          <table:table-cell/>
          <table:table-cell office:value-type="float" office:value="1.65614607585125" calcext:value-type="float">
            <text:p>1.65614607585125</text:p>
          </table:table-cell>
          <table:table-cell table:number-columns-repeated="14"/>
          <table:table-cell office:value-type="float" office:value="0.0994797" calcext:value-type="float">
            <text:p>0.0994797</text:p>
          </table:table-cell>
          <table:table-cell/>
          <table:table-cell table:formula="of:=(0.5150862/[.AL30])" office:value-type="float" office:value="5.17780210434893" calcext:value-type="float">
            <text:p>5.1778021043489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.17780210434893" calcext:value-type="float">
            <text:p>5.17780210434893</text:p>
          </table:table-cell>
          <table:table-cell office:value-type="float" office:value="1.84901695426333" calcext:value-type="float">
            <text:p>1.84901695426333</text:p>
          </table:table-cell>
          <table:table-cell table:number-columns-repeated="10"/>
          <table:table-cell office:value-type="float" office:value="1.84901695426333" calcext:value-type="float">
            <text:p>1.84901695426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MT10748</text:p>
          </table:table-cell>
          <table:table-cell/>
          <table:table-cell office:value-type="float" office:value="0.368959" calcext:value-type="float">
            <text:p>0.368959</text:p>
          </table:table-cell>
          <table:table-cell/>
          <table:table-cell office:value-type="float" office:value="0.278573" calcext:value-type="float">
            <text:p>0.278573</text:p>
          </table:table-cell>
          <table:table-cell table:number-columns-repeated="2"/>
          <table:table-cell office:value-type="float" office:value="0.368959" calcext:value-type="float">
            <text:p>0.368959</text:p>
          </table:table-cell>
          <table:table-cell/>
          <table:table-cell table:formula="of:=0.61105/[.J31]" office:value-type="float" office:value="1.65614607585125" calcext:value-type="float">
            <text:p>1.65614607585125</text:p>
          </table:table-cell>
          <table:table-cell table:number-columns-repeated="7"/>
          <table:table-cell office:value-type="float" office:value="11.56" calcext:value-type="float">
            <text:p>11.56</text:p>
          </table:table-cell>
          <table:table-cell office:value-type="float" office:value="1.65614607585125" calcext:value-type="float">
            <text:p>1.65614607585125</text:p>
          </table:table-cell>
          <table:table-cell/>
          <table:table-cell office:value-type="float" office:value="0.145655599177149" calcext:value-type="float">
            <text:p>0.145655599177149</text:p>
          </table:table-cell>
          <table:table-cell table:number-columns-repeated="14"/>
          <table:table-cell office:value-type="float" office:value="0.278573" calcext:value-type="float">
            <text:p>0.278573</text:p>
          </table:table-cell>
          <table:table-cell/>
          <table:table-cell table:formula="of:=(0.5150862/[.AL31])" office:value-type="float" office:value="1.84901695426333" calcext:value-type="float">
            <text:p>1.84901695426333</text:p>
          </table:table-cell>
          <table:table-cell table:number-columns-repeated="2"/>
          <table:table-cell office:value-type="float" office:value="10.99" calcext:value-type="float">
            <text:p>10.99</text:p>
          </table:table-cell>
          <table:table-cell office:value-type="float" office:value="1.84901695426333" calcext:value-type="float">
            <text:p>1.84901695426333</text:p>
          </table:table-cell>
          <table:table-cell office:value-type="float" office:value="0.140048233784313" calcext:value-type="float">
            <text:p>0.140048233784313</text:p>
          </table:table-cell>
          <table:table-cell table:number-columns-repeated="10"/>
          <table:table-cell office:value-type="float" office:value="0.140048233784313" calcext:value-type="float">
            <text:p>0.140048233784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71</text:p>
          </table:table-cell>
          <table:table-cell/>
          <table:table-cell office:value-type="float" office:value="4.19517" calcext:value-type="float">
            <text:p>4.19517</text:p>
          </table:table-cell>
          <table:table-cell/>
          <table:table-cell office:value-type="float" office:value="3.67792" calcext:value-type="float">
            <text:p>3.67792</text:p>
          </table:table-cell>
          <table:table-cell table:number-columns-repeated="2"/>
          <table:table-cell office:value-type="float" office:value="4.19517" calcext:value-type="float">
            <text:p>4.19517</text:p>
          </table:table-cell>
          <table:table-cell/>
          <table:table-cell table:formula="of:=0.61105/[.J32]" office:value-type="float" office:value="0.145655599177149" calcext:value-type="float">
            <text:p>0.145655599177149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145655599177149" calcext:value-type="float">
            <text:p>0.145655599177149</text:p>
          </table:table-cell>
          <table:table-cell/>
          <table:table-cell office:value-type="float" office:value="0.2537973027417" calcext:value-type="float">
            <text:p>0.2537973027417</text:p>
          </table:table-cell>
          <table:table-cell table:number-columns-repeated="14"/>
          <table:table-cell office:value-type="float" office:value="3.67792" calcext:value-type="float">
            <text:p>3.67792</text:p>
          </table:table-cell>
          <table:table-cell/>
          <table:table-cell table:formula="of:=(0.5150862/[.AL32])" office:value-type="float" office:value="0.140048233784313" calcext:value-type="float">
            <text:p>0.14004823378431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140048233784313" calcext:value-type="float">
            <text:p>0.140048233784313</text:p>
          </table:table-cell>
          <table:table-cell office:value-type="float" office:value="0.276548924861078" calcext:value-type="float">
            <text:p>0.276548924861078</text:p>
          </table:table-cell>
          <table:table-cell table:number-columns-repeated="10"/>
          <table:table-cell office:value-type="float" office:value="0.276548924861078" calcext:value-type="float">
            <text:p>0.276548924861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5</text:p>
          </table:table-cell>
          <table:table-cell/>
          <table:table-cell office:value-type="float" office:value="2.40763" calcext:value-type="float">
            <text:p>2.40763</text:p>
          </table:table-cell>
          <table:table-cell/>
          <table:table-cell office:value-type="float" office:value="1.86255" calcext:value-type="float">
            <text:p>1.86255</text:p>
          </table:table-cell>
          <table:table-cell table:number-columns-repeated="2"/>
          <table:table-cell office:value-type="float" office:value="2.40763" calcext:value-type="float">
            <text:p>2.40763</text:p>
          </table:table-cell>
          <table:table-cell/>
          <table:table-cell table:formula="of:=0.61105/[.J33]" office:value-type="float" office:value="0.2537973027417" calcext:value-type="float">
            <text:p>0.2537973027417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2537973027417" calcext:value-type="float">
            <text:p>0.2537973027417</text:p>
          </table:table-cell>
          <table:table-cell/>
          <table:table-cell office:value-type="float" office:value="1.96964861894125" calcext:value-type="float">
            <text:p>1.96964861894125</text:p>
          </table:table-cell>
          <table:table-cell table:number-columns-repeated="14"/>
          <table:table-cell office:value-type="float" office:value="1.86255" calcext:value-type="float">
            <text:p>1.86255</text:p>
          </table:table-cell>
          <table:table-cell/>
          <table:table-cell table:formula="of:=(0.5150862/[.AL33])" office:value-type="float" office:value="0.276548924861078" calcext:value-type="float">
            <text:p>0.276548924861078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276548924861078" calcext:value-type="float">
            <text:p>0.276548924861078</text:p>
          </table:table-cell>
          <table:table-cell office:value-type="float" office:value="2.51422225910216" calcext:value-type="float">
            <text:p>2.51422225910216</text:p>
          </table:table-cell>
          <table:table-cell table:number-columns-repeated="10"/>
          <table:table-cell office:value-type="float" office:value="2.51422225910216" calcext:value-type="float">
            <text:p>2.51422225910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2</text:p>
          </table:table-cell>
          <table:table-cell/>
          <table:table-cell office:value-type="float" office:value="0.310233" calcext:value-type="float">
            <text:p>0.310233</text:p>
          </table:table-cell>
          <table:table-cell/>
          <table:table-cell office:value-type="float" office:value="0.204869" calcext:value-type="float">
            <text:p>0.204869</text:p>
          </table:table-cell>
          <table:table-cell table:number-columns-repeated="2"/>
          <table:table-cell office:value-type="float" office:value="0.310233" calcext:value-type="float">
            <text:p>0.310233</text:p>
          </table:table-cell>
          <table:table-cell/>
          <table:table-cell table:formula="of:=0.61105/[.J34]" office:value-type="float" office:value="1.96964861894125" calcext:value-type="float">
            <text:p>1.96964861894125</text:p>
          </table:table-cell>
          <table:table-cell table:number-columns-repeated="7"/>
          <table:table-cell office:value-type="float" office:value="14.7" calcext:value-type="float">
            <text:p>14.7</text:p>
          </table:table-cell>
          <table:table-cell office:value-type="float" office:value="1.96964861894125" calcext:value-type="float">
            <text:p>1.96964861894125</text:p>
          </table:table-cell>
          <table:table-cell/>
          <table:table-cell office:value-type="float" office:value="2.14265927492172" calcext:value-type="float">
            <text:p>2.14265927492172</text:p>
          </table:table-cell>
          <table:table-cell table:number-columns-repeated="14"/>
          <table:table-cell office:value-type="float" office:value="0.204869" calcext:value-type="float">
            <text:p>0.204869</text:p>
          </table:table-cell>
          <table:table-cell/>
          <table:table-cell table:formula="of:=(0.5150862/[.AL34])" office:value-type="float" office:value="2.51422225910216" calcext:value-type="float">
            <text:p>2.514222259102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1422225910216" calcext:value-type="float">
            <text:p>2.51422225910216</text:p>
          </table:table-cell>
          <table:table-cell office:value-type="float" office:value="2.06027887107613" calcext:value-type="float">
            <text:p>2.06027887107613</text:p>
          </table:table-cell>
          <table:table-cell table:number-columns-repeated="10"/>
          <table:table-cell office:value-type="float" office:value="2.06027887107613" calcext:value-type="float">
            <text:p>2.060278871076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7</text:p>
          </table:table-cell>
          <table:table-cell/>
          <table:table-cell office:value-type="float" office:value="0.285183" calcext:value-type="float">
            <text:p>0.285183</text:p>
          </table:table-cell>
          <table:table-cell/>
          <table:table-cell office:value-type="float" office:value="0.250008" calcext:value-type="float">
            <text:p>0.250008</text:p>
          </table:table-cell>
          <table:table-cell table:number-columns-repeated="2"/>
          <table:table-cell office:value-type="float" office:value="0.285183" calcext:value-type="float">
            <text:p>0.285183</text:p>
          </table:table-cell>
          <table:table-cell/>
          <table:table-cell table:formula="of:=0.61105/[.J35]" office:value-type="float" office:value="2.14265927492172" calcext:value-type="float">
            <text:p>2.1426592749217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14265927492172" calcext:value-type="float">
            <text:p>2.14265927492172</text:p>
          </table:table-cell>
          <table:table-cell/>
          <table:table-cell office:value-type="float" office:value="1.76670425304305" calcext:value-type="float">
            <text:p>1.76670425304305</text:p>
          </table:table-cell>
          <table:table-cell table:number-columns-repeated="14"/>
          <table:table-cell office:value-type="float" office:value="0.250008" calcext:value-type="float">
            <text:p>0.250008</text:p>
          </table:table-cell>
          <table:table-cell/>
          <table:table-cell table:formula="of:=(0.5150862/[.AL35])" office:value-type="float" office:value="2.06027887107613" calcext:value-type="float">
            <text:p>2.06027887107613</text:p>
          </table:table-cell>
          <table:table-cell table:number-columns-repeated="2"/>
          <table:table-cell office:value-type="float" office:value="13.1" calcext:value-type="float">
            <text:p>13.1</text:p>
          </table:table-cell>
          <table:table-cell office:value-type="float" office:value="2.06027887107613" calcext:value-type="float">
            <text:p>2.06027887107613</text:p>
          </table:table-cell>
          <table:table-cell office:value-type="float" office:value="2.59747053751078" calcext:value-type="float">
            <text:p>2.59747053751078</text:p>
          </table:table-cell>
          <table:table-cell table:number-columns-repeated="10"/>
          <table:table-cell office:value-type="float" office:value="2.59747053751078" calcext:value-type="float">
            <text:p>2.59747053751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3</text:p>
          </table:table-cell>
          <table:table-cell/>
          <table:table-cell office:value-type="float" office:value="0.34587" calcext:value-type="float">
            <text:p>0.34587</text:p>
          </table:table-cell>
          <table:table-cell/>
          <table:table-cell office:value-type="float" office:value="0.198303" calcext:value-type="float">
            <text:p>0.198303</text:p>
          </table:table-cell>
          <table:table-cell table:number-columns-repeated="2"/>
          <table:table-cell office:value-type="float" office:value="0.34587" calcext:value-type="float">
            <text:p>0.34587</text:p>
          </table:table-cell>
          <table:table-cell/>
          <table:table-cell table:formula="of:=0.61105/[.J36]" office:value-type="float" office:value="1.76670425304305" calcext:value-type="float">
            <text:p>1.76670425304305</text:p>
          </table:table-cell>
          <table:table-cell table:number-columns-repeated="7"/>
          <table:table-cell office:value-type="float" office:value="12.67" calcext:value-type="float">
            <text:p>12.67</text:p>
          </table:table-cell>
          <table:table-cell office:value-type="float" office:value="1.76670425304305" calcext:value-type="float">
            <text:p>1.76670425304305</text:p>
          </table:table-cell>
          <table:table-cell/>
          <table:table-cell office:value-type="float" office:value="26.7283424097281" calcext:value-type="float">
            <text:p>26.7283424097281</text:p>
          </table:table-cell>
          <table:table-cell table:number-columns-repeated="14"/>
          <table:table-cell office:value-type="float" office:value="0.198303" calcext:value-type="float">
            <text:p>0.198303</text:p>
          </table:table-cell>
          <table:table-cell/>
          <table:table-cell table:formula="of:=(0.5150862/[.AL36])" office:value-type="float" office:value="2.59747053751078" calcext:value-type="float">
            <text:p>2.5974705375107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9747053751078" calcext:value-type="float">
            <text:p>2.59747053751078</text:p>
          </table:table-cell>
          <table:table-cell office:value-type="float" office:value="22.6509089629819" calcext:value-type="float">
            <text:p>22.6509089629819</text:p>
          </table:table-cell>
          <table:table-cell table:number-columns-repeated="10"/>
          <table:table-cell office:value-type="float" office:value="11.6509089629819" calcext:value-type="float">
            <text:p>11.6509089629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4</text:p>
          </table:table-cell>
          <table:table-cell/>
          <table:table-cell office:value-type="float" office:value="0.0228615" calcext:value-type="float">
            <text:p>0.0228615</text:p>
          </table:table-cell>
          <table:table-cell/>
          <table:table-cell office:value-type="float" office:value="0.0227402" calcext:value-type="float">
            <text:p>0.0227402</text:p>
          </table:table-cell>
          <table:table-cell table:number-columns-repeated="2"/>
          <table:table-cell office:value-type="float" office:value="0.0228615" calcext:value-type="float">
            <text:p>0.0228615</text:p>
          </table:table-cell>
          <table:table-cell/>
          <table:table-cell table:formula="of:=0.61105/[.J37]" office:value-type="float" office:value="26.7283424097281" calcext:value-type="float">
            <text:p>26.728342409728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6.7283424097281" calcext:value-type="float">
            <text:p>26.7283424097281</text:p>
          </table:table-cell>
          <table:table-cell/>
          <table:table-cell office:value-type="float" office:value="3.29810603811673" calcext:value-type="float">
            <text:p>3.29810603811673</text:p>
          </table:table-cell>
          <table:table-cell table:number-columns-repeated="14"/>
          <table:table-cell office:value-type="float" office:value="0.0227402" calcext:value-type="float">
            <text:p>0.0227402</text:p>
          </table:table-cell>
          <table:table-cell/>
          <table:table-cell table:formula="of:=(0.5150862/[.AL37])" office:value-type="float" office:value="22.6509089629819" calcext:value-type="float">
            <text:p>22.65090896298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.6509089629819" calcext:value-type="float">
            <text:p>22.6509089629819</text:p>
          </table:table-cell>
          <table:table-cell office:value-type="float" office:value="2.42561301229556" calcext:value-type="float">
            <text:p>2.42561301229556</text:p>
          </table:table-cell>
          <table:table-cell table:number-columns-repeated="10"/>
          <table:table-cell office:value-type="float" office:value="2.42561301229556" calcext:value-type="float">
            <text:p>2.42561301229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8</text:p>
          </table:table-cell>
          <table:table-cell/>
          <table:table-cell office:value-type="float" office:value="0.185273" calcext:value-type="float">
            <text:p>0.185273</text:p>
          </table:table-cell>
          <table:table-cell/>
          <table:table-cell office:value-type="float" office:value="0.212353" calcext:value-type="float">
            <text:p>0.212353</text:p>
          </table:table-cell>
          <table:table-cell table:number-columns-repeated="2"/>
          <table:table-cell office:value-type="float" office:value="0.185273" calcext:value-type="float">
            <text:p>0.185273</text:p>
          </table:table-cell>
          <table:table-cell/>
          <table:table-cell table:formula="of:=0.61105/[.J38]" office:value-type="float" office:value="3.29810603811673" calcext:value-type="float">
            <text:p>3.2981060381167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29810603811673" calcext:value-type="float">
            <text:p>3.29810603811673</text:p>
          </table:table-cell>
          <table:table-cell/>
          <table:table-cell office:value-type="float" office:value="0.614803374601945" calcext:value-type="float">
            <text:p>0.614803374601945</text:p>
          </table:table-cell>
          <table:table-cell table:number-columns-repeated="14"/>
          <table:table-cell office:value-type="float" office:value="0.212353" calcext:value-type="float">
            <text:p>0.212353</text:p>
          </table:table-cell>
          <table:table-cell/>
          <table:table-cell table:formula="of:=(0.5150862/[.AL38])" office:value-type="float" office:value="2.42561301229556" calcext:value-type="float">
            <text:p>2.4256130122955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2561301229556" calcext:value-type="float">
            <text:p>2.42561301229556</text:p>
          </table:table-cell>
          <table:table-cell office:value-type="float" office:value="0.516450662650723" calcext:value-type="float">
            <text:p>0.516450662650723</text:p>
          </table:table-cell>
          <table:table-cell table:number-columns-repeated="10"/>
          <table:table-cell office:value-type="float" office:value="0.516450662650723" calcext:value-type="float">
            <text:p>0.5164506626507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6</text:p>
          </table:table-cell>
          <table:table-cell/>
          <table:table-cell office:value-type="float" office:value="0.993895" calcext:value-type="float">
            <text:p>0.993895</text:p>
          </table:table-cell>
          <table:table-cell/>
          <table:table-cell office:value-type="float" office:value="0.997358" calcext:value-type="float">
            <text:p>0.997358</text:p>
          </table:table-cell>
          <table:table-cell table:number-columns-repeated="2"/>
          <table:table-cell office:value-type="float" office:value="0.993895" calcext:value-type="float">
            <text:p>0.993895</text:p>
          </table:table-cell>
          <table:table-cell/>
          <table:table-cell table:formula="of:=0.61105/[.J39]" office:value-type="float" office:value="0.614803374601945" calcext:value-type="float">
            <text:p>0.614803374601945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614803374601945" calcext:value-type="float">
            <text:p>0.614803374601945</text:p>
          </table:table-cell>
          <table:table-cell/>
          <table:table-cell office:value-type="float" office:value="2.74126545480647" calcext:value-type="float">
            <text:p>2.74126545480647</text:p>
          </table:table-cell>
          <table:table-cell table:number-columns-repeated="14"/>
          <table:table-cell office:value-type="float" office:value="0.997358" calcext:value-type="float">
            <text:p>0.997358</text:p>
          </table:table-cell>
          <table:table-cell/>
          <table:table-cell table:formula="of:=(0.5150862/[.AL39])" office:value-type="float" office:value="0.516450662650723" calcext:value-type="float">
            <text:p>0.51645066265072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516450662650723" calcext:value-type="float">
            <text:p>0.516450662650723</text:p>
          </table:table-cell>
          <table:table-cell office:value-type="float" office:value="1.57111283277616" calcext:value-type="float">
            <text:p>1.57111283277616</text:p>
          </table:table-cell>
          <table:table-cell table:number-columns-repeated="10"/>
          <table:table-cell office:value-type="float" office:value="1.57111283277616" calcext:value-type="float">
            <text:p>1.57111283277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7</text:p>
          </table:table-cell>
          <table:table-cell/>
          <table:table-cell office:value-type="float" office:value="0.222908" calcext:value-type="float">
            <text:p>0.222908</text:p>
          </table:table-cell>
          <table:table-cell/>
          <table:table-cell office:value-type="float" office:value="0.327848" calcext:value-type="float">
            <text:p>0.327848</text:p>
          </table:table-cell>
          <table:table-cell table:number-columns-repeated="2"/>
          <table:table-cell office:value-type="float" office:value="0.222908" calcext:value-type="float">
            <text:p>0.222908</text:p>
          </table:table-cell>
          <table:table-cell/>
          <table:table-cell table:formula="of:=0.61105/[.J40]" office:value-type="float" office:value="2.74126545480647" calcext:value-type="float">
            <text:p>2.7412654548064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74126545480647" calcext:value-type="float">
            <text:p>2.74126545480647</text:p>
          </table:table-cell>
          <table:table-cell/>
          <table:table-cell office:value-type="float" office:value="1.28569023923244" calcext:value-type="float">
            <text:p>1.28569023923244</text:p>
          </table:table-cell>
          <table:table-cell table:number-columns-repeated="14"/>
          <table:table-cell office:value-type="float" office:value="0.327848" calcext:value-type="float">
            <text:p>0.327848</text:p>
          </table:table-cell>
          <table:table-cell/>
          <table:table-cell table:formula="of:=(0.5150862/[.AL40])" office:value-type="float" office:value="1.57111283277616" calcext:value-type="float">
            <text:p>1.57111283277616</text:p>
          </table:table-cell>
          <table:table-cell table:number-columns-repeated="2"/>
          <table:table-cell office:value-type="float" office:value="8.21" calcext:value-type="float">
            <text:p>8.21</text:p>
          </table:table-cell>
          <table:table-cell office:value-type="float" office:value="1.57111283277616" calcext:value-type="float">
            <text:p>1.57111283277616</text:p>
          </table:table-cell>
          <table:table-cell office:value-type="float" office:value="1.46576155623599" calcext:value-type="float">
            <text:p>1.46576155623599</text:p>
          </table:table-cell>
          <table:table-cell table:number-columns-repeated="10"/>
          <table:table-cell office:value-type="float" office:value="1.46576155623599" calcext:value-type="float">
            <text:p>1.46576155623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8</text:p>
          </table:table-cell>
          <table:table-cell/>
          <table:table-cell office:value-type="float" office:value="0.47527" calcext:value-type="float">
            <text:p>0.47527</text:p>
          </table:table-cell>
          <table:table-cell/>
          <table:table-cell office:value-type="float" office:value="0.351412" calcext:value-type="float">
            <text:p>0.351412</text:p>
          </table:table-cell>
          <table:table-cell table:number-columns-repeated="2"/>
          <table:table-cell office:value-type="float" office:value="0.47527" calcext:value-type="float">
            <text:p>0.47527</text:p>
          </table:table-cell>
          <table:table-cell/>
          <table:table-cell table:formula="of:=0.61105/[.J41]" office:value-type="float" office:value="1.28569023923244" calcext:value-type="float">
            <text:p>1.28569023923244</text:p>
          </table:table-cell>
          <table:table-cell table:number-columns-repeated="7"/>
          <table:table-cell office:value-type="float" office:value="7.86" calcext:value-type="float">
            <text:p>7.86</text:p>
          </table:table-cell>
          <table:table-cell office:value-type="float" office:value="1.28569023923244" calcext:value-type="float">
            <text:p>1.28569023923244</text:p>
          </table:table-cell>
          <table:table-cell/>
          <table:table-cell office:value-type="float" office:value="1.25835056301947" calcext:value-type="float">
            <text:p>1.25835056301947</text:p>
          </table:table-cell>
          <table:table-cell table:number-columns-repeated="14"/>
          <table:table-cell office:value-type="float" office:value="0.351412" calcext:value-type="float">
            <text:p>0.351412</text:p>
          </table:table-cell>
          <table:table-cell/>
          <table:table-cell table:formula="of:=(0.5150862/[.AL41])" office:value-type="float" office:value="1.46576155623599" calcext:value-type="float">
            <text:p>1.4657615562359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46576155623599" calcext:value-type="float">
            <text:p>1.46576155623599</text:p>
          </table:table-cell>
          <table:table-cell office:value-type="float" office:value="2.29930719852869" calcext:value-type="float">
            <text:p>2.29930719852869</text:p>
          </table:table-cell>
          <table:table-cell table:number-columns-repeated="10"/>
          <table:table-cell office:value-type="float" office:value="2.29930719852869" calcext:value-type="float">
            <text:p>2.299307198528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9</text:p>
          </table:table-cell>
          <table:table-cell/>
          <table:table-cell office:value-type="float" office:value="0.485596" calcext:value-type="float">
            <text:p>0.485596</text:p>
          </table:table-cell>
          <table:table-cell/>
          <table:table-cell office:value-type="float" office:value="0.224018" calcext:value-type="float">
            <text:p>0.224018</text:p>
          </table:table-cell>
          <table:table-cell table:number-columns-repeated="2"/>
          <table:table-cell office:value-type="float" office:value="0.485596" calcext:value-type="float">
            <text:p>0.485596</text:p>
          </table:table-cell>
          <table:table-cell/>
          <table:table-cell table:formula="of:=0.61105/[.J42]" office:value-type="float" office:value="1.25835056301947" calcext:value-type="float">
            <text:p>1.25835056301947</text:p>
          </table:table-cell>
          <table:table-cell table:number-columns-repeated="7"/>
          <table:table-cell office:value-type="float" office:value="7.58" calcext:value-type="float">
            <text:p>7.58</text:p>
          </table:table-cell>
          <table:table-cell office:value-type="float" office:value="1.25835056301947" calcext:value-type="float">
            <text:p>1.25835056301947</text:p>
          </table:table-cell>
          <table:table-cell/>
          <table:table-cell office:value-type="float" office:value="2.87814344322137" calcext:value-type="float">
            <text:p>2.87814344322137</text:p>
          </table:table-cell>
          <table:table-cell table:number-columns-repeated="14"/>
          <table:table-cell office:value-type="float" office:value="0.224018" calcext:value-type="float">
            <text:p>0.224018</text:p>
          </table:table-cell>
          <table:table-cell/>
          <table:table-cell table:formula="of:=(0.5150862/[.AL42])" office:value-type="float" office:value="2.29930719852869" calcext:value-type="float">
            <text:p>2.299307198528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29930719852869" calcext:value-type="float">
            <text:p>2.29930719852869</text:p>
          </table:table-cell>
          <table:table-cell office:value-type="float" office:value="2.68322975542417" calcext:value-type="float">
            <text:p>2.68322975542417</text:p>
          </table:table-cell>
          <table:table-cell table:number-columns-repeated="10"/>
          <table:table-cell office:value-type="float" office:value="2.68322975542417" calcext:value-type="float">
            <text:p>2.68322975542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0</text:p>
          </table:table-cell>
          <table:table-cell/>
          <table:table-cell office:value-type="float" office:value="0.212307" calcext:value-type="float">
            <text:p>0.212307</text:p>
          </table:table-cell>
          <table:table-cell/>
          <table:table-cell office:value-type="float" office:value="0.191965" calcext:value-type="float">
            <text:p>0.191965</text:p>
          </table:table-cell>
          <table:table-cell table:number-columns-repeated="2"/>
          <table:table-cell office:value-type="float" office:value="0.212307" calcext:value-type="float">
            <text:p>0.212307</text:p>
          </table:table-cell>
          <table:table-cell/>
          <table:table-cell table:formula="of:=0.61105/[.J43]" office:value-type="float" office:value="2.87814344322137" calcext:value-type="float">
            <text:p>2.8781434432213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87814344322137" calcext:value-type="float">
            <text:p>2.87814344322137</text:p>
          </table:table-cell>
          <table:table-cell/>
          <table:table-cell office:value-type="float" office:value="2.57637852378423" calcext:value-type="float">
            <text:p>2.57637852378423</text:p>
          </table:table-cell>
          <table:table-cell table:number-columns-repeated="14"/>
          <table:table-cell office:value-type="float" office:value="0.191965" calcext:value-type="float">
            <text:p>0.191965</text:p>
          </table:table-cell>
          <table:table-cell/>
          <table:table-cell table:formula="of:=(0.5150862/[.AL43])" office:value-type="float" office:value="2.68322975542417" calcext:value-type="float">
            <text:p>2.683229755424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8322975542417" calcext:value-type="float">
            <text:p>2.68322975542417</text:p>
          </table:table-cell>
          <table:table-cell office:value-type="float" office:value="2.38784212283044" calcext:value-type="float">
            <text:p>2.38784212283044</text:p>
          </table:table-cell>
          <table:table-cell table:number-columns-repeated="10"/>
          <table:table-cell office:value-type="float" office:value="2.38784212283044" calcext:value-type="float">
            <text:p>2.38784212283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3</text:p>
          </table:table-cell>
          <table:table-cell/>
          <table:table-cell office:value-type="float" office:value="0.237174" calcext:value-type="float">
            <text:p>0.237174</text:p>
          </table:table-cell>
          <table:table-cell/>
          <table:table-cell office:value-type="float" office:value="0.215712" calcext:value-type="float">
            <text:p>0.215712</text:p>
          </table:table-cell>
          <table:table-cell table:number-columns-repeated="2"/>
          <table:table-cell office:value-type="float" office:value="0.237174" calcext:value-type="float">
            <text:p>0.237174</text:p>
          </table:table-cell>
          <table:table-cell/>
          <table:table-cell table:formula="of:=0.61105/[.J44]" office:value-type="float" office:value="2.57637852378423" calcext:value-type="float">
            <text:p>2.5763785237842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57637852378423" calcext:value-type="float">
            <text:p>2.57637852378423</text:p>
          </table:table-cell>
          <table:table-cell/>
          <table:table-cell office:value-type="float" office:value="22.2957243875563" calcext:value-type="float">
            <text:p>22.2957243875563</text:p>
          </table:table-cell>
          <table:table-cell table:number-columns-repeated="14"/>
          <table:table-cell office:value-type="float" office:value="0.215712" calcext:value-type="float">
            <text:p>0.215712</text:p>
          </table:table-cell>
          <table:table-cell/>
          <table:table-cell table:formula="of:=(0.5150862/[.AL44])" office:value-type="float" office:value="2.38784212283044" calcext:value-type="float">
            <text:p>2.387842122830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8784212283044" calcext:value-type="float">
            <text:p>2.38784212283044</text:p>
          </table:table-cell>
          <table:table-cell office:value-type="float" office:value="31.6465882699893" calcext:value-type="float">
            <text:p>31.6465882699893</text:p>
          </table:table-cell>
          <table:table-cell table:number-columns-repeated="10"/>
          <table:table-cell office:value-type="float" office:value="12.6465882699893" calcext:value-type="float">
            <text:p>12.64658826998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4</text:p>
          </table:table-cell>
          <table:table-cell/>
          <table:table-cell office:value-type="float" office:value="0.0274066" calcext:value-type="float">
            <text:p>0.0274066</text:p>
          </table:table-cell>
          <table:table-cell/>
          <table:table-cell office:value-type="float" office:value="0.0162762" calcext:value-type="float">
            <text:p>0.0162762</text:p>
          </table:table-cell>
          <table:table-cell table:number-columns-repeated="2"/>
          <table:table-cell office:value-type="float" office:value="0.0274066" calcext:value-type="float">
            <text:p>0.0274066</text:p>
          </table:table-cell>
          <table:table-cell/>
          <table:table-cell table:formula="of:=0.61105/[.J45]" office:value-type="float" office:value="22.2957243875563" calcext:value-type="float">
            <text:p>22.295724387556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2.2957243875563" calcext:value-type="float">
            <text:p>22.2957243875563</text:p>
          </table:table-cell>
          <table:table-cell/>
          <table:table-cell office:value-type="float" office:value="1.96132871554715" calcext:value-type="float">
            <text:p>1.96132871554715</text:p>
          </table:table-cell>
          <table:table-cell table:number-columns-repeated="14"/>
          <table:table-cell office:value-type="float" office:value="0.0162762" calcext:value-type="float">
            <text:p>0.0162762</text:p>
          </table:table-cell>
          <table:table-cell/>
          <table:table-cell table:formula="of:=(0.5150862/[.AL45])" office:value-type="float" office:value="31.6465882699893" calcext:value-type="float">
            <text:p>31.646588269989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.6465882699893" calcext:value-type="float">
            <text:p>31.6465882699893</text:p>
          </table:table-cell>
          <table:table-cell office:value-type="float" office:value="2.21770422068277" calcext:value-type="float">
            <text:p>2.21770422068277</text:p>
          </table:table-cell>
          <table:table-cell table:number-columns-repeated="10"/>
          <table:table-cell office:value-type="float" office:value="2.21770422068277" calcext:value-type="float">
            <text:p>2.217704220682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5</text:p>
          </table:table-cell>
          <table:table-cell/>
          <table:table-cell office:value-type="float" office:value="0.311549" calcext:value-type="float">
            <text:p>0.311549</text:p>
          </table:table-cell>
          <table:table-cell/>
          <table:table-cell office:value-type="float" office:value="0.232261" calcext:value-type="float">
            <text:p>0.232261</text:p>
          </table:table-cell>
          <table:table-cell table:number-columns-repeated="2"/>
          <table:table-cell office:value-type="float" office:value="0.311549" calcext:value-type="float">
            <text:p>0.311549</text:p>
          </table:table-cell>
          <table:table-cell/>
          <table:table-cell table:formula="of:=0.61105/[.J46]" office:value-type="float" office:value="1.96132871554715" calcext:value-type="float">
            <text:p>1.96132871554715</text:p>
          </table:table-cell>
          <table:table-cell table:number-columns-repeated="7"/>
          <table:table-cell office:value-type="float" office:value="14.61" calcext:value-type="float">
            <text:p>14.61</text:p>
          </table:table-cell>
          <table:table-cell office:value-type="float" office:value="1.96132871554715" calcext:value-type="float">
            <text:p>1.96132871554715</text:p>
          </table:table-cell>
          <table:table-cell/>
          <table:table-cell office:value-type="float" office:value="1.23944479039681" calcext:value-type="float">
            <text:p>1.23944479039681</text:p>
          </table:table-cell>
          <table:table-cell table:number-columns-repeated="14"/>
          <table:table-cell office:value-type="float" office:value="0.232261" calcext:value-type="float">
            <text:p>0.232261</text:p>
          </table:table-cell>
          <table:table-cell/>
          <table:table-cell table:formula="of:=(0.5150862/[.AL46])" office:value-type="float" office:value="2.21770422068277" calcext:value-type="float">
            <text:p>2.21770422068277</text:p>
          </table:table-cell>
          <table:table-cell table:number-columns-repeated="2"/>
          <table:table-cell office:value-type="float" office:value="14.68" calcext:value-type="float">
            <text:p>14.68</text:p>
          </table:table-cell>
          <table:table-cell office:value-type="float" office:value="2.21770422068277" calcext:value-type="float">
            <text:p>2.21770422068277</text:p>
          </table:table-cell>
          <table:table-cell office:value-type="float" office:value="1.88949652427505" calcext:value-type="float">
            <text:p>1.88949652427505</text:p>
          </table:table-cell>
          <table:table-cell table:number-columns-repeated="10"/>
          <table:table-cell office:value-type="float" office:value="1.88949652427505" calcext:value-type="float">
            <text:p>1.88949652427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31</text:p>
          </table:table-cell>
          <table:table-cell/>
          <table:table-cell office:value-type="float" office:value="0.493003" calcext:value-type="float">
            <text:p>0.493003</text:p>
          </table:table-cell>
          <table:table-cell/>
          <table:table-cell office:value-type="float" office:value="0.272605" calcext:value-type="float">
            <text:p>0.272605</text:p>
          </table:table-cell>
          <table:table-cell table:number-columns-repeated="2"/>
          <table:table-cell office:value-type="float" office:value="0.493003" calcext:value-type="float">
            <text:p>0.493003</text:p>
          </table:table-cell>
          <table:table-cell/>
          <table:table-cell table:formula="of:=0.61105/[.J47]" office:value-type="float" office:value="1.23944479039681" calcext:value-type="float">
            <text:p>1.2394447903968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23944479039681" calcext:value-type="float">
            <text:p>1.23944479039681</text:p>
          </table:table-cell>
          <table:table-cell/>
          <table:table-cell office:value-type="float" office:value="0.138220650873252" calcext:value-type="float">
            <text:p>0.138220650873252</text:p>
          </table:table-cell>
          <table:table-cell table:number-columns-repeated="14"/>
          <table:table-cell office:value-type="float" office:value="0.272605" calcext:value-type="float">
            <text:p>0.272605</text:p>
          </table:table-cell>
          <table:table-cell/>
          <table:table-cell table:formula="of:=(0.5150862/[.AL47])" office:value-type="float" office:value="1.88949652427505" calcext:value-type="float">
            <text:p>1.88949652427505</text:p>
          </table:table-cell>
          <table:table-cell table:number-columns-repeated="2"/>
          <table:table-cell office:value-type="float" office:value="11.39" calcext:value-type="float">
            <text:p>11.39</text:p>
          </table:table-cell>
          <table:table-cell office:value-type="float" office:value="1.88949652427505" calcext:value-type="float">
            <text:p>1.88949652427505</text:p>
          </table:table-cell>
          <table:table-cell office:value-type="float" office:value="0.124217728088284" calcext:value-type="float">
            <text:p>0.124217728088284</text:p>
          </table:table-cell>
          <table:table-cell table:number-columns-repeated="10"/>
          <table:table-cell office:value-type="float" office:value="0.124217728088284" calcext:value-type="float">
            <text:p>0.1242177280882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6</text:p>
          </table:table-cell>
          <table:table-cell/>
          <table:table-cell office:value-type="float" office:value="4.42083" calcext:value-type="float">
            <text:p>4.42083</text:p>
          </table:table-cell>
          <table:table-cell/>
          <table:table-cell office:value-type="float" office:value="4.14664" calcext:value-type="float">
            <text:p>4.14664</text:p>
          </table:table-cell>
          <table:table-cell table:number-columns-repeated="2"/>
          <table:table-cell office:value-type="float" office:value="4.42083" calcext:value-type="float">
            <text:p>4.42083</text:p>
          </table:table-cell>
          <table:table-cell/>
          <table:table-cell table:formula="of:=0.61105/[.J48]" office:value-type="float" office:value="0.138220650873252" calcext:value-type="float">
            <text:p>0.138220650873252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138220650873252" calcext:value-type="float">
            <text:p>0.138220650873252</text:p>
          </table:table-cell>
          <table:table-cell/>
          <table:table-cell office:value-type="float" office:value="2.03631746624189" calcext:value-type="float">
            <text:p>2.03631746624189</text:p>
          </table:table-cell>
          <table:table-cell table:number-columns-repeated="14"/>
          <table:table-cell office:value-type="float" office:value="4.14664" calcext:value-type="float">
            <text:p>4.14664</text:p>
          </table:table-cell>
          <table:table-cell/>
          <table:table-cell table:formula="of:=(0.5150862/[.AL48])" office:value-type="float" office:value="0.124217728088284" calcext:value-type="float">
            <text:p>0.12421772808828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124217728088284" calcext:value-type="float">
            <text:p>0.124217728088284</text:p>
          </table:table-cell>
          <table:table-cell office:value-type="float" office:value="2.40493325676187" calcext:value-type="float">
            <text:p>2.40493325676187</text:p>
          </table:table-cell>
          <table:table-cell table:number-columns-repeated="10"/>
          <table:table-cell office:value-type="float" office:value="2.40493325676187" calcext:value-type="float">
            <text:p>2.40493325676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7</text:p>
          </table:table-cell>
          <table:table-cell/>
          <table:table-cell office:value-type="float" office:value="0.300076" calcext:value-type="float">
            <text:p>0.300076</text:p>
          </table:table-cell>
          <table:table-cell/>
          <table:table-cell office:value-type="float" office:value="0.214179" calcext:value-type="float">
            <text:p>0.214179</text:p>
          </table:table-cell>
          <table:table-cell table:number-columns-repeated="2"/>
          <table:table-cell office:value-type="float" office:value="0.300076" calcext:value-type="float">
            <text:p>0.300076</text:p>
          </table:table-cell>
          <table:table-cell/>
          <table:table-cell table:formula="of:=0.61105/[.J49]" office:value-type="float" office:value="2.03631746624189" calcext:value-type="float">
            <text:p>2.0363174662418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3631746624189" calcext:value-type="float">
            <text:p>2.03631746624189</text:p>
          </table:table-cell>
          <table:table-cell/>
          <table:table-cell office:value-type="float" office:value="2.32309253971935" calcext:value-type="float">
            <text:p>2.32309253971935</text:p>
          </table:table-cell>
          <table:table-cell table:number-columns-repeated="14"/>
          <table:table-cell office:value-type="float" office:value="0.214179" calcext:value-type="float">
            <text:p>0.214179</text:p>
          </table:table-cell>
          <table:table-cell/>
          <table:table-cell table:formula="of:=(0.5150862/[.AL49])" office:value-type="float" office:value="2.40493325676187" calcext:value-type="float">
            <text:p>2.404933256761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0493325676187" calcext:value-type="float">
            <text:p>2.40493325676187</text:p>
          </table:table-cell>
          <table:table-cell office:value-type="float" office:value="2.71644147707496" calcext:value-type="float">
            <text:p>2.71644147707496</text:p>
          </table:table-cell>
          <table:table-cell table:number-columns-repeated="10"/>
          <table:table-cell office:value-type="float" office:value="2.71644147707496" calcext:value-type="float">
            <text:p>2.71644147707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32</text:p>
          </table:table-cell>
          <table:table-cell/>
          <table:table-cell office:value-type="float" office:value="0.263033" calcext:value-type="float">
            <text:p>0.263033</text:p>
          </table:table-cell>
          <table:table-cell/>
          <table:table-cell office:value-type="float" office:value="0.189618" calcext:value-type="float">
            <text:p>0.189618</text:p>
          </table:table-cell>
          <table:table-cell table:number-columns-repeated="2"/>
          <table:table-cell office:value-type="float" office:value="0.263033" calcext:value-type="float">
            <text:p>0.263033</text:p>
          </table:table-cell>
          <table:table-cell/>
          <table:table-cell table:formula="of:=0.61105/[.J50]" office:value-type="float" office:value="2.32309253971935" calcext:value-type="float">
            <text:p>2.3230925397193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32309253971935" calcext:value-type="float">
            <text:p>2.32309253971935</text:p>
          </table:table-cell>
          <table:table-cell/>
          <table:table-cell office:value-type="float" office:value="1.6219408610713" calcext:value-type="float">
            <text:p>1.6219408610713</text:p>
          </table:table-cell>
          <table:table-cell table:number-columns-repeated="14"/>
          <table:table-cell office:value-type="float" office:value="0.189618" calcext:value-type="float">
            <text:p>0.189618</text:p>
          </table:table-cell>
          <table:table-cell/>
          <table:table-cell table:formula="of:=(0.5150862/[.AL50])" office:value-type="float" office:value="2.71644147707496" calcext:value-type="float">
            <text:p>2.716441477074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71644147707496" calcext:value-type="float">
            <text:p>2.71644147707496</text:p>
          </table:table-cell>
          <table:table-cell office:value-type="float" office:value="1.45931239641324" calcext:value-type="float">
            <text:p>1.45931239641324</text:p>
          </table:table-cell>
          <table:table-cell table:number-columns-repeated="10"/>
          <table:table-cell office:value-type="float" office:value="1.45931239641324" calcext:value-type="float">
            <text:p>1.45931239641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3</text:p>
          </table:table-cell>
          <table:table-cell/>
          <table:table-cell office:value-type="float" office:value="0.37674" calcext:value-type="float">
            <text:p>0.37674</text:p>
          </table:table-cell>
          <table:table-cell/>
          <table:table-cell office:value-type="float" office:value="0.352965" calcext:value-type="float">
            <text:p>0.352965</text:p>
          </table:table-cell>
          <table:table-cell table:number-columns-repeated="2"/>
          <table:table-cell office:value-type="float" office:value="0.37674" calcext:value-type="float">
            <text:p>0.37674</text:p>
          </table:table-cell>
          <table:table-cell/>
          <table:table-cell table:formula="of:=0.61105/[.J51]" office:value-type="float" office:value="1.6219408610713" calcext:value-type="float">
            <text:p>1.6219408610713</text:p>
          </table:table-cell>
          <table:table-cell table:number-columns-repeated="7"/>
          <table:table-cell office:value-type="float" office:value="11.22" calcext:value-type="float">
            <text:p>11.22</text:p>
          </table:table-cell>
          <table:table-cell office:value-type="float" office:value="1.6219408610713" calcext:value-type="float">
            <text:p>1.6219408610713</text:p>
          </table:table-cell>
          <table:table-cell/>
          <table:table-cell office:value-type="float" office:value="4.35813678151902" calcext:value-type="float">
            <text:p>4.35813678151902</text:p>
          </table:table-cell>
          <table:table-cell table:number-columns-repeated="14"/>
          <table:table-cell office:value-type="float" office:value="0.352965" calcext:value-type="float">
            <text:p>0.352965</text:p>
          </table:table-cell>
          <table:table-cell/>
          <table:table-cell table:formula="of:=(0.5150862/[.AL51])" office:value-type="float" office:value="1.45931239641324" calcext:value-type="float">
            <text:p>1.4593123964132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45931239641324" calcext:value-type="float">
            <text:p>1.45931239641324</text:p>
          </table:table-cell>
          <table:table-cell office:value-type="float" office:value="3.81777227649387" calcext:value-type="float">
            <text:p>3.81777227649387</text:p>
          </table:table-cell>
          <table:table-cell table:number-columns-repeated="10"/>
          <table:table-cell office:value-type="float" office:value="3.81777227649387" calcext:value-type="float">
            <text:p>3.81777227649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8</text:p>
          </table:table-cell>
          <table:table-cell/>
          <table:table-cell office:value-type="float" office:value="0.140209" calcext:value-type="float">
            <text:p>0.140209</text:p>
          </table:table-cell>
          <table:table-cell/>
          <table:table-cell office:value-type="float" office:value="0.134918" calcext:value-type="float">
            <text:p>0.134918</text:p>
          </table:table-cell>
          <table:table-cell table:number-columns-repeated="2"/>
          <table:table-cell office:value-type="float" office:value="0.140209" calcext:value-type="float">
            <text:p>0.140209</text:p>
          </table:table-cell>
          <table:table-cell/>
          <table:table-cell table:formula="of:=0.61105/[.J52]" office:value-type="float" office:value="4.35813678151902" calcext:value-type="float">
            <text:p>4.3581367815190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.35813678151902" calcext:value-type="float">
            <text:p>4.35813678151902</text:p>
          </table:table-cell>
          <table:table-cell/>
          <table:table-cell office:value-type="float" office:value="1.86516366921847" calcext:value-type="float">
            <text:p>1.86516366921847</text:p>
          </table:table-cell>
          <table:table-cell table:number-columns-repeated="14"/>
          <table:table-cell office:value-type="float" office:value="0.134918" calcext:value-type="float">
            <text:p>0.134918</text:p>
          </table:table-cell>
          <table:table-cell/>
          <table:table-cell table:formula="of:=(0.5150862/[.AL52])" office:value-type="float" office:value="3.81777227649387" calcext:value-type="float">
            <text:p>3.817772276493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.81777227649387" calcext:value-type="float">
            <text:p>3.81777227649387</text:p>
          </table:table-cell>
          <table:table-cell office:value-type="float" office:value="2.22666799235711" calcext:value-type="float">
            <text:p>2.22666799235711</text:p>
          </table:table-cell>
          <table:table-cell table:number-columns-repeated="10"/>
          <table:table-cell office:value-type="float" office:value="2.22666799235711" calcext:value-type="float">
            <text:p>2.22666799235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9</text:p>
          </table:table-cell>
          <table:table-cell/>
          <table:table-cell office:value-type="float" office:value="0.327612" calcext:value-type="float">
            <text:p>0.327612</text:p>
          </table:table-cell>
          <table:table-cell/>
          <table:table-cell office:value-type="float" office:value="0.231326" calcext:value-type="float">
            <text:p>0.231326</text:p>
          </table:table-cell>
          <table:table-cell table:number-columns-repeated="2"/>
          <table:table-cell office:value-type="float" office:value="0.327612" calcext:value-type="float">
            <text:p>0.327612</text:p>
          </table:table-cell>
          <table:table-cell/>
          <table:table-cell table:formula="of:=0.61105/[.J53]" office:value-type="float" office:value="1.86516366921847" calcext:value-type="float">
            <text:p>1.86516366921847</text:p>
          </table:table-cell>
          <table:table-cell table:number-columns-repeated="7"/>
          <table:table-cell office:value-type="float" office:value="13.65" calcext:value-type="float">
            <text:p>13.65</text:p>
          </table:table-cell>
          <table:table-cell office:value-type="float" office:value="1.86516366921847" calcext:value-type="float">
            <text:p>1.86516366921847</text:p>
          </table:table-cell>
          <table:table-cell/>
          <table:table-cell office:value-type="float" office:value="2.40703537382809" calcext:value-type="float">
            <text:p>2.40703537382809</text:p>
          </table:table-cell>
          <table:table-cell table:number-columns-repeated="14"/>
          <table:table-cell office:value-type="float" office:value="0.231326" calcext:value-type="float">
            <text:p>0.231326</text:p>
          </table:table-cell>
          <table:table-cell/>
          <table:table-cell table:formula="of:=(0.5150862/[.AL53])" office:value-type="float" office:value="2.22666799235711" calcext:value-type="float">
            <text:p>2.22666799235711</text:p>
          </table:table-cell>
          <table:table-cell table:number-columns-repeated="2"/>
          <table:table-cell office:value-type="float" office:value="14.77" calcext:value-type="float">
            <text:p>14.77</text:p>
          </table:table-cell>
          <table:table-cell office:value-type="float" office:value="2.22666799235711" calcext:value-type="float">
            <text:p>2.22666799235711</text:p>
          </table:table-cell>
          <table:table-cell office:value-type="float" office:value="2.24924542802746" calcext:value-type="float">
            <text:p>2.24924542802746</text:p>
          </table:table-cell>
          <table:table-cell table:number-columns-repeated="10"/>
          <table:table-cell office:value-type="float" office:value="2.24924542802746" calcext:value-type="float">
            <text:p>2.24924542802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1</text:p>
          </table:table-cell>
          <table:table-cell/>
          <table:table-cell office:value-type="float" office:value="0.25386" calcext:value-type="float">
            <text:p>0.25386</text:p>
          </table:table-cell>
          <table:table-cell/>
          <table:table-cell office:value-type="float" office:value="0.229004" calcext:value-type="float">
            <text:p>0.229004</text:p>
          </table:table-cell>
          <table:table-cell table:number-columns-repeated="2"/>
          <table:table-cell office:value-type="float" office:value="0.25386" calcext:value-type="float">
            <text:p>0.25386</text:p>
          </table:table-cell>
          <table:table-cell/>
          <table:table-cell table:formula="of:=0.61105/[.J54]" office:value-type="float" office:value="2.40703537382809" calcext:value-type="float">
            <text:p>2.4070353738280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40703537382809" calcext:value-type="float">
            <text:p>2.40703537382809</text:p>
          </table:table-cell>
          <table:table-cell/>
          <table:table-cell office:value-type="float" office:value="1.18093040424714" calcext:value-type="float">
            <text:p>1.18093040424714</text:p>
          </table:table-cell>
          <table:table-cell table:number-columns-repeated="14"/>
          <table:table-cell office:value-type="float" office:value="0.229004" calcext:value-type="float">
            <text:p>0.229004</text:p>
          </table:table-cell>
          <table:table-cell/>
          <table:table-cell table:formula="of:=(0.5150862/[.AL54])" office:value-type="float" office:value="2.24924542802746" calcext:value-type="float">
            <text:p>2.24924542802746</text:p>
          </table:table-cell>
          <table:table-cell table:number-columns-repeated="2"/>
          <table:table-cell office:value-type="float" office:value="14.99" calcext:value-type="float">
            <text:p>14.99</text:p>
          </table:table-cell>
          <table:table-cell office:value-type="float" office:value="2.24924542802746" calcext:value-type="float">
            <text:p>2.24924542802746</text:p>
          </table:table-cell>
          <table:table-cell office:value-type="float" office:value="1.8168889484619" calcext:value-type="float">
            <text:p>1.8168889484619</text:p>
          </table:table-cell>
          <table:table-cell table:number-columns-repeated="10"/>
          <table:table-cell office:value-type="float" office:value="1.8168889484619" calcext:value-type="float">
            <text:p>1.8168889484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2</text:p>
          </table:table-cell>
          <table:table-cell/>
          <table:table-cell office:value-type="float" office:value="0.517431" calcext:value-type="float">
            <text:p>0.517431</text:p>
          </table:table-cell>
          <table:table-cell/>
          <table:table-cell office:value-type="float" office:value="0.283499" calcext:value-type="float">
            <text:p>0.283499</text:p>
          </table:table-cell>
          <table:table-cell table:number-columns-repeated="2"/>
          <table:table-cell office:value-type="float" office:value="0.517431" calcext:value-type="float">
            <text:p>0.517431</text:p>
          </table:table-cell>
          <table:table-cell/>
          <table:table-cell table:formula="of:=0.61105/[.J55]" office:value-type="float" office:value="1.18093040424714" calcext:value-type="float">
            <text:p>1.18093040424714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18093040424714" calcext:value-type="float">
            <text:p>1.18093040424714</text:p>
          </table:table-cell>
          <table:table-cell/>
          <table:table-cell office:value-type="float" office:value="1.78337424154426" calcext:value-type="float">
            <text:p>1.78337424154426</text:p>
          </table:table-cell>
          <table:table-cell table:number-columns-repeated="14"/>
          <table:table-cell office:value-type="float" office:value="0.283499" calcext:value-type="float">
            <text:p>0.283499</text:p>
          </table:table-cell>
          <table:table-cell/>
          <table:table-cell table:formula="of:=(0.5150862/[.AL55])" office:value-type="float" office:value="1.8168889484619" calcext:value-type="float">
            <text:p>1.8168889484619</text:p>
          </table:table-cell>
          <table:table-cell table:number-columns-repeated="2"/>
          <table:table-cell office:value-type="float" office:value="10.67" calcext:value-type="float">
            <text:p>10.67</text:p>
          </table:table-cell>
          <table:table-cell office:value-type="float" office:value="1.8168889484619" calcext:value-type="float">
            <text:p>1.8168889484619</text:p>
          </table:table-cell>
          <table:table-cell office:value-type="float" office:value="2.60052607663957" calcext:value-type="float">
            <text:p>2.60052607663957</text:p>
          </table:table-cell>
          <table:table-cell table:number-columns-repeated="10"/>
          <table:table-cell office:value-type="float" office:value="2.60052607663957" calcext:value-type="float">
            <text:p>2.600526076639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99</text:p>
          </table:table-cell>
          <table:table-cell/>
          <table:table-cell office:value-type="float" office:value="0.342637" calcext:value-type="float">
            <text:p>0.342637</text:p>
          </table:table-cell>
          <table:table-cell/>
          <table:table-cell office:value-type="float" office:value="0.19807" calcext:value-type="float">
            <text:p>0.19807</text:p>
          </table:table-cell>
          <table:table-cell table:number-columns-repeated="2"/>
          <table:table-cell office:value-type="float" office:value="0.342637" calcext:value-type="float">
            <text:p>0.342637</text:p>
          </table:table-cell>
          <table:table-cell/>
          <table:table-cell table:formula="of:=0.61105/[.J56]" office:value-type="float" office:value="1.78337424154426" calcext:value-type="float">
            <text:p>1.78337424154426</text:p>
          </table:table-cell>
          <table:table-cell table:number-columns-repeated="7"/>
          <table:table-cell office:value-type="float" office:value="12.83" calcext:value-type="float">
            <text:p>12.83</text:p>
          </table:table-cell>
          <table:table-cell office:value-type="float" office:value="1.78337424154426" calcext:value-type="float">
            <text:p>1.78337424154426</text:p>
          </table:table-cell>
          <table:table-cell/>
          <table:table-cell office:value-type="float" office:value="0.240051070516598" calcext:value-type="float">
            <text:p>0.240051070516598</text:p>
          </table:table-cell>
          <table:table-cell table:number-columns-repeated="14"/>
          <table:table-cell office:value-type="float" office:value="0.19807" calcext:value-type="float">
            <text:p>0.19807</text:p>
          </table:table-cell>
          <table:table-cell/>
          <table:table-cell table:formula="of:=(0.5150862/[.AL56])" office:value-type="float" office:value="2.60052607663957" calcext:value-type="float">
            <text:p>2.600526076639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0052607663957" calcext:value-type="float">
            <text:p>2.60052607663957</text:p>
          </table:table-cell>
          <table:table-cell office:value-type="float" office:value="0.230511067154761" calcext:value-type="float">
            <text:p>0.230511067154761</text:p>
          </table:table-cell>
          <table:table-cell table:number-columns-repeated="10"/>
          <table:table-cell office:value-type="float" office:value="0.230511067154761" calcext:value-type="float">
            <text:p>0.230511067154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5</text:p>
          </table:table-cell>
          <table:table-cell/>
          <table:table-cell office:value-type="float" office:value="2.5455" calcext:value-type="float">
            <text:p>2.5455</text:p>
          </table:table-cell>
          <table:table-cell/>
          <table:table-cell office:value-type="float" office:value="2.23454" calcext:value-type="float">
            <text:p>2.23454</text:p>
          </table:table-cell>
          <table:table-cell table:number-columns-repeated="2"/>
          <table:table-cell office:value-type="float" office:value="2.5455" calcext:value-type="float">
            <text:p>2.5455</text:p>
          </table:table-cell>
          <table:table-cell/>
          <table:table-cell table:formula="of:=0.61105/[.J57]" office:value-type="float" office:value="0.240051070516598" calcext:value-type="float">
            <text:p>0.240051070516598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240051070516598" calcext:value-type="float">
            <text:p>0.240051070516598</text:p>
          </table:table-cell>
          <table:table-cell/>
          <table:table-cell office:value-type="float" office:value="1.77954650031744" calcext:value-type="float">
            <text:p>1.77954650031744</text:p>
          </table:table-cell>
          <table:table-cell table:number-columns-repeated="14"/>
          <table:table-cell office:value-type="float" office:value="2.23454" calcext:value-type="float">
            <text:p>2.23454</text:p>
          </table:table-cell>
          <table:table-cell/>
          <table:table-cell table:formula="of:=(0.5150862/[.AL57])" office:value-type="float" office:value="0.230511067154761" calcext:value-type="float">
            <text:p>0.23051106715476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230511067154761" calcext:value-type="float">
            <text:p>0.230511067154761</text:p>
          </table:table-cell>
          <table:table-cell office:value-type="float" office:value="2.44041503802146" calcext:value-type="float">
            <text:p>2.44041503802146</text:p>
          </table:table-cell>
          <table:table-cell table:number-columns-repeated="10"/>
          <table:table-cell office:value-type="float" office:value="2.44041503802146" calcext:value-type="float">
            <text:p>2.44041503802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6</text:p>
          </table:table-cell>
          <table:table-cell/>
          <table:table-cell office:value-type="float" office:value="0.343374" calcext:value-type="float">
            <text:p>0.343374</text:p>
          </table:table-cell>
          <table:table-cell/>
          <table:table-cell office:value-type="float" office:value="0.211065" calcext:value-type="float">
            <text:p>0.211065</text:p>
          </table:table-cell>
          <table:table-cell table:number-columns-repeated="2"/>
          <table:table-cell office:value-type="float" office:value="0.343374" calcext:value-type="float">
            <text:p>0.343374</text:p>
          </table:table-cell>
          <table:table-cell/>
          <table:table-cell table:formula="of:=0.61105/[.J58]" office:value-type="float" office:value="1.77954650031744" calcext:value-type="float">
            <text:p>1.77954650031744</text:p>
          </table:table-cell>
          <table:table-cell table:number-columns-repeated="7"/>
          <table:table-cell office:value-type="float" office:value="12.8" calcext:value-type="float">
            <text:p>12.8</text:p>
          </table:table-cell>
          <table:table-cell office:value-type="float" office:value="1.77954650031744" calcext:value-type="float">
            <text:p>1.77954650031744</text:p>
          </table:table-cell>
          <table:table-cell/>
          <table:table-cell office:value-type="float" office:value="3.08385273410886" calcext:value-type="float">
            <text:p>3.08385273410886</text:p>
          </table:table-cell>
          <table:table-cell table:number-columns-repeated="14"/>
          <table:table-cell office:value-type="float" office:value="0.211065" calcext:value-type="float">
            <text:p>0.211065</text:p>
          </table:table-cell>
          <table:table-cell/>
          <table:table-cell table:formula="of:=(0.5150862/[.AL58])" office:value-type="float" office:value="2.44041503802146" calcext:value-type="float">
            <text:p>2.440415038021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4041503802146" calcext:value-type="float">
            <text:p>2.44041503802146</text:p>
          </table:table-cell>
          <table:table-cell office:value-type="float" office:value="2.54801436542799" calcext:value-type="float">
            <text:p>2.54801436542799</text:p>
          </table:table-cell>
          <table:table-cell table:number-columns-repeated="10"/>
          <table:table-cell office:value-type="float" office:value="2.54801436542799" calcext:value-type="float">
            <text:p>2.54801436542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8</text:p>
          </table:table-cell>
          <table:table-cell/>
          <table:table-cell office:value-type="float" office:value="0.198145" calcext:value-type="float">
            <text:p>0.198145</text:p>
          </table:table-cell>
          <table:table-cell/>
          <table:table-cell office:value-type="float" office:value="0.202152" calcext:value-type="float">
            <text:p>0.202152</text:p>
          </table:table-cell>
          <table:table-cell table:number-columns-repeated="2"/>
          <table:table-cell office:value-type="float" office:value="0.198145" calcext:value-type="float">
            <text:p>0.198145</text:p>
          </table:table-cell>
          <table:table-cell/>
          <table:table-cell table:formula="of:=0.61105/[.J59]" office:value-type="float" office:value="3.08385273410886" calcext:value-type="float">
            <text:p>3.0838527341088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08385273410886" calcext:value-type="float">
            <text:p>3.08385273410886</text:p>
          </table:table-cell>
          <table:table-cell/>
          <table:table-cell office:value-type="float" office:value="0.53813298106561" calcext:value-type="float">
            <text:p>0.53813298106561</text:p>
          </table:table-cell>
          <table:table-cell table:number-columns-repeated="14"/>
          <table:table-cell office:value-type="float" office:value="0.202152" calcext:value-type="float">
            <text:p>0.202152</text:p>
          </table:table-cell>
          <table:table-cell/>
          <table:table-cell table:formula="of:=(0.5150862/[.AL59])" office:value-type="float" office:value="2.54801436542799" calcext:value-type="float">
            <text:p>2.548014365427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4801436542799" calcext:value-type="float">
            <text:p>2.54801436542799</text:p>
          </table:table-cell>
          <table:table-cell office:value-type="float" office:value="0.365311952567039" calcext:value-type="float">
            <text:p>0.365311952567039</text:p>
          </table:table-cell>
          <table:table-cell table:number-columns-repeated="10"/>
          <table:table-cell office:value-type="float" office:value="0.365311952567039" calcext:value-type="float">
            <text:p>0.365311952567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90</text:p>
          </table:table-cell>
          <table:table-cell/>
          <table:table-cell office:value-type="float" office:value="1.1355" calcext:value-type="float">
            <text:p>1.1355</text:p>
          </table:table-cell>
          <table:table-cell/>
          <table:table-cell office:value-type="float" office:value="1.40999" calcext:value-type="float">
            <text:p>1.40999</text:p>
          </table:table-cell>
          <table:table-cell table:number-columns-repeated="2"/>
          <table:table-cell office:value-type="float" office:value="1.1355" calcext:value-type="float">
            <text:p>1.1355</text:p>
          </table:table-cell>
          <table:table-cell/>
          <table:table-cell table:formula="of:=0.61105/[.J60]" office:value-type="float" office:value="0.53813298106561" calcext:value-type="float">
            <text:p>0.5381329810656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53813298106561" calcext:value-type="float">
            <text:p>0.53813298106561</text:p>
          </table:table-cell>
          <table:table-cell/>
          <table:table-cell office:value-type="float" office:value="1.07932666831526" calcext:value-type="float">
            <text:p>1.07932666831526</text:p>
          </table:table-cell>
          <table:table-cell table:number-columns-repeated="14"/>
          <table:table-cell office:value-type="float" office:value="1.40999" calcext:value-type="float">
            <text:p>1.40999</text:p>
          </table:table-cell>
          <table:table-cell/>
          <table:table-cell table:formula="of:=(0.5150862/[.AL60])" office:value-type="float" office:value="0.365311952567039" calcext:value-type="float">
            <text:p>0.36531195256703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365311952567039" calcext:value-type="float">
            <text:p>0.365311952567039</text:p>
          </table:table-cell>
          <table:table-cell office:value-type="float" office:value="1.65909579916383" calcext:value-type="float">
            <text:p>1.65909579916383</text:p>
          </table:table-cell>
          <table:table-cell table:number-columns-repeated="10"/>
          <table:table-cell office:value-type="float" office:value="1.65909579916383" calcext:value-type="float">
            <text:p>1.65909579916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2</text:p>
          </table:table-cell>
          <table:table-cell/>
          <table:table-cell office:value-type="float" office:value="0.56614" calcext:value-type="float">
            <text:p>0.56614</text:p>
          </table:table-cell>
          <table:table-cell/>
          <table:table-cell office:value-type="float" office:value="0.310462" calcext:value-type="float">
            <text:p>0.310462</text:p>
          </table:table-cell>
          <table:table-cell table:number-columns-repeated="2"/>
          <table:table-cell office:value-type="float" office:value="0.56614" calcext:value-type="float">
            <text:p>0.56614</text:p>
          </table:table-cell>
          <table:table-cell/>
          <table:table-cell table:formula="of:=0.61105/[.J61]" office:value-type="float" office:value="1.07932666831526" calcext:value-type="float">
            <text:p>1.07932666831526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07932666831526" calcext:value-type="float">
            <text:p>1.07932666831526</text:p>
          </table:table-cell>
          <table:table-cell/>
          <table:table-cell office:value-type="float" office:value="1.71640847740903" calcext:value-type="float">
            <text:p>1.71640847740903</text:p>
          </table:table-cell>
          <table:table-cell table:number-columns-repeated="14"/>
          <table:table-cell office:value-type="float" office:value="0.310462" calcext:value-type="float">
            <text:p>0.310462</text:p>
          </table:table-cell>
          <table:table-cell/>
          <table:table-cell table:formula="of:=(0.5150862/[.AL61])" office:value-type="float" office:value="1.65909579916383" calcext:value-type="float">
            <text:p>1.65909579916383</text:p>
          </table:table-cell>
          <table:table-cell table:number-columns-repeated="2"/>
          <table:table-cell office:value-type="float" office:value="9.09" calcext:value-type="float">
            <text:p>9.09</text:p>
          </table:table-cell>
          <table:table-cell office:value-type="float" office:value="1.65909579916383" calcext:value-type="float">
            <text:p>1.65909579916383</text:p>
          </table:table-cell>
          <table:table-cell office:value-type="float" office:value="1.56883983150739" calcext:value-type="float">
            <text:p>1.56883983150739</text:p>
          </table:table-cell>
          <table:table-cell table:number-columns-repeated="10"/>
          <table:table-cell office:value-type="float" office:value="1.56883983150739" calcext:value-type="float">
            <text:p>1.56883983150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9</text:p>
          </table:table-cell>
          <table:table-cell/>
          <table:table-cell office:value-type="float" office:value="0.356005" calcext:value-type="float">
            <text:p>0.356005</text:p>
          </table:table-cell>
          <table:table-cell/>
          <table:table-cell office:value-type="float" office:value="0.328323" calcext:value-type="float">
            <text:p>0.328323</text:p>
          </table:table-cell>
          <table:table-cell table:number-columns-repeated="2"/>
          <table:table-cell office:value-type="float" office:value="0.356005" calcext:value-type="float">
            <text:p>0.356005</text:p>
          </table:table-cell>
          <table:table-cell/>
          <table:table-cell table:formula="of:=0.61105/[.J62]" office:value-type="float" office:value="1.71640847740903" calcext:value-type="float">
            <text:p>1.71640847740903</text:p>
          </table:table-cell>
          <table:table-cell table:number-columns-repeated="7"/>
          <table:table-cell office:value-type="float" office:value="12.16" calcext:value-type="float">
            <text:p>12.16</text:p>
          </table:table-cell>
          <table:table-cell office:value-type="float" office:value="1.71640847740903" calcext:value-type="float">
            <text:p>1.71640847740903</text:p>
          </table:table-cell>
          <table:table-cell/>
          <table:table-cell office:value-type="float" office:value="0.07776112109381" calcext:value-type="float">
            <text:p>0.07776112109381</text:p>
          </table:table-cell>
          <table:table-cell table:number-columns-repeated="14"/>
          <table:table-cell office:value-type="float" office:value="0.328323" calcext:value-type="float">
            <text:p>0.328323</text:p>
          </table:table-cell>
          <table:table-cell/>
          <table:table-cell table:formula="of:=(0.5150862/[.AL62])" office:value-type="float" office:value="1.56883983150739" calcext:value-type="float">
            <text:p>1.56883983150739</text:p>
          </table:table-cell>
          <table:table-cell table:number-columns-repeated="2"/>
          <table:table-cell office:value-type="float" office:value="8.19" calcext:value-type="float">
            <text:p>8.19</text:p>
          </table:table-cell>
          <table:table-cell office:value-type="float" office:value="1.56883983150739" calcext:value-type="float">
            <text:p>1.56883983150739</text:p>
          </table:table-cell>
          <table:table-cell office:value-type="float" office:value="0.076502419448265" calcext:value-type="float">
            <text:p>0.076502419448265</text:p>
          </table:table-cell>
          <table:table-cell table:number-columns-repeated="10"/>
          <table:table-cell office:value-type="float" office:value="0.076502419448265" calcext:value-type="float">
            <text:p>0.076502419448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0</text:p>
          </table:table-cell>
          <table:table-cell/>
          <table:table-cell office:value-type="float" office:value="7.85804" calcext:value-type="float">
            <text:p>7.85804</text:p>
          </table:table-cell>
          <table:table-cell/>
          <table:table-cell office:value-type="float" office:value="6.73294" calcext:value-type="float">
            <text:p>6.73294</text:p>
          </table:table-cell>
          <table:table-cell table:number-columns-repeated="2"/>
          <table:table-cell office:value-type="float" office:value="7.85804" calcext:value-type="float">
            <text:p>7.85804</text:p>
          </table:table-cell>
          <table:table-cell/>
          <table:table-cell table:formula="of:=0.61105/[.J63]" office:value-type="float" office:value="0.0777611210938097" calcext:value-type="float">
            <text:p>0.0777611210938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07776112109381" calcext:value-type="float">
            <text:p>0.07776112109381</text:p>
          </table:table-cell>
          <table:table-cell/>
          <table:table-cell office:value-type="float" office:value="0.077270830435387" calcext:value-type="float">
            <text:p>0.077270830435387</text:p>
          </table:table-cell>
          <table:table-cell table:number-columns-repeated="14"/>
          <table:table-cell office:value-type="float" office:value="6.73294" calcext:value-type="float">
            <text:p>6.73294</text:p>
          </table:table-cell>
          <table:table-cell/>
          <table:table-cell table:formula="of:=(0.5150862/[.AL63])" office:value-type="float" office:value="0.0765024194482648" calcext:value-type="float">
            <text:p>0.07650241944826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76502419448265" calcext:value-type="float">
            <text:p>0.076502419448265</text:p>
          </table:table-cell>
          <table:table-cell office:value-type="float" office:value="0.077367104806622" calcext:value-type="float">
            <text:p>0.077367104806622</text:p>
          </table:table-cell>
          <table:table-cell table:number-columns-repeated="10"/>
          <table:table-cell office:value-type="float" office:value="0.077367104806622" calcext:value-type="float">
            <text:p>0.077367104806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0</text:p>
          </table:table-cell>
          <table:table-cell/>
          <table:table-cell office:value-type="float" office:value="7.9079" calcext:value-type="float">
            <text:p>7.9079</text:p>
          </table:table-cell>
          <table:table-cell/>
          <table:table-cell office:value-type="float" office:value="6.65769" calcext:value-type="float">
            <text:p>6.65769</text:p>
          </table:table-cell>
          <table:table-cell table:number-columns-repeated="2"/>
          <table:table-cell office:value-type="float" office:value="7.9079" calcext:value-type="float">
            <text:p>7.9079</text:p>
          </table:table-cell>
          <table:table-cell/>
          <table:table-cell table:formula="of:=0.61105/[.J64]" office:value-type="float" office:value="0.0772708304353874" calcext:value-type="float">
            <text:p>0.077270830435387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077270830435387" calcext:value-type="float">
            <text:p>0.077270830435387</text:p>
          </table:table-cell>
          <table:table-cell/>
          <table:table-cell office:value-type="float" office:value="2.84323031538197" calcext:value-type="float">
            <text:p>2.84323031538197</text:p>
          </table:table-cell>
          <table:table-cell table:number-columns-repeated="14"/>
          <table:table-cell office:value-type="float" office:value="6.65769" calcext:value-type="float">
            <text:p>6.65769</text:p>
          </table:table-cell>
          <table:table-cell/>
          <table:table-cell table:formula="of:=(0.5150862/[.AL64])" office:value-type="float" office:value="0.0773671048066221" calcext:value-type="float">
            <text:p>0.07736710480662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77367104806622" calcext:value-type="float">
            <text:p>0.077367104806622</text:p>
          </table:table-cell>
          <table:table-cell office:value-type="float" office:value="2.35873409838168" calcext:value-type="float">
            <text:p>2.35873409838168</text:p>
          </table:table-cell>
          <table:table-cell table:number-columns-repeated="10"/>
          <table:table-cell office:value-type="float" office:value="2.35873409838168" calcext:value-type="float">
            <text:p>2.35873409838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1</text:p>
          </table:table-cell>
          <table:table-cell/>
          <table:table-cell office:value-type="float" office:value="0.214914" calcext:value-type="float">
            <text:p>0.214914</text:p>
          </table:table-cell>
          <table:table-cell/>
          <table:table-cell office:value-type="float" office:value="0.218374" calcext:value-type="float">
            <text:p>0.218374</text:p>
          </table:table-cell>
          <table:table-cell table:number-columns-repeated="2"/>
          <table:table-cell office:value-type="float" office:value="0.214914" calcext:value-type="float">
            <text:p>0.214914</text:p>
          </table:table-cell>
          <table:table-cell/>
          <table:table-cell table:formula="of:=0.61105/[.J65]" office:value-type="float" office:value="2.84323031538197" calcext:value-type="float">
            <text:p>2.8432303153819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84323031538197" calcext:value-type="float">
            <text:p>2.84323031538197</text:p>
          </table:table-cell>
          <table:table-cell/>
          <table:table-cell office:value-type="float" office:value="2.20248994362664" calcext:value-type="float">
            <text:p>2.20248994362664</text:p>
          </table:table-cell>
          <table:table-cell table:number-columns-repeated="14"/>
          <table:table-cell office:value-type="float" office:value="0.218374" calcext:value-type="float">
            <text:p>0.218374</text:p>
          </table:table-cell>
          <table:table-cell/>
          <table:table-cell table:formula="of:=(0.5150862/[.AL65])" office:value-type="float" office:value="2.35873409838168" calcext:value-type="float">
            <text:p>2.3587340983816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5873409838168" calcext:value-type="float">
            <text:p>2.35873409838168</text:p>
          </table:table-cell>
          <table:table-cell office:value-type="float" office:value="2.05058402006449" calcext:value-type="float">
            <text:p>2.05058402006449</text:p>
          </table:table-cell>
          <table:table-cell table:number-columns-repeated="10"/>
          <table:table-cell office:value-type="float" office:value="2.05058402006449" calcext:value-type="float">
            <text:p>2.05058402006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2</text:p>
          </table:table-cell>
          <table:table-cell/>
          <table:table-cell office:value-type="float" office:value="0.277436" calcext:value-type="float">
            <text:p>0.277436</text:p>
          </table:table-cell>
          <table:table-cell/>
          <table:table-cell office:value-type="float" office:value="0.25119" calcext:value-type="float">
            <text:p>0.25119</text:p>
          </table:table-cell>
          <table:table-cell table:number-columns-repeated="2"/>
          <table:table-cell office:value-type="float" office:value="0.277436" calcext:value-type="float">
            <text:p>0.277436</text:p>
          </table:table-cell>
          <table:table-cell/>
          <table:table-cell table:formula="of:=0.61105/[.J66]" office:value-type="float" office:value="2.20248994362664" calcext:value-type="float">
            <text:p>2.2024899436266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20248994362664" calcext:value-type="float">
            <text:p>2.20248994362664</text:p>
          </table:table-cell>
          <table:table-cell/>
          <table:table-cell office:value-type="float" office:value="1.38447700053018" calcext:value-type="float">
            <text:p>1.38447700053018</text:p>
          </table:table-cell>
          <table:table-cell table:number-columns-repeated="14"/>
          <table:table-cell office:value-type="float" office:value="0.25119" calcext:value-type="float">
            <text:p>0.25119</text:p>
          </table:table-cell>
          <table:table-cell/>
          <table:table-cell table:formula="of:=(0.5150862/[.AL66])" office:value-type="float" office:value="2.05058402006449" calcext:value-type="float">
            <text:p>2.05058402006449</text:p>
          </table:table-cell>
          <table:table-cell table:number-columns-repeated="2"/>
          <table:table-cell office:value-type="float" office:value="13.01" calcext:value-type="float">
            <text:p>13.01</text:p>
          </table:table-cell>
          <table:table-cell office:value-type="float" office:value="2.05058402006449" calcext:value-type="float">
            <text:p>2.05058402006449</text:p>
          </table:table-cell>
          <table:table-cell office:value-type="float" office:value="1.5942054911962" calcext:value-type="float">
            <text:p>1.5942054911962</text:p>
          </table:table-cell>
          <table:table-cell table:number-columns-repeated="10"/>
          <table:table-cell office:value-type="float" office:value="1.5942054911962" calcext:value-type="float">
            <text:p>1.5942054911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3</text:p>
          </table:table-cell>
          <table:table-cell/>
          <table:table-cell office:value-type="float" office:value="0.441358" calcext:value-type="float">
            <text:p>0.441358</text:p>
          </table:table-cell>
          <table:table-cell/>
          <table:table-cell office:value-type="float" office:value="0.323099" calcext:value-type="float">
            <text:p>0.323099</text:p>
          </table:table-cell>
          <table:table-cell table:number-columns-repeated="2"/>
          <table:table-cell office:value-type="float" office:value="0.441358" calcext:value-type="float">
            <text:p>0.441358</text:p>
          </table:table-cell>
          <table:table-cell/>
          <table:table-cell table:formula="of:=0.61105/[.J67]" office:value-type="float" office:value="1.38447700053018" calcext:value-type="float">
            <text:p>1.38447700053018</text:p>
          </table:table-cell>
          <table:table-cell table:number-columns-repeated="7"/>
          <table:table-cell office:value-type="float" office:value="8.84" calcext:value-type="float">
            <text:p>8.84</text:p>
          </table:table-cell>
          <table:table-cell office:value-type="float" office:value="1.38447700053018" calcext:value-type="float">
            <text:p>1.38447700053018</text:p>
          </table:table-cell>
          <table:table-cell/>
          <table:table-cell office:value-type="float" office:value="1.05626072812068" calcext:value-type="float">
            <text:p>1.05626072812068</text:p>
          </table:table-cell>
          <table:table-cell table:number-columns-repeated="14"/>
          <table:table-cell office:value-type="float" office:value="0.323099" calcext:value-type="float">
            <text:p>0.323099</text:p>
          </table:table-cell>
          <table:table-cell/>
          <table:table-cell table:formula="of:=(0.5150862/[.AL67])" office:value-type="float" office:value="1.5942054911962" calcext:value-type="float">
            <text:p>1.5942054911962</text:p>
          </table:table-cell>
          <table:table-cell table:number-columns-repeated="2"/>
          <table:table-cell office:value-type="float" office:value="8.44" calcext:value-type="float">
            <text:p>8.44</text:p>
          </table:table-cell>
          <table:table-cell office:value-type="float" office:value="1.5942054911962" calcext:value-type="float">
            <text:p>1.5942054911962</text:p>
          </table:table-cell>
          <table:table-cell office:value-type="float" office:value="1.32656734099952" calcext:value-type="float">
            <text:p>1.32656734099952</text:p>
          </table:table-cell>
          <table:table-cell table:number-columns-repeated="10"/>
          <table:table-cell office:value-type="float" office:value="1.32656734099952" calcext:value-type="float">
            <text:p>1.32656734099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96</text:p>
          </table:table-cell>
          <table:table-cell/>
          <table:table-cell office:value-type="float" office:value="0.578503" calcext:value-type="float">
            <text:p>0.578503</text:p>
          </table:table-cell>
          <table:table-cell/>
          <table:table-cell office:value-type="float" office:value="0.388285" calcext:value-type="float">
            <text:p>0.388285</text:p>
          </table:table-cell>
          <table:table-cell table:number-columns-repeated="2"/>
          <table:table-cell office:value-type="float" office:value="0.578503" calcext:value-type="float">
            <text:p>0.578503</text:p>
          </table:table-cell>
          <table:table-cell/>
          <table:table-cell table:formula="of:=0.61105/[.J68]" office:value-type="float" office:value="1.05626072812068" calcext:value-type="float">
            <text:p>1.05626072812068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05626072812068" calcext:value-type="float">
            <text:p>1.05626072812068</text:p>
          </table:table-cell>
          <table:table-cell/>
          <table:table-cell office:value-type="float" office:value="1.96172540659933" calcext:value-type="float">
            <text:p>1.96172540659933</text:p>
          </table:table-cell>
          <table:table-cell table:number-columns-repeated="14"/>
          <table:table-cell office:value-type="float" office:value="0.388285" calcext:value-type="float">
            <text:p>0.388285</text:p>
          </table:table-cell>
          <table:table-cell/>
          <table:table-cell table:formula="of:=(0.5150862/[.AL68])" office:value-type="float" office:value="1.32656734099952" calcext:value-type="float">
            <text:p>1.3265673409995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32656734099952" calcext:value-type="float">
            <text:p>1.32656734099952</text:p>
          </table:table-cell>
          <table:table-cell office:value-type="float" office:value="2.57611367012258" calcext:value-type="float">
            <text:p>2.57611367012258</text:p>
          </table:table-cell>
          <table:table-cell table:number-columns-repeated="10"/>
          <table:table-cell office:value-type="float" office:value="2.57611367012258" calcext:value-type="float">
            <text:p>2.576113670122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5</text:p>
          </table:table-cell>
          <table:table-cell/>
          <table:table-cell office:value-type="float" office:value="0.311486" calcext:value-type="float">
            <text:p>0.311486</text:p>
          </table:table-cell>
          <table:table-cell/>
          <table:table-cell office:value-type="float" office:value="0.199947" calcext:value-type="float">
            <text:p>0.199947</text:p>
          </table:table-cell>
          <table:table-cell table:number-columns-repeated="2"/>
          <table:table-cell office:value-type="float" office:value="0.311486" calcext:value-type="float">
            <text:p>0.311486</text:p>
          </table:table-cell>
          <table:table-cell/>
          <table:table-cell table:formula="of:=0.61105/[.J69]" office:value-type="float" office:value="1.96172540659933" calcext:value-type="float">
            <text:p>1.96172540659933</text:p>
          </table:table-cell>
          <table:table-cell table:number-columns-repeated="7"/>
          <table:table-cell office:value-type="float" office:value="14.62" calcext:value-type="float">
            <text:p>14.62</text:p>
          </table:table-cell>
          <table:table-cell office:value-type="float" office:value="1.96172540659933" calcext:value-type="float">
            <text:p>1.96172540659933</text:p>
          </table:table-cell>
          <table:table-cell/>
          <table:table-cell office:value-type="float" office:value="1.64267817970665" calcext:value-type="float">
            <text:p>1.64267817970665</text:p>
          </table:table-cell>
          <table:table-cell table:number-columns-repeated="14"/>
          <table:table-cell office:value-type="float" office:value="0.199947" calcext:value-type="float">
            <text:p>0.199947</text:p>
          </table:table-cell>
          <table:table-cell/>
          <table:table-cell table:formula="of:=(0.5150862/[.AL69])" office:value-type="float" office:value="2.57611367012258" calcext:value-type="float">
            <text:p>2.5761136701225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7611367012258" calcext:value-type="float">
            <text:p>2.57611367012258</text:p>
          </table:table-cell>
          <table:table-cell office:value-type="float" office:value="1.79330703589844" calcext:value-type="float">
            <text:p>1.79330703589844</text:p>
          </table:table-cell>
          <table:table-cell table:number-columns-repeated="10"/>
          <table:table-cell office:value-type="float" office:value="1.79330703589844" calcext:value-type="float">
            <text:p>1.79330703589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4</text:p>
          </table:table-cell>
          <table:table-cell/>
          <table:table-cell office:value-type="float" office:value="0.371984" calcext:value-type="float">
            <text:p>0.371984</text:p>
          </table:table-cell>
          <table:table-cell/>
          <table:table-cell office:value-type="float" office:value="0.287227" calcext:value-type="float">
            <text:p>0.287227</text:p>
          </table:table-cell>
          <table:table-cell table:number-columns-repeated="2"/>
          <table:table-cell office:value-type="float" office:value="0.371984" calcext:value-type="float">
            <text:p>0.371984</text:p>
          </table:table-cell>
          <table:table-cell/>
          <table:table-cell table:formula="of:=0.61105/[.J70]" office:value-type="float" office:value="1.64267817970665" calcext:value-type="float">
            <text:p>1.64267817970665</text:p>
          </table:table-cell>
          <table:table-cell table:number-columns-repeated="7"/>
          <table:table-cell office:value-type="float" office:value="11.43" calcext:value-type="float">
            <text:p>11.43</text:p>
          </table:table-cell>
          <table:table-cell office:value-type="float" office:value="1.64267817970665" calcext:value-type="float">
            <text:p>1.64267817970665</text:p>
          </table:table-cell>
          <table:table-cell/>
          <table:table-cell office:value-type="float" office:value="2.23533069944396" calcext:value-type="float">
            <text:p>2.23533069944396</text:p>
          </table:table-cell>
          <table:table-cell table:number-columns-repeated="14"/>
          <table:table-cell office:value-type="float" office:value="0.287227" calcext:value-type="float">
            <text:p>0.287227</text:p>
          </table:table-cell>
          <table:table-cell/>
          <table:table-cell table:formula="of:=(0.5150862/[.AL70])" office:value-type="float" office:value="1.79330703589844" calcext:value-type="float">
            <text:p>1.79330703589844</text:p>
          </table:table-cell>
          <table:table-cell table:number-columns-repeated="2"/>
          <table:table-cell office:value-type="float" office:value="10.43" calcext:value-type="float">
            <text:p>10.43</text:p>
          </table:table-cell>
          <table:table-cell office:value-type="float" office:value="1.79330703589844" calcext:value-type="float">
            <text:p>1.79330703589844</text:p>
          </table:table-cell>
          <table:table-cell office:value-type="float" office:value="2.48123106270443" calcext:value-type="float">
            <text:p>2.48123106270443</text:p>
          </table:table-cell>
          <table:table-cell table:number-columns-repeated="10"/>
          <table:table-cell office:value-type="float" office:value="2.48123106270443" calcext:value-type="float">
            <text:p>2.48123106270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1</text:p>
          </table:table-cell>
          <table:table-cell/>
          <table:table-cell office:value-type="float" office:value="0.27336" calcext:value-type="float">
            <text:p>0.27336</text:p>
          </table:table-cell>
          <table:table-cell/>
          <table:table-cell office:value-type="float" office:value="0.207593" calcext:value-type="float">
            <text:p>0.207593</text:p>
          </table:table-cell>
          <table:table-cell table:number-columns-repeated="2"/>
          <table:table-cell office:value-type="float" office:value="0.27336" calcext:value-type="float">
            <text:p>0.27336</text:p>
          </table:table-cell>
          <table:table-cell/>
          <table:table-cell table:formula="of:=0.61105/[.J71]" office:value-type="float" office:value="2.23533069944396" calcext:value-type="float">
            <text:p>2.2353306994439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23533069944396" calcext:value-type="float">
            <text:p>2.23533069944396</text:p>
          </table:table-cell>
          <table:table-cell/>
          <table:table-cell office:value-type="float" office:value="0.473208961581055" calcext:value-type="float">
            <text:p>0.473208961581055</text:p>
          </table:table-cell>
          <table:table-cell table:number-columns-repeated="14"/>
          <table:table-cell office:value-type="float" office:value="0.207593" calcext:value-type="float">
            <text:p>0.207593</text:p>
          </table:table-cell>
          <table:table-cell/>
          <table:table-cell table:formula="of:=(0.5150862/[.AL71])" office:value-type="float" office:value="2.48123106270443" calcext:value-type="float">
            <text:p>2.481231062704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8123106270443" calcext:value-type="float">
            <text:p>2.48123106270443</text:p>
          </table:table-cell>
          <table:table-cell office:value-type="float" office:value="0.831975797593973" calcext:value-type="float">
            <text:p>0.831975797593973</text:p>
          </table:table-cell>
          <table:table-cell table:number-columns-repeated="10"/>
          <table:table-cell office:value-type="float" office:value="0.831975797593973" calcext:value-type="float">
            <text:p>0.831975797593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1190375</text:p>
          </table:table-cell>
          <table:table-cell/>
          <table:table-cell office:value-type="float" office:value="1.29129" calcext:value-type="float">
            <text:p>1.29129</text:p>
          </table:table-cell>
          <table:table-cell/>
          <table:table-cell office:value-type="float" office:value="0.619112" calcext:value-type="float">
            <text:p>0.619112</text:p>
          </table:table-cell>
          <table:table-cell table:number-columns-repeated="2"/>
          <table:table-cell office:value-type="float" office:value="1.29129" calcext:value-type="float">
            <text:p>1.29129</text:p>
          </table:table-cell>
          <table:table-cell/>
          <table:table-cell table:formula="of:=0.61105/[.J72]" office:value-type="float" office:value="0.473208961581055" calcext:value-type="float">
            <text:p>0.473208961581055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473208961581055" calcext:value-type="float">
            <text:p>0.473208961581055</text:p>
          </table:table-cell>
          <table:table-cell/>
          <table:table-cell office:value-type="float" office:value="1.00752531797931" calcext:value-type="float">
            <text:p>1.00752531797931</text:p>
          </table:table-cell>
          <table:table-cell table:number-columns-repeated="14"/>
          <table:table-cell office:value-type="float" office:value="0.619112" calcext:value-type="float">
            <text:p>0.619112</text:p>
          </table:table-cell>
          <table:table-cell/>
          <table:table-cell table:formula="of:=(0.5150862/[.AL72])" office:value-type="float" office:value="0.831975797593973" calcext:value-type="float">
            <text:p>0.83197579759397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831975797593973" calcext:value-type="float">
            <text:p>0.831975797593973</text:p>
          </table:table-cell>
          <table:table-cell office:value-type="float" office:value="1.79004761077324" calcext:value-type="float">
            <text:p>1.79004761077324</text:p>
          </table:table-cell>
          <table:table-cell table:number-columns-repeated="10"/>
          <table:table-cell office:value-type="float" office:value="1.79004761077324" calcext:value-type="float">
            <text:p>1.790047610773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7</text:p>
          </table:table-cell>
          <table:table-cell/>
          <table:table-cell office:value-type="float" office:value="0.606486" calcext:value-type="float">
            <text:p>0.606486</text:p>
          </table:table-cell>
          <table:table-cell/>
          <table:table-cell office:value-type="float" office:value="0.28775" calcext:value-type="float">
            <text:p>0.28775</text:p>
          </table:table-cell>
          <table:table-cell table:number-columns-repeated="2"/>
          <table:table-cell office:value-type="float" office:value="0.606486" calcext:value-type="float">
            <text:p>0.606486</text:p>
          </table:table-cell>
          <table:table-cell/>
          <table:table-cell table:formula="of:=0.61105/[.J73]" office:value-type="float" office:value="1.00752531797931" calcext:value-type="float">
            <text:p>1.00752531797931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00752531797931" calcext:value-type="float">
            <text:p>1.00752531797931</text:p>
          </table:table-cell>
          <table:table-cell/>
          <table:table-cell office:value-type="float" office:value="1.92715873000855" calcext:value-type="float">
            <text:p>1.92715873000855</text:p>
          </table:table-cell>
          <table:table-cell table:number-columns-repeated="14"/>
          <table:table-cell office:value-type="float" office:value="0.28775" calcext:value-type="float">
            <text:p>0.28775</text:p>
          </table:table-cell>
          <table:table-cell/>
          <table:table-cell table:formula="of:=(0.5150862/[.AL73])" office:value-type="float" office:value="1.79004761077324" calcext:value-type="float">
            <text:p>1.79004761077324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float" office:value="1.79004761077324" calcext:value-type="float">
            <text:p>1.79004761077324</text:p>
          </table:table-cell>
          <table:table-cell office:value-type="float" office:value="2.33973753900803" calcext:value-type="float">
            <text:p>2.33973753900803</text:p>
          </table:table-cell>
          <table:table-cell table:number-columns-repeated="10"/>
          <table:table-cell office:value-type="float" office:value="2.33973753900803" calcext:value-type="float">
            <text:p>2.339737539008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9</text:p>
          </table:table-cell>
          <table:table-cell/>
          <table:table-cell office:value-type="float" office:value="0.317073" calcext:value-type="float">
            <text:p>0.317073</text:p>
          </table:table-cell>
          <table:table-cell/>
          <table:table-cell office:value-type="float" office:value="0.220147" calcext:value-type="float">
            <text:p>0.220147</text:p>
          </table:table-cell>
          <table:table-cell table:number-columns-repeated="2"/>
          <table:table-cell office:value-type="float" office:value="0.317073" calcext:value-type="float">
            <text:p>0.317073</text:p>
          </table:table-cell>
          <table:table-cell/>
          <table:table-cell table:formula="of:=0.61105/[.J74]" office:value-type="float" office:value="1.92715873000855" calcext:value-type="float">
            <text:p>1.92715873000855</text:p>
          </table:table-cell>
          <table:table-cell table:number-columns-repeated="7"/>
          <table:table-cell office:value-type="float" office:value="14.27" calcext:value-type="float">
            <text:p>14.27</text:p>
          </table:table-cell>
          <table:table-cell office:value-type="float" office:value="1.92715873000855" calcext:value-type="float">
            <text:p>1.92715873000855</text:p>
          </table:table-cell>
          <table:table-cell/>
          <table:table-cell office:value-type="float" office:value="1.02762763570806" calcext:value-type="float">
            <text:p>1.02762763570806</text:p>
          </table:table-cell>
          <table:table-cell table:number-columns-repeated="14"/>
          <table:table-cell office:value-type="float" office:value="0.220147" calcext:value-type="float">
            <text:p>0.220147</text:p>
          </table:table-cell>
          <table:table-cell/>
          <table:table-cell table:formula="of:=(0.5150862/[.AL74])" office:value-type="float" office:value="2.33973753900803" calcext:value-type="float">
            <text:p>2.3397375390080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3973753900803" calcext:value-type="float">
            <text:p>2.33973753900803</text:p>
          </table:table-cell>
          <table:table-cell office:value-type="float" office:value="1.73901632038461" calcext:value-type="float">
            <text:p>1.73901632038461</text:p>
          </table:table-cell>
          <table:table-cell table:number-columns-repeated="10"/>
          <table:table-cell office:value-type="float" office:value="1.73901632038461" calcext:value-type="float">
            <text:p>1.73901632038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7</text:p>
          </table:table-cell>
          <table:table-cell/>
          <table:table-cell office:value-type="float" office:value="0.594622" calcext:value-type="float">
            <text:p>0.594622</text:p>
          </table:table-cell>
          <table:table-cell/>
          <table:table-cell office:value-type="float" office:value="0.296194" calcext:value-type="float">
            <text:p>0.296194</text:p>
          </table:table-cell>
          <table:table-cell table:number-columns-repeated="2"/>
          <table:table-cell office:value-type="float" office:value="0.594622" calcext:value-type="float">
            <text:p>0.594622</text:p>
          </table:table-cell>
          <table:table-cell/>
          <table:table-cell table:formula="of:=0.61105/[.J75]" office:value-type="float" office:value="1.02762763570806" calcext:value-type="float">
            <text:p>1.02762763570806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02762763570806" calcext:value-type="float">
            <text:p>1.02762763570806</text:p>
          </table:table-cell>
          <table:table-cell/>
          <table:table-cell office:value-type="float" office:value="2.10363061754236" calcext:value-type="float">
            <text:p>2.10363061754236</text:p>
          </table:table-cell>
          <table:table-cell table:number-columns-repeated="14"/>
          <table:table-cell office:value-type="float" office:value="0.296194" calcext:value-type="float">
            <text:p>0.296194</text:p>
          </table:table-cell>
          <table:table-cell/>
          <table:table-cell table:formula="of:=(0.5150862/[.AL75])" office:value-type="float" office:value="1.73901632038461" calcext:value-type="float">
            <text:p>1.73901632038461</text:p>
          </table:table-cell>
          <table:table-cell table:number-columns-repeated="2"/>
          <table:table-cell office:value-type="float" office:value="9.89" calcext:value-type="float">
            <text:p>9.89</text:p>
          </table:table-cell>
          <table:table-cell office:value-type="float" office:value="1.73901632038461" calcext:value-type="float">
            <text:p>1.73901632038461</text:p>
          </table:table-cell>
          <table:table-cell office:value-type="float" office:value="2.34994228777641" calcext:value-type="float">
            <text:p>2.34994228777641</text:p>
          </table:table-cell>
          <table:table-cell table:number-columns-repeated="10"/>
          <table:table-cell office:value-type="float" office:value="2.34994228777641" calcext:value-type="float">
            <text:p>2.349942287776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586</text:p>
          </table:table-cell>
          <table:table-cell/>
          <table:table-cell office:value-type="float" office:value="0.290474" calcext:value-type="float">
            <text:p>0.290474</text:p>
          </table:table-cell>
          <table:table-cell/>
          <table:table-cell office:value-type="float" office:value="0.219191" calcext:value-type="float">
            <text:p>0.219191</text:p>
          </table:table-cell>
          <table:table-cell table:number-columns-repeated="2"/>
          <table:table-cell office:value-type="float" office:value="0.290474" calcext:value-type="float">
            <text:p>0.290474</text:p>
          </table:table-cell>
          <table:table-cell/>
          <table:table-cell table:formula="of:=0.61105/[.J76]" office:value-type="float" office:value="2.10363061754236" calcext:value-type="float">
            <text:p>2.1036306175423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10363061754236" calcext:value-type="float">
            <text:p>2.10363061754236</text:p>
          </table:table-cell>
          <table:table-cell/>
          <table:table-cell office:value-type="float" office:value="1.43041740893247" calcext:value-type="float">
            <text:p>1.43041740893247</text:p>
          </table:table-cell>
          <table:table-cell table:number-columns-repeated="14"/>
          <table:table-cell office:value-type="float" office:value="0.219191" calcext:value-type="float">
            <text:p>0.219191</text:p>
          </table:table-cell>
          <table:table-cell/>
          <table:table-cell table:formula="of:=(0.5150862/[.AL76])" office:value-type="float" office:value="2.34994228777641" calcext:value-type="float">
            <text:p>2.3499422877764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4994228777641" calcext:value-type="float">
            <text:p>2.34994228777641</text:p>
          </table:table-cell>
          <table:table-cell office:value-type="float" office:value="2.62396116168537" calcext:value-type="float">
            <text:p>2.62396116168537</text:p>
          </table:table-cell>
          <table:table-cell table:number-columns-repeated="10"/>
          <table:table-cell office:value-type="float" office:value="2.62396116168537" calcext:value-type="float">
            <text:p>2.62396116168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272</text:p>
          </table:table-cell>
          <table:table-cell/>
          <table:table-cell office:value-type="float" office:value="0.427183" calcext:value-type="float">
            <text:p>0.427183</text:p>
          </table:table-cell>
          <table:table-cell/>
          <table:table-cell office:value-type="float" office:value="0.196301" calcext:value-type="float">
            <text:p>0.196301</text:p>
          </table:table-cell>
          <table:table-cell table:number-columns-repeated="2"/>
          <table:table-cell office:value-type="float" office:value="0.427183" calcext:value-type="float">
            <text:p>0.427183</text:p>
          </table:table-cell>
          <table:table-cell/>
          <table:table-cell table:formula="of:=0.61105/[.J77]" office:value-type="float" office:value="1.43041740893247" calcext:value-type="float">
            <text:p>1.43041740893247</text:p>
          </table:table-cell>
          <table:table-cell table:number-columns-repeated="7"/>
          <table:table-cell office:value-type="float" office:value="9.3" calcext:value-type="float">
            <text:p>9.3</text:p>
          </table:table-cell>
          <table:table-cell office:value-type="float" office:value="1.43041740893247" calcext:value-type="float">
            <text:p>1.43041740893247</text:p>
          </table:table-cell>
          <table:table-cell/>
          <table:table-cell office:value-type="float" office:value="2.0293180919993" calcext:value-type="float">
            <text:p>2.0293180919993</text:p>
          </table:table-cell>
          <table:table-cell table:number-columns-repeated="14"/>
          <table:table-cell office:value-type="float" office:value="0.196301" calcext:value-type="float">
            <text:p>0.196301</text:p>
          </table:table-cell>
          <table:table-cell/>
          <table:table-cell table:formula="of:=(0.5150862/[.AL77])" office:value-type="float" office:value="2.62396116168537" calcext:value-type="float">
            <text:p>2.623961161685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2396116168537" calcext:value-type="float">
            <text:p>2.62396116168537</text:p>
          </table:table-cell>
          <table:table-cell office:value-type="float" office:value="2.07688511304025" calcext:value-type="float">
            <text:p>2.07688511304025</text:p>
          </table:table-cell>
          <table:table-cell table:number-columns-repeated="10"/>
          <table:table-cell office:value-type="float" office:value="2.07688511304025" calcext:value-type="float">
            <text:p>2.076885113040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0</text:p>
          </table:table-cell>
          <table:table-cell/>
          <table:table-cell office:value-type="float" office:value="0.301111" calcext:value-type="float">
            <text:p>0.301111</text:p>
          </table:table-cell>
          <table:table-cell/>
          <table:table-cell office:value-type="float" office:value="0.248009" calcext:value-type="float">
            <text:p>0.248009</text:p>
          </table:table-cell>
          <table:table-cell table:number-columns-repeated="2"/>
          <table:table-cell office:value-type="float" office:value="0.301111" calcext:value-type="float">
            <text:p>0.301111</text:p>
          </table:table-cell>
          <table:table-cell/>
          <table:table-cell table:formula="of:=0.61105/[.J78]" office:value-type="float" office:value="2.0293180919993" calcext:value-type="float">
            <text:p>2.029318091999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293180919993" calcext:value-type="float">
            <text:p>2.0293180919993</text:p>
          </table:table-cell>
          <table:table-cell/>
          <table:table-cell office:value-type="float" office:value="1.95695687681148" calcext:value-type="float">
            <text:p>1.95695687681148</text:p>
          </table:table-cell>
          <table:table-cell table:number-columns-repeated="14"/>
          <table:table-cell office:value-type="float" office:value="0.248009" calcext:value-type="float">
            <text:p>0.248009</text:p>
          </table:table-cell>
          <table:table-cell/>
          <table:table-cell table:formula="of:=(0.5150862/[.AL78])" office:value-type="float" office:value="2.07688511304025" calcext:value-type="float">
            <text:p>2.07688511304025</text:p>
          </table:table-cell>
          <table:table-cell table:number-columns-repeated="2"/>
          <table:table-cell office:value-type="float" office:value="13.27" calcext:value-type="float">
            <text:p>13.27</text:p>
          </table:table-cell>
          <table:table-cell office:value-type="float" office:value="2.07688511304025" calcext:value-type="float">
            <text:p>2.07688511304025</text:p>
          </table:table-cell>
          <table:table-cell office:value-type="float" office:value="2.54668466022653" calcext:value-type="float">
            <text:p>2.54668466022653</text:p>
          </table:table-cell>
          <table:table-cell table:number-columns-repeated="10"/>
          <table:table-cell office:value-type="float" office:value="2.54668466022653" calcext:value-type="float">
            <text:p>2.54668466022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1</text:p>
          </table:table-cell>
          <table:table-cell/>
          <table:table-cell office:value-type="float" office:value="0.312245" calcext:value-type="float">
            <text:p>0.312245</text:p>
          </table:table-cell>
          <table:table-cell/>
          <table:table-cell office:value-type="float" office:value="0.20225755" calcext:value-type="float">
            <text:p>0.20225755</text:p>
          </table:table-cell>
          <table:table-cell table:number-columns-repeated="2"/>
          <table:table-cell office:value-type="float" office:value="0.312245" calcext:value-type="float">
            <text:p>0.312245</text:p>
          </table:table-cell>
          <table:table-cell/>
          <table:table-cell table:formula="of:=0.61105/[.J79]" office:value-type="float" office:value="1.95695687681148" calcext:value-type="float">
            <text:p>1.95695687681148</text:p>
          </table:table-cell>
          <table:table-cell table:number-columns-repeated="7"/>
          <table:table-cell office:value-type="float" office:value="14.57" calcext:value-type="float">
            <text:p>14.57</text:p>
          </table:table-cell>
          <table:table-cell office:value-type="float" office:value="1.95695687681148" calcext:value-type="float">
            <text:p>1.95695687681148</text:p>
          </table:table-cell>
          <table:table-cell/>
          <table:table-cell office:value-type="float" office:value="2.04004981187005" calcext:value-type="float">
            <text:p>2.04004981187005</text:p>
          </table:table-cell>
          <table:table-cell table:number-columns-repeated="14"/>
          <table:table-cell office:value-type="float" office:value="0.20225755" calcext:value-type="float">
            <text:p>0.20225755</text:p>
          </table:table-cell>
          <table:table-cell/>
          <table:table-cell table:formula="of:=(0.5150862/[.AL79])" office:value-type="float" office:value="2.54668466022653" calcext:value-type="float">
            <text:p>2.5466846602265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4668466022653" calcext:value-type="float">
            <text:p>2.54668466022653</text:p>
          </table:table-cell>
          <table:table-cell office:value-type="float" office:value="2.66968420070592" calcext:value-type="float">
            <text:p>2.66968420070592</text:p>
          </table:table-cell>
          <table:table-cell table:number-columns-repeated="10"/>
          <table:table-cell office:value-type="float" office:value="2.66968420070592" calcext:value-type="float">
            <text:p>2.66968420070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2</text:p>
          </table:table-cell>
          <table:table-cell/>
          <table:table-cell office:value-type="float" office:value="0.299527" calcext:value-type="float">
            <text:p>0.299527</text:p>
          </table:table-cell>
          <table:table-cell/>
          <table:table-cell office:value-type="float" office:value="0.192939" calcext:value-type="float">
            <text:p>0.192939</text:p>
          </table:table-cell>
          <table:table-cell table:number-columns-repeated="2"/>
          <table:table-cell office:value-type="float" office:value="0.299527" calcext:value-type="float">
            <text:p>0.299527</text:p>
          </table:table-cell>
          <table:table-cell/>
          <table:table-cell table:formula="of:=0.61105/[.J80]" office:value-type="float" office:value="2.04004981187005" calcext:value-type="float">
            <text:p>2.0400498118700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4004981187005" calcext:value-type="float">
            <text:p>2.04004981187005</text:p>
          </table:table-cell>
          <table:table-cell/>
          <table:table-cell office:value-type="float" office:value="1.64662671251334" calcext:value-type="float">
            <text:p>1.64662671251334</text:p>
          </table:table-cell>
          <table:table-cell table:number-columns-repeated="14"/>
          <table:table-cell office:value-type="float" office:value="0.192939" calcext:value-type="float">
            <text:p>0.192939</text:p>
          </table:table-cell>
          <table:table-cell/>
          <table:table-cell table:formula="of:=(0.5150862/[.AL80])" office:value-type="float" office:value="2.66968420070592" calcext:value-type="float">
            <text:p>2.669684200705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6968420070592" calcext:value-type="float">
            <text:p>2.66968420070592</text:p>
          </table:table-cell>
          <table:table-cell office:value-type="float" office:value="2.61225067323931" calcext:value-type="float">
            <text:p>2.61225067323931</text:p>
          </table:table-cell>
          <table:table-cell table:number-columns-repeated="10"/>
          <table:table-cell office:value-type="float" office:value="2.61225067323931" calcext:value-type="float">
            <text:p>2.612250673239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2</text:p>
          </table:table-cell>
          <table:table-cell/>
          <table:table-cell office:value-type="float" office:value="0.371092" calcext:value-type="float">
            <text:p>0.371092</text:p>
          </table:table-cell>
          <table:table-cell/>
          <table:table-cell office:value-type="float" office:value="0.197181" calcext:value-type="float">
            <text:p>0.197181</text:p>
          </table:table-cell>
          <table:table-cell table:number-columns-repeated="2"/>
          <table:table-cell office:value-type="float" office:value="0.371092" calcext:value-type="float">
            <text:p>0.371092</text:p>
          </table:table-cell>
          <table:table-cell/>
          <table:table-cell table:formula="of:=0.61105/[.J81]" office:value-type="float" office:value="1.64662671251334" calcext:value-type="float">
            <text:p>1.64662671251334</text:p>
          </table:table-cell>
          <table:table-cell table:number-columns-repeated="7"/>
          <table:table-cell office:value-type="float" office:value="11.47" calcext:value-type="float">
            <text:p>11.47</text:p>
          </table:table-cell>
          <table:table-cell office:value-type="float" office:value="1.64662671251334" calcext:value-type="float">
            <text:p>1.64662671251334</text:p>
          </table:table-cell>
          <table:table-cell/>
          <table:table-cell office:value-type="float" office:value="1.16968635445679" calcext:value-type="float">
            <text:p>1.16968635445679</text:p>
          </table:table-cell>
          <table:table-cell table:number-columns-repeated="14"/>
          <table:table-cell office:value-type="float" office:value="0.197181" calcext:value-type="float">
            <text:p>0.197181</text:p>
          </table:table-cell>
          <table:table-cell/>
          <table:table-cell table:formula="of:=(0.5150862/[.AL81])" office:value-type="float" office:value="2.61225067323931" calcext:value-type="float">
            <text:p>2.6122506732393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1225067323931" calcext:value-type="float">
            <text:p>2.61225067323931</text:p>
          </table:table-cell>
          <table:table-cell office:value-type="float" office:value="1.75242304237773" calcext:value-type="float">
            <text:p>1.75242304237773</text:p>
          </table:table-cell>
          <table:table-cell table:number-columns-repeated="10"/>
          <table:table-cell office:value-type="float" office:value="1.75242304237773" calcext:value-type="float">
            <text:p>1.752423042377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3</text:p>
          </table:table-cell>
          <table:table-cell/>
          <table:table-cell office:value-type="float" office:value="0.522405" calcext:value-type="float">
            <text:p>0.522405</text:p>
          </table:table-cell>
          <table:table-cell/>
          <table:table-cell office:value-type="float" office:value="0.293928" calcext:value-type="float">
            <text:p>0.293928</text:p>
          </table:table-cell>
          <table:table-cell table:number-columns-repeated="2"/>
          <table:table-cell office:value-type="float" office:value="0.522405" calcext:value-type="float">
            <text:p>0.522405</text:p>
          </table:table-cell>
          <table:table-cell/>
          <table:table-cell table:formula="of:=0.61105/[.J82]" office:value-type="float" office:value="1.16968635445679" calcext:value-type="float">
            <text:p>1.16968635445679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16968635445679" calcext:value-type="float">
            <text:p>1.16968635445679</text:p>
          </table:table-cell>
          <table:table-cell/>
          <table:table-cell office:value-type="float" office:value="2.19740504462777" calcext:value-type="float">
            <text:p>2.19740504462777</text:p>
          </table:table-cell>
          <table:table-cell table:number-columns-repeated="14"/>
          <table:table-cell office:value-type="float" office:value="0.293928" calcext:value-type="float">
            <text:p>0.293928</text:p>
          </table:table-cell>
          <table:table-cell/>
          <table:table-cell table:formula="of:=(0.5150862/[.AL82])" office:value-type="float" office:value="1.75242304237773" calcext:value-type="float">
            <text:p>1.75242304237773</text:p>
          </table:table-cell>
          <table:table-cell table:number-columns-repeated="2"/>
          <table:table-cell office:value-type="float" office:value="10.02" calcext:value-type="float">
            <text:p>10.02</text:p>
          </table:table-cell>
          <table:table-cell office:value-type="float" office:value="1.75242304237773" calcext:value-type="float">
            <text:p>1.75242304237773</text:p>
          </table:table-cell>
          <table:table-cell office:value-type="float" office:value="2.61496933636585" calcext:value-type="float">
            <text:p>2.61496933636585</text:p>
          </table:table-cell>
          <table:table-cell table:number-columns-repeated="10"/>
          <table:table-cell office:value-type="float" office:value="2.61496933636585" calcext:value-type="float">
            <text:p>2.61496933636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3</text:p>
          </table:table-cell>
          <table:table-cell/>
          <table:table-cell office:value-type="float" office:value="0.278078" calcext:value-type="float">
            <text:p>0.278078</text:p>
          </table:table-cell>
          <table:table-cell/>
          <table:table-cell office:value-type="float" office:value="0.196976" calcext:value-type="float">
            <text:p>0.196976</text:p>
          </table:table-cell>
          <table:table-cell table:number-columns-repeated="2"/>
          <table:table-cell office:value-type="float" office:value="0.278078" calcext:value-type="float">
            <text:p>0.278078</text:p>
          </table:table-cell>
          <table:table-cell/>
          <table:table-cell table:formula="of:=0.61105/[.J83]" office:value-type="float" office:value="2.19740504462777" calcext:value-type="float">
            <text:p>2.1974050446277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19740504462777" calcext:value-type="float">
            <text:p>2.19740504462777</text:p>
          </table:table-cell>
          <table:table-cell/>
          <table:table-cell office:value-type="float" office:value="1.56320751096842" calcext:value-type="float">
            <text:p>1.56320751096842</text:p>
          </table:table-cell>
          <table:table-cell table:number-columns-repeated="14"/>
          <table:table-cell office:value-type="float" office:value="0.196976" calcext:value-type="float">
            <text:p>0.196976</text:p>
          </table:table-cell>
          <table:table-cell/>
          <table:table-cell table:formula="of:=(0.5150862/[.AL83])" office:value-type="float" office:value="2.61496933636585" calcext:value-type="float">
            <text:p>2.614969336365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1496933636585" calcext:value-type="float">
            <text:p>2.61496933636585</text:p>
          </table:table-cell>
          <table:table-cell office:value-type="float" office:value="1.77796179575156" calcext:value-type="float">
            <text:p>1.77796179575156</text:p>
          </table:table-cell>
          <table:table-cell table:number-columns-repeated="10"/>
          <table:table-cell office:value-type="float" office:value="1.77796179575156" calcext:value-type="float">
            <text:p>1.77796179575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506</text:p>
          </table:table-cell>
          <table:table-cell/>
          <table:table-cell office:value-type="float" office:value="0.390895" calcext:value-type="float">
            <text:p>0.390895</text:p>
          </table:table-cell>
          <table:table-cell/>
          <table:table-cell office:value-type="float" office:value="0.289706" calcext:value-type="float">
            <text:p>0.289706</text:p>
          </table:table-cell>
          <table:table-cell table:number-columns-repeated="2"/>
          <table:table-cell office:value-type="float" office:value="0.390895" calcext:value-type="float">
            <text:p>0.390895</text:p>
          </table:table-cell>
          <table:table-cell/>
          <table:table-cell table:formula="of:=0.61105/[.J84]" office:value-type="float" office:value="1.56320751096842" calcext:value-type="float">
            <text:p>1.56320751096842</text:p>
          </table:table-cell>
          <table:table-cell table:number-columns-repeated="7"/>
          <table:table-cell office:value-type="float" office:value="10.63" calcext:value-type="float">
            <text:p>10.63</text:p>
          </table:table-cell>
          <table:table-cell office:value-type="float" office:value="1.56320751096842" calcext:value-type="float">
            <text:p>1.56320751096842</text:p>
          </table:table-cell>
          <table:table-cell/>
          <table:table-cell office:value-type="float" office:value="2.39643427208873" calcext:value-type="float">
            <text:p>2.39643427208873</text:p>
          </table:table-cell>
          <table:table-cell table:number-columns-repeated="14"/>
          <table:table-cell office:value-type="float" office:value="0.289706" calcext:value-type="float">
            <text:p>0.289706</text:p>
          </table:table-cell>
          <table:table-cell/>
          <table:table-cell table:formula="of:=(0.5150862/[.AL84])" office:value-type="float" office:value="1.77796179575156" calcext:value-type="float">
            <text:p>1.77796179575156</text:p>
          </table:table-cell>
          <table:table-cell table:number-columns-repeated="2"/>
          <table:table-cell office:value-type="float" office:value="10.28" calcext:value-type="float">
            <text:p>10.28</text:p>
          </table:table-cell>
          <table:table-cell office:value-type="float" office:value="1.77796179575156" calcext:value-type="float">
            <text:p>1.77796179575156</text:p>
          </table:table-cell>
          <table:table-cell office:value-type="float" office:value="2.3827278825026" calcext:value-type="float">
            <text:p>2.3827278825026</text:p>
          </table:table-cell>
          <table:table-cell table:number-columns-repeated="10"/>
          <table:table-cell office:value-type="float" office:value="2.3827278825026" calcext:value-type="float">
            <text:p>2.38272788250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4</text:p>
          </table:table-cell>
          <table:table-cell/>
          <table:table-cell office:value-type="float" office:value="0.254983" calcext:value-type="float">
            <text:p>0.254983</text:p>
          </table:table-cell>
          <table:table-cell/>
          <table:table-cell office:value-type="float" office:value="0.216175" calcext:value-type="float">
            <text:p>0.216175</text:p>
          </table:table-cell>
          <table:table-cell table:number-columns-repeated="2"/>
          <table:table-cell office:value-type="float" office:value="0.254983" calcext:value-type="float">
            <text:p>0.254983</text:p>
          </table:table-cell>
          <table:table-cell/>
          <table:table-cell table:formula="of:=0.61105/[.J85]" office:value-type="float" office:value="2.39643427208873" calcext:value-type="float">
            <text:p>2.3964342720887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39643427208873" calcext:value-type="float">
            <text:p>2.39643427208873</text:p>
          </table:table-cell>
          <table:table-cell/>
          <table:table-cell office:value-type="float" office:value="2.50116656979362" calcext:value-type="float">
            <text:p>2.50116656979362</text:p>
          </table:table-cell>
          <table:table-cell table:number-columns-repeated="14"/>
          <table:table-cell office:value-type="float" office:value="0.216175" calcext:value-type="float">
            <text:p>0.216175</text:p>
          </table:table-cell>
          <table:table-cell/>
          <table:table-cell table:formula="of:=(0.5150862/[.AL85])" office:value-type="float" office:value="2.3827278825026" calcext:value-type="float">
            <text:p>2.38272788250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827278825026" calcext:value-type="float">
            <text:p>2.3827278825026</text:p>
          </table:table-cell>
          <table:table-cell office:value-type="float" office:value="2.2338235357894" calcext:value-type="float">
            <text:p>2.2338235357894</text:p>
          </table:table-cell>
          <table:table-cell table:number-columns-repeated="10"/>
          <table:table-cell office:value-type="float" office:value="2.2338235357894" calcext:value-type="float">
            <text:p>2.2338235357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44</text:p>
          </table:table-cell>
          <table:table-cell/>
          <table:table-cell office:value-type="float" office:value="0.244306" calcext:value-type="float">
            <text:p>0.244306</text:p>
          </table:table-cell>
          <table:table-cell/>
          <table:table-cell office:value-type="float" office:value="0.230585" calcext:value-type="float">
            <text:p>0.230585</text:p>
          </table:table-cell>
          <table:table-cell table:number-columns-repeated="2"/>
          <table:table-cell office:value-type="float" office:value="0.244306" calcext:value-type="float">
            <text:p>0.244306</text:p>
          </table:table-cell>
          <table:table-cell/>
          <table:table-cell table:formula="of:=0.61105/[.J86]" office:value-type="float" office:value="2.50116656979362" calcext:value-type="float">
            <text:p>2.5011665697936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50116656979362" calcext:value-type="float">
            <text:p>2.50116656979362</text:p>
          </table:table-cell>
          <table:table-cell/>
          <table:table-cell office:value-type="float" office:value="2.545606792173" calcext:value-type="float">
            <text:p>2.545606792173</text:p>
          </table:table-cell>
          <table:table-cell table:number-columns-repeated="14"/>
          <table:table-cell office:value-type="float" office:value="0.230585" calcext:value-type="float">
            <text:p>0.230585</text:p>
          </table:table-cell>
          <table:table-cell/>
          <table:table-cell table:formula="of:=(0.5150862/[.AL86])" office:value-type="float" office:value="2.2338235357894" calcext:value-type="float">
            <text:p>2.2338235357894</text:p>
          </table:table-cell>
          <table:table-cell table:number-columns-repeated="2"/>
          <table:table-cell office:value-type="float" office:value="14.84" calcext:value-type="float">
            <text:p>14.84</text:p>
          </table:table-cell>
          <table:table-cell office:value-type="float" office:value="2.2338235357894" calcext:value-type="float">
            <text:p>2.2338235357894</text:p>
          </table:table-cell>
          <table:table-cell office:value-type="float" office:value="2.18458660966486" calcext:value-type="float">
            <text:p>2.18458660966486</text:p>
          </table:table-cell>
          <table:table-cell table:number-columns-repeated="10"/>
          <table:table-cell office:value-type="float" office:value="2.18458660966486" calcext:value-type="float">
            <text:p>2.18458660966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1016</text:p>
          </table:table-cell>
          <table:table-cell/>
          <table:table-cell office:value-type="float" office:value="0.240041" calcext:value-type="float">
            <text:p>0.240041</text:p>
          </table:table-cell>
          <table:table-cell/>
          <table:table-cell office:value-type="float" office:value="0.235782" calcext:value-type="float">
            <text:p>0.235782</text:p>
          </table:table-cell>
          <table:table-cell table:number-columns-repeated="2"/>
          <table:table-cell office:value-type="float" office:value="0.240041" calcext:value-type="float">
            <text:p>0.240041</text:p>
          </table:table-cell>
          <table:table-cell/>
          <table:table-cell table:formula="of:=0.61105/[.J87]" office:value-type="float" office:value="2.545606792173" calcext:value-type="float">
            <text:p>2.54560679217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545606792173" calcext:value-type="float">
            <text:p>2.545606792173</text:p>
          </table:table-cell>
          <table:table-cell/>
          <table:table-cell office:value-type="float" office:value="1.44268000151103" calcext:value-type="float">
            <text:p>1.44268000151103</text:p>
          </table:table-cell>
          <table:table-cell table:number-columns-repeated="14"/>
          <table:table-cell office:value-type="float" office:value="0.235782" calcext:value-type="float">
            <text:p>0.235782</text:p>
          </table:table-cell>
          <table:table-cell/>
          <table:table-cell table:formula="of:=(0.5150862/[.AL87])" office:value-type="float" office:value="2.18458660966486" calcext:value-type="float">
            <text:p>2.18458660966486</text:p>
          </table:table-cell>
          <table:table-cell table:number-columns-repeated="2"/>
          <table:table-cell office:value-type="float" office:value="14.35" calcext:value-type="float">
            <text:p>14.35</text:p>
          </table:table-cell>
          <table:table-cell office:value-type="float" office:value="2.18458660966486" calcext:value-type="float">
            <text:p>2.18458660966486</text:p>
          </table:table-cell>
          <table:table-cell office:value-type="float" office:value="1.39612078896084" calcext:value-type="float">
            <text:p>1.39612078896084</text:p>
          </table:table-cell>
          <table:table-cell table:number-columns-repeated="10"/>
          <table:table-cell office:value-type="float" office:value="1.39612078896084" calcext:value-type="float">
            <text:p>1.396120788960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7</text:p>
          </table:table-cell>
          <table:table-cell/>
          <table:table-cell office:value-type="float" office:value="0.423552" calcext:value-type="float">
            <text:p>0.423552</text:p>
          </table:table-cell>
          <table:table-cell/>
          <table:table-cell office:value-type="float" office:value="0.368941" calcext:value-type="float">
            <text:p>0.368941</text:p>
          </table:table-cell>
          <table:table-cell table:number-columns-repeated="2"/>
          <table:table-cell office:value-type="float" office:value="0.423552" calcext:value-type="float">
            <text:p>0.423552</text:p>
          </table:table-cell>
          <table:table-cell/>
          <table:table-cell table:formula="of:=0.61105/[.J88]" office:value-type="float" office:value="1.44268000151103" calcext:value-type="float">
            <text:p>1.44268000151103</text:p>
          </table:table-cell>
          <table:table-cell table:number-columns-repeated="7"/>
          <table:table-cell office:value-type="float" office:value="9.43" calcext:value-type="float">
            <text:p>9.43</text:p>
          </table:table-cell>
          <table:table-cell office:value-type="float" office:value="1.44268000151103" calcext:value-type="float">
            <text:p>1.44268000151103</text:p>
          </table:table-cell>
          <table:table-cell/>
          <table:table-cell office:value-type="float" office:value="2.05090940823854" calcext:value-type="float">
            <text:p>2.05090940823854</text:p>
          </table:table-cell>
          <table:table-cell table:number-columns-repeated="14"/>
          <table:table-cell office:value-type="float" office:value="0.368941" calcext:value-type="float">
            <text:p>0.368941</text:p>
          </table:table-cell>
          <table:table-cell/>
          <table:table-cell table:formula="of:=(0.5150862/[.AL88])" office:value-type="float" office:value="1.39612078896084" calcext:value-type="float">
            <text:p>1.39612078896084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39612078896084" calcext:value-type="float">
            <text:p>1.39612078896084</text:p>
          </table:table-cell>
          <table:table-cell office:value-type="float" office:value="2.44630290135213" calcext:value-type="float">
            <text:p>2.44630290135213</text:p>
          </table:table-cell>
          <table:table-cell table:number-columns-repeated="10"/>
          <table:table-cell office:value-type="float" office:value="2.44630290135213" calcext:value-type="float">
            <text:p>2.44630290135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8</text:p>
          </table:table-cell>
          <table:table-cell/>
          <table:table-cell office:value-type="float" office:value="0.297941" calcext:value-type="float">
            <text:p>0.297941</text:p>
          </table:table-cell>
          <table:table-cell/>
          <table:table-cell office:value-type="float" office:value="0.210557" calcext:value-type="float">
            <text:p>0.210557</text:p>
          </table:table-cell>
          <table:table-cell table:number-columns-repeated="2"/>
          <table:table-cell office:value-type="float" office:value="0.297941" calcext:value-type="float">
            <text:p>0.297941</text:p>
          </table:table-cell>
          <table:table-cell/>
          <table:table-cell table:formula="of:=0.61105/[.J89]" office:value-type="float" office:value="2.05090940823854" calcext:value-type="float">
            <text:p>2.0509094082385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05090940823854" calcext:value-type="float">
            <text:p>2.05090940823854</text:p>
          </table:table-cell>
          <table:table-cell/>
          <table:table-cell office:value-type="float" office:value="2.98815106777315" calcext:value-type="float">
            <text:p>2.98815106777315</text:p>
          </table:table-cell>
          <table:table-cell table:number-columns-repeated="14"/>
          <table:table-cell office:value-type="float" office:value="0.210557" calcext:value-type="float">
            <text:p>0.210557</text:p>
          </table:table-cell>
          <table:table-cell/>
          <table:table-cell table:formula="of:=(0.5150862/[.AL89])" office:value-type="float" office:value="2.44630290135213" calcext:value-type="float">
            <text:p>2.446302901352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4630290135213" calcext:value-type="float">
            <text:p>2.44630290135213</text:p>
          </table:table-cell>
          <table:table-cell office:value-type="float" office:value="3.17691662452046" calcext:value-type="float">
            <text:p>3.17691662452046</text:p>
          </table:table-cell>
          <table:table-cell table:number-columns-repeated="10"/>
          <table:table-cell office:value-type="float" office:value="3.17691662452046" calcext:value-type="float">
            <text:p>3.176916624520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5</text:p>
          </table:table-cell>
          <table:table-cell/>
          <table:table-cell office:value-type="float" office:value="0.204491" calcext:value-type="float">
            <text:p>0.204491</text:p>
          </table:table-cell>
          <table:table-cell/>
          <table:table-cell office:value-type="float" office:value="0.162134" calcext:value-type="float">
            <text:p>0.162134</text:p>
          </table:table-cell>
          <table:table-cell table:number-columns-repeated="2"/>
          <table:table-cell office:value-type="float" office:value="0.204491" calcext:value-type="float">
            <text:p>0.204491</text:p>
          </table:table-cell>
          <table:table-cell/>
          <table:table-cell table:formula="of:=0.61105/[.J90]" office:value-type="float" office:value="2.98815106777315" calcext:value-type="float">
            <text:p>2.9881510677731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98815106777315" calcext:value-type="float">
            <text:p>2.98815106777315</text:p>
          </table:table-cell>
          <table:table-cell/>
          <table:table-cell office:value-type="float" office:value="2.54084352428989" calcext:value-type="float">
            <text:p>2.54084352428989</text:p>
          </table:table-cell>
          <table:table-cell table:number-columns-repeated="14"/>
          <table:table-cell office:value-type="float" office:value="0.162134" calcext:value-type="float">
            <text:p>0.162134</text:p>
          </table:table-cell>
          <table:table-cell/>
          <table:table-cell table:formula="of:=(0.5150862/[.AL90])" office:value-type="float" office:value="3.17691662452046" calcext:value-type="float">
            <text:p>3.176916624520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.17691662452046" calcext:value-type="float">
            <text:p>3.17691662452046</text:p>
          </table:table-cell>
          <table:table-cell office:value-type="float" office:value="1.39775365661719" calcext:value-type="float">
            <text:p>1.39775365661719</text:p>
          </table:table-cell>
          <table:table-cell table:number-columns-repeated="10"/>
          <table:table-cell office:value-type="float" office:value="1.39775365661719" calcext:value-type="float">
            <text:p>1.39775365661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0</text:p>
          </table:table-cell>
          <table:table-cell/>
          <table:table-cell office:value-type="float" office:value="0.240491" calcext:value-type="float">
            <text:p>0.240491</text:p>
          </table:table-cell>
          <table:table-cell/>
          <table:table-cell office:value-type="float" office:value="0.36851" calcext:value-type="float">
            <text:p>0.36851</text:p>
          </table:table-cell>
          <table:table-cell table:number-columns-repeated="2"/>
          <table:table-cell office:value-type="float" office:value="0.240491" calcext:value-type="float">
            <text:p>0.240491</text:p>
          </table:table-cell>
          <table:table-cell/>
          <table:table-cell table:formula="of:=(0.61105/[.J91])" office:value-type="float" office:value="2.54084352428989" calcext:value-type="float">
            <text:p>2.5408435242898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54084352428989" calcext:value-type="float">
            <text:p>2.54084352428989</text:p>
          </table:table-cell>
          <table:table-cell/>
          <table:table-cell office:value-type="float" office:value="2.26099601490433" calcext:value-type="float">
            <text:p>2.26099601490433</text:p>
          </table:table-cell>
          <table:table-cell table:number-columns-repeated="14"/>
          <table:table-cell office:value-type="float" office:value="0.36851" calcext:value-type="float">
            <text:p>0.36851</text:p>
          </table:table-cell>
          <table:table-cell/>
          <table:table-cell table:formula="of:=(0.5150862/[.AL91])" office:value-type="float" office:value="1.39775365661719" calcext:value-type="float">
            <text:p>1.3977536566171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39775365661719" calcext:value-type="float">
            <text:p>1.39775365661719</text:p>
          </table:table-cell>
          <table:table-cell office:value-type="float" office:value="2.66429868255668" calcext:value-type="float">
            <text:p>2.66429868255668</text:p>
          </table:table-cell>
          <table:table-cell table:number-columns-repeated="10"/>
          <table:table-cell office:value-type="float" office:value="2.66429868255668" calcext:value-type="float">
            <text:p>2.664298682556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2</text:p>
          </table:table-cell>
          <table:table-cell/>
          <table:table-cell office:value-type="float" office:value="0.270257" calcext:value-type="float">
            <text:p>0.270257</text:p>
          </table:table-cell>
          <table:table-cell/>
          <table:table-cell office:value-type="float" office:value="0.193329" calcext:value-type="float">
            <text:p>0.193329</text:p>
          </table:table-cell>
          <table:table-cell table:number-columns-repeated="2"/>
          <table:table-cell office:value-type="float" office:value="0.270257" calcext:value-type="float">
            <text:p>0.270257</text:p>
          </table:table-cell>
          <table:table-cell/>
          <table:table-cell table:formula="of:=0.61105/[.J92]" office:value-type="float" office:value="2.26099601490433" calcext:value-type="float">
            <text:p>2.26099601490433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26099601490433" calcext:value-type="float">
            <text:p>2.26099601490433</text:p>
          </table:table-cell>
          <table:table-cell/>
          <table:table-cell office:value-type="float" office:value="1.88877829844583" calcext:value-type="float">
            <text:p>1.88877829844583</text:p>
          </table:table-cell>
          <table:table-cell table:number-columns-repeated="14"/>
          <table:table-cell office:value-type="float" office:value="0.193329" calcext:value-type="float">
            <text:p>0.193329</text:p>
          </table:table-cell>
          <table:table-cell/>
          <table:table-cell table:formula="of:=(0.5150862/[.AL92])" office:value-type="float" office:value="2.66429868255668" calcext:value-type="float">
            <text:p>2.6642986825566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6429868255668" calcext:value-type="float">
            <text:p>2.66429868255668</text:p>
          </table:table-cell>
          <table:table-cell office:value-type="float" office:value="0.786223097353237" calcext:value-type="float">
            <text:p>0.786223097353237</text:p>
          </table:table-cell>
          <table:table-cell table:number-columns-repeated="10"/>
          <table:table-cell office:value-type="float" office:value="0.786223097353237" calcext:value-type="float">
            <text:p>0.786223097353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6</text:p>
          </table:table-cell>
          <table:table-cell/>
          <table:table-cell office:value-type="float" office:value="0.323516" calcext:value-type="float">
            <text:p>0.323516</text:p>
          </table:table-cell>
          <table:table-cell/>
          <table:table-cell office:value-type="float" office:value="0.65514" calcext:value-type="float">
            <text:p>0.65514</text:p>
          </table:table-cell>
          <table:table-cell table:number-columns-repeated="2"/>
          <table:table-cell office:value-type="float" office:value="0.323516" calcext:value-type="float">
            <text:p>0.323516</text:p>
          </table:table-cell>
          <table:table-cell/>
          <table:table-cell table:formula="of:=0.61105/[.J93]" office:value-type="float" office:value="1.88877829844583" calcext:value-type="float">
            <text:p>1.88877829844583</text:p>
          </table:table-cell>
          <table:table-cell table:number-columns-repeated="7"/>
          <table:table-cell office:value-type="float" office:value="13.89" calcext:value-type="float">
            <text:p>13.89</text:p>
          </table:table-cell>
          <table:table-cell office:value-type="float" office:value="1.88877829844583" calcext:value-type="float">
            <text:p>1.88877829844583</text:p>
          </table:table-cell>
          <table:table-cell/>
          <table:table-cell office:value-type="float" office:value="1.45515812535721" calcext:value-type="float">
            <text:p>1.45515812535721</text:p>
          </table:table-cell>
          <table:table-cell table:number-columns-repeated="14"/>
          <table:table-cell office:value-type="float" office:value="0.65514" calcext:value-type="float">
            <text:p>0.65514</text:p>
          </table:table-cell>
          <table:table-cell/>
          <table:table-cell table:formula="of:=(0.5150862/[.AL93])" office:value-type="float" office:value="0.786223097353237" calcext:value-type="float">
            <text:p>0.786223097353237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786223097353237" calcext:value-type="float">
            <text:p>0.786223097353237</text:p>
          </table:table-cell>
          <table:table-cell office:value-type="float" office:value="1.1715184432102" calcext:value-type="float">
            <text:p>1.1715184432102</text:p>
          </table:table-cell>
          <table:table-cell table:number-columns-repeated="10"/>
          <table:table-cell office:value-type="float" office:value="1.1715184432102" calcext:value-type="float">
            <text:p>1.1715184432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3</text:p>
          </table:table-cell>
          <table:table-cell/>
          <table:table-cell office:value-type="float" office:value="0.41992" calcext:value-type="float">
            <text:p>0.41992</text:p>
          </table:table-cell>
          <table:table-cell/>
          <table:table-cell office:value-type="float" office:value="0.439674" calcext:value-type="float">
            <text:p>0.439674</text:p>
          </table:table-cell>
          <table:table-cell table:number-columns-repeated="2"/>
          <table:table-cell office:value-type="float" office:value="0.41992" calcext:value-type="float">
            <text:p>0.41992</text:p>
          </table:table-cell>
          <table:table-cell/>
          <table:table-cell table:formula="of:=0.61105/[.J94]" office:value-type="float" office:value="1.45515812535721" calcext:value-type="float">
            <text:p>1.45515812535721</text:p>
          </table:table-cell>
          <table:table-cell table:number-columns-repeated="7"/>
          <table:table-cell office:value-type="float" office:value="9.55" calcext:value-type="float">
            <text:p>9.55</text:p>
          </table:table-cell>
          <table:table-cell office:value-type="float" office:value="1.45515812535721" calcext:value-type="float">
            <text:p>1.45515812535721</text:p>
          </table:table-cell>
          <table:table-cell/>
          <table:table-cell office:value-type="float" office:value="1.87454750714785" calcext:value-type="float">
            <text:p>1.87454750714785</text:p>
          </table:table-cell>
          <table:table-cell table:number-columns-repeated="14"/>
          <table:table-cell office:value-type="float" office:value="0.439674" calcext:value-type="float">
            <text:p>0.439674</text:p>
          </table:table-cell>
          <table:table-cell/>
          <table:table-cell table:formula="of:=(0.5150862/[.AL94])" office:value-type="float" office:value="1.1715184432102" calcext:value-type="float">
            <text:p>1.171518443210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1715184432102" calcext:value-type="float">
            <text:p>1.1715184432102</text:p>
          </table:table-cell>
          <table:table-cell office:value-type="float" office:value="2.67567517025355" calcext:value-type="float">
            <text:p>2.67567517025355</text:p>
          </table:table-cell>
          <table:table-cell table:number-columns-repeated="10"/>
          <table:table-cell office:value-type="float" office:value="2.67567517025355" calcext:value-type="float">
            <text:p>2.67567517025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4</text:p>
          </table:table-cell>
          <table:table-cell/>
          <table:table-cell office:value-type="float" office:value="0.325972" calcext:value-type="float">
            <text:p>0.325972</text:p>
          </table:table-cell>
          <table:table-cell/>
          <table:table-cell office:value-type="float" office:value="0.192507" calcext:value-type="float">
            <text:p>0.192507</text:p>
          </table:table-cell>
          <table:table-cell table:number-columns-repeated="2"/>
          <table:table-cell office:value-type="float" office:value="0.325972" calcext:value-type="float">
            <text:p>0.325972</text:p>
          </table:table-cell>
          <table:table-cell/>
          <table:table-cell table:formula="of:=0.61105/[.J95]" office:value-type="float" office:value="1.87454750714785" calcext:value-type="float">
            <text:p>1.87454750714785</text:p>
          </table:table-cell>
          <table:table-cell table:number-columns-repeated="7"/>
          <table:table-cell office:value-type="float" office:value="13.75" calcext:value-type="float">
            <text:p>13.75</text:p>
          </table:table-cell>
          <table:table-cell office:value-type="float" office:value="1.87454750714785" calcext:value-type="float">
            <text:p>1.87454750714785</text:p>
          </table:table-cell>
          <table:table-cell/>
          <table:table-cell office:value-type="float" office:value="1.21570055229273" calcext:value-type="float">
            <text:p>1.21570055229273</text:p>
          </table:table-cell>
          <table:table-cell table:number-columns-repeated="14"/>
          <table:table-cell office:value-type="float" office:value="0.192507" calcext:value-type="float">
            <text:p>0.192507</text:p>
          </table:table-cell>
          <table:table-cell/>
          <table:table-cell table:formula="of:=(0.5150862/[.AL95])" office:value-type="float" office:value="2.67567517025355" calcext:value-type="float">
            <text:p>2.6756751702535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7567517025355" calcext:value-type="float">
            <text:p>2.67567517025355</text:p>
          </table:table-cell>
          <table:table-cell office:value-type="float" office:value="1.39805336684481" calcext:value-type="float">
            <text:p>1.39805336684481</text:p>
          </table:table-cell>
          <table:table-cell table:number-columns-repeated="10"/>
          <table:table-cell office:value-type="float" office:value="1.39805336684481" calcext:value-type="float">
            <text:p>1.39805336684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722</text:p>
          </table:table-cell>
          <table:table-cell/>
          <table:table-cell office:value-type="float" office:value="0.502632" calcext:value-type="float">
            <text:p>0.502632</text:p>
          </table:table-cell>
          <table:table-cell/>
          <table:table-cell office:value-type="float" office:value="0.368431" calcext:value-type="float">
            <text:p>0.368431</text:p>
          </table:table-cell>
          <table:table-cell table:number-columns-repeated="2"/>
          <table:table-cell office:value-type="float" office:value="0.502632" calcext:value-type="float">
            <text:p>0.502632</text:p>
          </table:table-cell>
          <table:table-cell/>
          <table:table-cell table:formula="of:=0.61105/[.J96]" office:value-type="float" office:value="1.21570055229273" calcext:value-type="float">
            <text:p>1.21570055229273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21570055229273" calcext:value-type="float">
            <text:p>1.21570055229273</text:p>
          </table:table-cell>
          <table:table-cell/>
          <table:table-cell office:value-type="float" office:value="0.223548607782952" calcext:value-type="float">
            <text:p>0.223548607782952</text:p>
          </table:table-cell>
          <table:table-cell table:number-columns-repeated="14"/>
          <table:table-cell office:value-type="float" office:value="0.368431" calcext:value-type="float">
            <text:p>0.368431</text:p>
          </table:table-cell>
          <table:table-cell/>
          <table:table-cell table:formula="of:=(0.5150862/[.AL96])" office:value-type="float" office:value="1.39805336684481" calcext:value-type="float">
            <text:p>1.39805336684481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.39805336684481" calcext:value-type="float">
            <text:p>1.39805336684481</text:p>
          </table:table-cell>
          <table:table-cell office:value-type="float" office:value="0.192384420590279" calcext:value-type="float">
            <text:p>0.192384420590279</text:p>
          </table:table-cell>
          <table:table-cell table:number-columns-repeated="10"/>
          <table:table-cell office:value-type="float" office:value="0.192384420590279" calcext:value-type="float">
            <text:p>0.192384420590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6</text:p>
          </table:table-cell>
          <table:table-cell/>
          <table:table-cell office:value-type="float" office:value="2.73341" calcext:value-type="float">
            <text:p>2.73341</text:p>
          </table:table-cell>
          <table:table-cell/>
          <table:table-cell office:value-type="float" office:value="2.67738" calcext:value-type="float">
            <text:p>2.67738</text:p>
          </table:table-cell>
          <table:table-cell table:number-columns-repeated="2"/>
          <table:table-cell office:value-type="float" office:value="2.73341" calcext:value-type="float">
            <text:p>2.73341</text:p>
          </table:table-cell>
          <table:table-cell/>
          <table:table-cell table:formula="of:=0.61105/[.J97]" office:value-type="float" office:value="0.223548607782952" calcext:value-type="float">
            <text:p>0.223548607782952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223548607782952" calcext:value-type="float">
            <text:p>0.223548607782952</text:p>
          </table:table-cell>
          <table:table-cell/>
          <table:table-cell office:value-type="float" office:value="4.81126578690435" calcext:value-type="float">
            <text:p>4.81126578690435</text:p>
          </table:table-cell>
          <table:table-cell table:number-columns-repeated="14"/>
          <table:table-cell office:value-type="float" office:value="2.67738" calcext:value-type="float">
            <text:p>2.67738</text:p>
          </table:table-cell>
          <table:table-cell/>
          <table:table-cell table:formula="of:=(0.5150862/[.AL97])" office:value-type="float" office:value="0.192384420590279" calcext:value-type="float">
            <text:p>0.19238442059027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192384420590279" calcext:value-type="float">
            <text:p>0.192384420590279</text:p>
          </table:table-cell>
          <table:table-cell office:value-type="float" office:value="4.34122376738306" calcext:value-type="float">
            <text:p>4.34122376738306</text:p>
          </table:table-cell>
          <table:table-cell table:number-columns-repeated="10"/>
          <table:table-cell office:value-type="float" office:value="4.34122376738306" calcext:value-type="float">
            <text:p>4.34122376738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6</text:p>
          </table:table-cell>
          <table:table-cell/>
          <table:table-cell office:value-type="float" office:value="0.127004" calcext:value-type="float">
            <text:p>0.127004</text:p>
          </table:table-cell>
          <table:table-cell/>
          <table:table-cell office:value-type="float" office:value="0.11865" calcext:value-type="float">
            <text:p>0.11865</text:p>
          </table:table-cell>
          <table:table-cell table:number-columns-repeated="2"/>
          <table:table-cell office:value-type="float" office:value="0.127004" calcext:value-type="float">
            <text:p>0.127004</text:p>
          </table:table-cell>
          <table:table-cell/>
          <table:table-cell table:formula="of:=0.61105/[.J98]" office:value-type="float" office:value="4.81126578690435" calcext:value-type="float">
            <text:p>4.8112657869043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.81126578690435" calcext:value-type="float">
            <text:p>4.81126578690435</text:p>
          </table:table-cell>
          <table:table-cell/>
          <table:table-cell office:value-type="float" office:value="1.30637419961731" calcext:value-type="float">
            <text:p>1.30637419961731</text:p>
          </table:table-cell>
          <table:table-cell table:number-columns-repeated="14"/>
          <table:table-cell office:value-type="float" office:value="0.11865" calcext:value-type="float">
            <text:p>0.11865</text:p>
          </table:table-cell>
          <table:table-cell/>
          <table:table-cell table:formula="of:=(0.5150862/[.AL98])" office:value-type="float" office:value="4.34122376738306" calcext:value-type="float">
            <text:p>4.3412237673830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.34122376738306" calcext:value-type="float">
            <text:p>4.34122376738306</text:p>
          </table:table-cell>
          <table:table-cell office:value-type="float" office:value="1.76909513047898" calcext:value-type="float">
            <text:p>1.76909513047898</text:p>
          </table:table-cell>
          <table:table-cell table:number-columns-repeated="10"/>
          <table:table-cell office:value-type="float" office:value="1.76909513047898" calcext:value-type="float">
            <text:p>1.76909513047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7CS50418</text:p>
          </table:table-cell>
          <table:table-cell/>
          <table:table-cell office:value-type="float" office:value="0.467745" calcext:value-type="float">
            <text:p>0.467745</text:p>
          </table:table-cell>
          <table:table-cell/>
          <table:table-cell office:value-type="float" office:value="0.291158" calcext:value-type="float">
            <text:p>0.291158</text:p>
          </table:table-cell>
          <table:table-cell table:number-columns-repeated="2"/>
          <table:table-cell office:value-type="float" office:value="0.467745" calcext:value-type="float">
            <text:p>0.467745</text:p>
          </table:table-cell>
          <table:table-cell/>
          <table:table-cell table:formula="of:=0.61105/[.J99]" office:value-type="float" office:value="1.30637419961731" calcext:value-type="float">
            <text:p>1.30637419961731</text:p>
          </table:table-cell>
          <table:table-cell table:number-columns-repeated="7"/>
          <table:table-cell office:value-type="float" office:value="8.06" calcext:value-type="float">
            <text:p>8.06</text:p>
          </table:table-cell>
          <table:table-cell office:value-type="float" office:value="1.30637419961731" calcext:value-type="float">
            <text:p>1.30637419961731</text:p>
          </table:table-cell>
          <table:table-cell/>
          <table:table-cell office:value-type="float" office:value="2.72903482249327" calcext:value-type="float">
            <text:p>2.72903482249327</text:p>
          </table:table-cell>
          <table:table-cell table:number-columns-repeated="14"/>
          <table:table-cell office:value-type="float" office:value="0.291158" calcext:value-type="float">
            <text:p>0.291158</text:p>
          </table:table-cell>
          <table:table-cell/>
          <table:table-cell table:formula="of:=(0.5150862/[.AL99])" office:value-type="float" office:value="1.76909513047898" calcext:value-type="float">
            <text:p>1.76909513047898</text:p>
          </table:table-cell>
          <table:table-cell table:number-columns-repeated="2"/>
          <table:table-cell office:value-type="float" office:value="10.19" calcext:value-type="float">
            <text:p>10.19</text:p>
          </table:table-cell>
          <table:table-cell office:value-type="float" office:value="1.76909513047898" calcext:value-type="float">
            <text:p>1.76909513047898</text:p>
          </table:table-cell>
          <table:table-cell office:value-type="float" office:value="2.48160164191904" calcext:value-type="float">
            <text:p>2.48160164191904</text:p>
          </table:table-cell>
          <table:table-cell table:number-columns-repeated="10"/>
          <table:table-cell office:value-type="float" office:value="2.48160164191904" calcext:value-type="float">
            <text:p>2.48160164191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7</text:p>
          </table:table-cell>
          <table:table-cell/>
          <table:table-cell office:value-type="float" office:value="0.223907" calcext:value-type="float">
            <text:p>0.223907</text:p>
          </table:table-cell>
          <table:table-cell/>
          <table:table-cell office:value-type="float" office:value="0.207562" calcext:value-type="float">
            <text:p>0.207562</text:p>
          </table:table-cell>
          <table:table-cell table:number-columns-repeated="2"/>
          <table:table-cell office:value-type="float" office:value="0.223907" calcext:value-type="float">
            <text:p>0.223907</text:p>
          </table:table-cell>
          <table:table-cell/>
          <table:table-cell table:formula="of:=0.61105/[.J100]" office:value-type="float" office:value="2.72903482249327" calcext:value-type="float">
            <text:p>2.7290348224932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72903482249327" calcext:value-type="float">
            <text:p>2.72903482249327</text:p>
          </table:table-cell>
          <table:table-cell/>
          <table:table-cell office:value-type="float" office:value="2.16088238830461" calcext:value-type="float">
            <text:p>2.16088238830461</text:p>
          </table:table-cell>
          <table:table-cell table:number-columns-repeated="14"/>
          <table:table-cell office:value-type="float" office:value="0.207562" calcext:value-type="float">
            <text:p>0.207562</text:p>
          </table:table-cell>
          <table:table-cell/>
          <table:table-cell table:formula="of:=(0.5150862/[.AL100])" office:value-type="float" office:value="2.48160164191904" calcext:value-type="float">
            <text:p>2.4816016419190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8160164191904" calcext:value-type="float">
            <text:p>2.48160164191904</text:p>
          </table:table-cell>
          <table:table-cell office:value-type="float" office:value="2.46979775022296" calcext:value-type="float">
            <text:p>2.46979775022296</text:p>
          </table:table-cell>
          <table:table-cell table:number-columns-repeated="10"/>
          <table:table-cell office:value-type="float" office:value="2.46979775022296" calcext:value-type="float">
            <text:p>2.46979775022296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  <table:table-cell/>
          <table:table-cell table:style-name="ce1" office:value-type="string" calcext:value-type="string">
            <text:p>2019CS1039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5383395348603" calcext:value-type="float">
            <text:p>1.5383395348603</text:p>
          </table:table-cell>
          <table:table-cell table:number-columns-repeated="14"/>
          <table:table-cell table:style-name="ce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.2665361242998" calcext:value-type="float">
            <text:p>2.2665361242998</text:p>
          </table:table-cell>
          <table:table-cell table:number-columns-repeated="10"/>
          <table:table-cell office:value-type="float" office:value="2.2665361242998" calcext:value-type="float">
            <text:p>2.26653612429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6CS10313</text:p>
          </table:table-cell>
          <table:table-cell/>
          <table:table-cell office:value-type="float" office:value="0.282778" calcext:value-type="float">
            <text:p>0.282778</text:p>
          </table:table-cell>
          <table:table-cell/>
          <table:table-cell office:value-type="float" office:value="0.208554" calcext:value-type="float">
            <text:p>0.208554</text:p>
          </table:table-cell>
          <table:table-cell table:number-columns-repeated="2"/>
          <table:table-cell office:value-type="float" office:value="0.282778" calcext:value-type="float">
            <text:p>0.282778</text:p>
          </table:table-cell>
          <table:table-cell/>
          <table:table-cell table:formula="of:=0.61105/[.J102]" office:value-type="float" office:value="2.16088238830461" calcext:value-type="float">
            <text:p>2.1608823883046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16088238830461" calcext:value-type="float">
            <text:p>2.16088238830461</text:p>
          </table:table-cell>
          <table:table-cell/>
          <table:table-cell office:value-type="float" office:value="2.26385245780169" calcext:value-type="float">
            <text:p>2.26385245780169</text:p>
          </table:table-cell>
          <table:table-cell table:number-columns-repeated="14"/>
          <table:table-cell office:value-type="float" office:value="0.208554" calcext:value-type="float">
            <text:p>0.208554</text:p>
          </table:table-cell>
          <table:table-cell/>
          <table:table-cell table:formula="of:=(0.5150862/[.AL102])" office:value-type="float" office:value="2.46979775022296" calcext:value-type="float">
            <text:p>2.4697977502229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6979775022296" calcext:value-type="float">
            <text:p>2.46979775022296</text:p>
          </table:table-cell>
          <table:table-cell office:value-type="float" office:value="2.58502142950346" calcext:value-type="float">
            <text:p>2.58502142950346</text:p>
          </table:table-cell>
          <table:table-cell table:number-columns-repeated="10"/>
          <table:table-cell office:value-type="float" office:value="2.58502142950346" calcext:value-type="float">
            <text:p>2.585021429503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8</text:p>
          </table:table-cell>
          <table:table-cell/>
          <table:table-cell office:value-type="float" office:value="0.397214" calcext:value-type="float">
            <text:p>0.397214</text:p>
          </table:table-cell>
          <table:table-cell/>
          <table:table-cell office:value-type="float" office:value="0.227257" calcext:value-type="float">
            <text:p>0.227257</text:p>
          </table:table-cell>
          <table:table-cell table:number-columns-repeated="2"/>
          <table:table-cell office:value-type="float" office:value="0.397214" calcext:value-type="float">
            <text:p>0.397214</text:p>
          </table:table-cell>
          <table:table-cell/>
          <table:table-cell table:formula="of:=0.61105/[.J103]" office:value-type="float" office:value="1.5383395348603" calcext:value-type="float">
            <text:p>1.5383395348603</text:p>
          </table:table-cell>
          <table:table-cell table:number-columns-repeated="7"/>
          <table:table-cell office:value-type="float" office:value="10.38" calcext:value-type="float">
            <text:p>10.38</text:p>
          </table:table-cell>
          <table:table-cell office:value-type="float" office:value="1.5383395348603" calcext:value-type="float">
            <text:p>1.5383395348603</text:p>
          </table:table-cell>
          <table:table-cell/>
          <table:table-cell office:value-type="float" office:value="1.57114977668872" calcext:value-type="float">
            <text:p>1.57114977668872</text:p>
          </table:table-cell>
          <table:table-cell table:number-columns-repeated="14"/>
          <table:table-cell office:value-type="float" office:value="0.227257" calcext:value-type="float">
            <text:p>0.227257</text:p>
          </table:table-cell>
          <table:table-cell/>
          <table:table-cell table:formula="of:=(0.5150862/[.AL103])" office:value-type="float" office:value="2.2665361242998" calcext:value-type="float">
            <text:p>2.266536124299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2665361242998" calcext:value-type="float">
            <text:p>2.2665361242998</text:p>
          </table:table-cell>
          <table:table-cell office:value-type="float" office:value="1.62243116058436" calcext:value-type="float">
            <text:p>1.62243116058436</text:p>
          </table:table-cell>
          <table:table-cell table:number-columns-repeated="10"/>
          <table:table-cell office:value-type="float" office:value="1.62243116058436" calcext:value-type="float">
            <text:p>1.62243116058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8</text:p>
          </table:table-cell>
          <table:table-cell/>
          <table:table-cell office:value-type="float" office:value="0.269916" calcext:value-type="float">
            <text:p>0.269916</text:p>
          </table:table-cell>
          <table:table-cell/>
          <table:table-cell office:value-type="float" office:value="0.199258" calcext:value-type="float">
            <text:p>0.199258</text:p>
          </table:table-cell>
          <table:table-cell table:number-columns-repeated="2"/>
          <table:table-cell office:value-type="float" office:value="0.269916" calcext:value-type="float">
            <text:p>0.269916</text:p>
          </table:table-cell>
          <table:table-cell/>
          <table:table-cell table:formula="of:=0.61105/[.J104]" office:value-type="float" office:value="2.26385245780169" calcext:value-type="float">
            <text:p>2.2638524578016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26385245780169" calcext:value-type="float">
            <text:p>2.26385245780169</text:p>
          </table:table-cell>
          <table:table-cell/>
          <table:table-cell office:value-type="float" office:value="0.140137832972124" calcext:value-type="float">
            <text:p>0.140137832972124</text:p>
          </table:table-cell>
          <table:table-cell table:number-columns-repeated="14"/>
          <table:table-cell office:value-type="float" office:value="0.199258" calcext:value-type="float">
            <text:p>0.199258</text:p>
          </table:table-cell>
          <table:table-cell/>
          <table:table-cell table:formula="of:=(0.5150862/[.AL104])" office:value-type="float" office:value="2.58502142950346" calcext:value-type="float">
            <text:p>2.585021429503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8502142950346" calcext:value-type="float">
            <text:p>2.58502142950346</text:p>
          </table:table-cell>
          <table:table-cell office:value-type="float" office:value="0.145764399254038" calcext:value-type="float">
            <text:p>0.145764399254038</text:p>
          </table:table-cell>
          <table:table-cell table:number-columns-repeated="10"/>
          <table:table-cell office:value-type="float" office:value="0.145764399254038" calcext:value-type="float">
            <text:p>0.145764399254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129</text:p>
          </table:table-cell>
          <table:table-cell/>
          <table:table-cell office:value-type="float" office:value="0.388919" calcext:value-type="float">
            <text:p>0.388919</text:p>
          </table:table-cell>
          <table:table-cell/>
          <table:table-cell office:value-type="float" office:value="0.317478" calcext:value-type="float">
            <text:p>0.317478</text:p>
          </table:table-cell>
          <table:table-cell table:number-columns-repeated="2"/>
          <table:table-cell office:value-type="float" office:value="0.388919" calcext:value-type="float">
            <text:p>0.388919</text:p>
          </table:table-cell>
          <table:table-cell/>
          <table:table-cell table:formula="of:=0.61105/[.J105]" office:value-type="float" office:value="1.57114977668872" calcext:value-type="float">
            <text:p>1.57114977668872</text:p>
          </table:table-cell>
          <table:table-cell table:number-columns-repeated="7"/>
          <table:table-cell office:value-type="float" office:value="10.71" calcext:value-type="float">
            <text:p>10.71</text:p>
          </table:table-cell>
          <table:table-cell office:value-type="float" office:value="1.57114977668872" calcext:value-type="float">
            <text:p>1.57114977668872</text:p>
          </table:table-cell>
          <table:table-cell/>
          <table:table-cell office:value-type="float" office:value="3.00367686817346" calcext:value-type="float">
            <text:p>3.00367686817346</text:p>
          </table:table-cell>
          <table:table-cell table:number-columns-repeated="14"/>
          <table:table-cell office:value-type="float" office:value="0.317478" calcext:value-type="float">
            <text:p>0.317478</text:p>
          </table:table-cell>
          <table:table-cell/>
          <table:table-cell table:formula="of:=(0.5150862/[.AL105])" office:value-type="float" office:value="1.62243116058436" calcext:value-type="float">
            <text:p>1.62243116058436</text:p>
          </table:table-cell>
          <table:table-cell table:number-columns-repeated="2"/>
          <table:table-cell office:value-type="float" office:value="8.72" calcext:value-type="float">
            <text:p>8.72</text:p>
          </table:table-cell>
          <table:table-cell office:value-type="float" office:value="1.62243116058436" calcext:value-type="float">
            <text:p>1.62243116058436</text:p>
          </table:table-cell>
          <table:table-cell office:value-type="float" office:value="1.77712140710661" calcext:value-type="float">
            <text:p>1.77712140710661</text:p>
          </table:table-cell>
          <table:table-cell table:number-columns-repeated="10"/>
          <table:table-cell office:value-type="float" office:value="1.77712140710661" calcext:value-type="float">
            <text:p>1.777121407106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9</text:p>
          </table:table-cell>
          <table:table-cell/>
          <table:table-cell office:value-type="float" office:value="4.36035" calcext:value-type="float">
            <text:p>4.36035</text:p>
          </table:table-cell>
          <table:table-cell/>
          <table:table-cell office:value-type="float" office:value="3.53369" calcext:value-type="float">
            <text:p>3.53369</text:p>
          </table:table-cell>
          <table:table-cell table:number-columns-repeated="2"/>
          <table:table-cell office:value-type="float" office:value="4.36035" calcext:value-type="float">
            <text:p>4.36035</text:p>
          </table:table-cell>
          <table:table-cell/>
          <table:table-cell table:formula="of:=0.61105/[.J106]" office:value-type="float" office:value="0.140137832972124" calcext:value-type="float">
            <text:p>0.140137832972124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140137832972124" calcext:value-type="float">
            <text:p>0.140137832972124</text:p>
          </table:table-cell>
          <table:table-cell/>
          <table:table-cell office:value-type="float" office:value="1.13457017977103" calcext:value-type="float">
            <text:p>1.13457017977103</text:p>
          </table:table-cell>
          <table:table-cell table:number-columns-repeated="14"/>
          <table:table-cell office:value-type="float" office:value="3.53369" calcext:value-type="float">
            <text:p>3.53369</text:p>
          </table:table-cell>
          <table:table-cell/>
          <table:table-cell table:formula="of:=(0.5150862/[.AL106])" office:value-type="float" office:value="0.145764399254038" calcext:value-type="float">
            <text:p>0.145764399254038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145764399254038" calcext:value-type="float">
            <text:p>0.145764399254038</text:p>
          </table:table-cell>
          <table:table-cell office:value-type="float" office:value="1.84936216658708" calcext:value-type="float">
            <text:p>1.84936216658708</text:p>
          </table:table-cell>
          <table:table-cell table:number-columns-repeated="10"/>
          <table:table-cell office:value-type="float" office:value="1.84936216658708" calcext:value-type="float">
            <text:p>1.84936216658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0</text:p>
          </table:table-cell>
          <table:table-cell/>
          <table:table-cell office:value-type="float" office:value="0.203434" calcext:value-type="float">
            <text:p>0.203434</text:p>
          </table:table-cell>
          <table:table-cell/>
          <table:table-cell office:value-type="float" office:value="0.289843" calcext:value-type="float">
            <text:p>0.289843</text:p>
          </table:table-cell>
          <table:table-cell table:number-columns-repeated="2"/>
          <table:table-cell office:value-type="float" office:value="0.203434" calcext:value-type="float">
            <text:p>0.203434</text:p>
          </table:table-cell>
          <table:table-cell/>
          <table:table-cell table:formula="of:=0.61105/[.J107]" office:value-type="float" office:value="3.00367686817346" calcext:value-type="float">
            <text:p>3.0036768681734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3.00367686817346" calcext:value-type="float">
            <text:p>3.00367686817346</text:p>
          </table:table-cell>
          <table:table-cell/>
          <table:table-cell office:value-type="float" office:value="2.34267771839561" calcext:value-type="float">
            <text:p>2.34267771839561</text:p>
          </table:table-cell>
          <table:table-cell table:number-columns-repeated="14"/>
          <table:table-cell office:value-type="float" office:value="0.289843" calcext:value-type="float">
            <text:p>0.289843</text:p>
          </table:table-cell>
          <table:table-cell/>
          <table:table-cell table:formula="of:=(0.5150862/[.AL107])" office:value-type="float" office:value="1.77712140710661" calcext:value-type="float">
            <text:p>1.77712140710661</text:p>
          </table:table-cell>
          <table:table-cell table:number-columns-repeated="2"/>
          <table:table-cell office:value-type="float" office:value="10.27" calcext:value-type="float">
            <text:p>10.27</text:p>
          </table:table-cell>
          <table:table-cell office:value-type="float" office:value="1.77712140710661" calcext:value-type="float">
            <text:p>1.77712140710661</text:p>
          </table:table-cell>
          <table:table-cell office:value-type="float" office:value="2.60559071249715" calcext:value-type="float">
            <text:p>2.60559071249715</text:p>
          </table:table-cell>
          <table:table-cell table:number-columns-repeated="10"/>
          <table:table-cell office:value-type="float" office:value="2.60559071249715" calcext:value-type="float">
            <text:p>2.605590712497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3</text:p>
          </table:table-cell>
          <table:table-cell/>
          <table:table-cell office:value-type="float" office:value="0.538574" calcext:value-type="float">
            <text:p>0.538574</text:p>
          </table:table-cell>
          <table:table-cell/>
          <table:table-cell office:value-type="float" office:value="0.278521" calcext:value-type="float">
            <text:p>0.278521</text:p>
          </table:table-cell>
          <table:table-cell table:number-columns-repeated="2"/>
          <table:table-cell office:value-type="float" office:value="0.538574" calcext:value-type="float">
            <text:p>0.538574</text:p>
          </table:table-cell>
          <table:table-cell/>
          <table:table-cell table:formula="of:=0.61105/[.J108]" office:value-type="float" office:value="1.13457017977103" calcext:value-type="float">
            <text:p>1.13457017977103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13457017977103" calcext:value-type="float">
            <text:p>1.13457017977103</text:p>
          </table:table-cell>
          <table:table-cell/>
          <table:table-cell office:value-type="float" office:value="1.66320081438456" calcext:value-type="float">
            <text:p>1.66320081438456</text:p>
          </table:table-cell>
          <table:table-cell table:number-columns-repeated="14"/>
          <table:table-cell office:value-type="float" office:value="0.278521" calcext:value-type="float">
            <text:p>0.278521</text:p>
          </table:table-cell>
          <table:table-cell/>
          <table:table-cell table:formula="of:=(0.5150862/[.AL108])" office:value-type="float" office:value="1.84936216658708" calcext:value-type="float">
            <text:p>1.84936216658708</text:p>
          </table:table-cell>
          <table:table-cell table:number-columns-repeated="2"/>
          <table:table-cell office:value-type="float" office:value="10.99" calcext:value-type="float">
            <text:p>10.99</text:p>
          </table:table-cell>
          <table:table-cell office:value-type="float" office:value="1.84936216658708" calcext:value-type="float">
            <text:p>1.84936216658708</text:p>
          </table:table-cell>
          <table:table-cell office:value-type="float" office:value="2.40784498878085" calcext:value-type="float">
            <text:p>2.40784498878085</text:p>
          </table:table-cell>
          <table:table-cell table:number-columns-repeated="10"/>
          <table:table-cell office:value-type="float" office:value="2.40784498878085" calcext:value-type="float">
            <text:p>2.40784498878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6</text:p>
          </table:table-cell>
          <table:table-cell/>
          <table:table-cell office:value-type="float" office:value="0.260834" calcext:value-type="float">
            <text:p>0.260834</text:p>
          </table:table-cell>
          <table:table-cell/>
          <table:table-cell office:value-type="float" office:value="0.197685" calcext:value-type="float">
            <text:p>0.197685</text:p>
          </table:table-cell>
          <table:table-cell table:number-columns-repeated="2"/>
          <table:table-cell office:value-type="float" office:value="0.260834" calcext:value-type="float">
            <text:p>0.260834</text:p>
          </table:table-cell>
          <table:table-cell/>
          <table:table-cell table:formula="of:=0.61105/[.J109]" office:value-type="float" office:value="2.34267771839561" calcext:value-type="float">
            <text:p>2.3426777183956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34267771839561" calcext:value-type="float">
            <text:p>2.34267771839561</text:p>
          </table:table-cell>
          <table:table-cell/>
          <table:table-cell office:value-type="float" office:value="2.29403262440636" calcext:value-type="float">
            <text:p>2.29403262440636</text:p>
          </table:table-cell>
          <table:table-cell table:number-columns-repeated="14"/>
          <table:table-cell office:value-type="float" office:value="0.197685" calcext:value-type="float">
            <text:p>0.197685</text:p>
          </table:table-cell>
          <table:table-cell/>
          <table:table-cell table:formula="of:=(0.5150862/[.AL109])" office:value-type="float" office:value="2.60559071249715" calcext:value-type="float">
            <text:p>2.605590712497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0559071249715" calcext:value-type="float">
            <text:p>2.60559071249715</text:p>
          </table:table-cell>
          <table:table-cell office:value-type="float" office:value="2.44146766900187" calcext:value-type="float">
            <text:p>2.44146766900187</text:p>
          </table:table-cell>
          <table:table-cell table:number-columns-repeated="10"/>
          <table:table-cell office:value-type="float" office:value="2.44146766900187" calcext:value-type="float">
            <text:p>2.441467669001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661</text:p>
          </table:table-cell>
          <table:table-cell/>
          <table:table-cell office:value-type="float" office:value="0.367394" calcext:value-type="float">
            <text:p>0.367394</text:p>
          </table:table-cell>
          <table:table-cell/>
          <table:table-cell office:value-type="float" office:value="0.21392" calcext:value-type="float">
            <text:p>0.21392</text:p>
          </table:table-cell>
          <table:table-cell table:number-columns-repeated="2"/>
          <table:table-cell office:value-type="float" office:value="0.367394" calcext:value-type="float">
            <text:p>0.367394</text:p>
          </table:table-cell>
          <table:table-cell/>
          <table:table-cell table:formula="of:=0.61105/[.J110]" office:value-type="float" office:value="1.66320081438456" calcext:value-type="float">
            <text:p>1.66320081438456</text:p>
          </table:table-cell>
          <table:table-cell table:number-columns-repeated="7"/>
          <table:table-cell office:value-type="float" office:value="11.63" calcext:value-type="float">
            <text:p>11.63</text:p>
          </table:table-cell>
          <table:table-cell office:value-type="float" office:value="1.66320081438456" calcext:value-type="float">
            <text:p>1.66320081438456</text:p>
          </table:table-cell>
          <table:table-cell/>
          <table:table-cell office:value-type="float" office:value="1.90583274333247" calcext:value-type="float">
            <text:p>1.90583274333247</text:p>
          </table:table-cell>
          <table:table-cell table:number-columns-repeated="14"/>
          <table:table-cell office:value-type="float" office:value="0.21392" calcext:value-type="float">
            <text:p>0.21392</text:p>
          </table:table-cell>
          <table:table-cell/>
          <table:table-cell table:formula="of:=(0.5150862/[.AL110])" office:value-type="float" office:value="2.40784498878085" calcext:value-type="float">
            <text:p>2.407844988780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0784498878085" calcext:value-type="float">
            <text:p>2.40784498878085</text:p>
          </table:table-cell>
          <table:table-cell office:value-type="float" office:value="1.67584005726184" calcext:value-type="float">
            <text:p>1.67584005726184</text:p>
          </table:table-cell>
          <table:table-cell table:number-columns-repeated="10"/>
          <table:table-cell office:value-type="float" office:value="1.67584005726184" calcext:value-type="float">
            <text:p>1.67584005726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4</text:p>
          </table:table-cell>
          <table:table-cell/>
          <table:table-cell office:value-type="float" office:value="0.266365" calcext:value-type="float">
            <text:p>0.266365</text:p>
          </table:table-cell>
          <table:table-cell/>
          <table:table-cell office:value-type="float" office:value="0.210974" calcext:value-type="float">
            <text:p>0.210974</text:p>
          </table:table-cell>
          <table:table-cell table:number-columns-repeated="2"/>
          <table:table-cell office:value-type="float" office:value="0.266365" calcext:value-type="float">
            <text:p>0.266365</text:p>
          </table:table-cell>
          <table:table-cell/>
          <table:table-cell table:formula="of:=0.61105/[.J111]" office:value-type="float" office:value="2.29403262440636" calcext:value-type="float">
            <text:p>2.2940326244063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29403262440636" calcext:value-type="float">
            <text:p>2.29403262440636</text:p>
          </table:table-cell>
          <table:table-cell/>
          <table:table-cell office:value-type="float" office:value="2.41847707780051" calcext:value-type="float">
            <text:p>2.41847707780051</text:p>
          </table:table-cell>
          <table:table-cell table:number-columns-repeated="14"/>
          <table:table-cell office:value-type="float" office:value="0.210974" calcext:value-type="float">
            <text:p>0.210974</text:p>
          </table:table-cell>
          <table:table-cell/>
          <table:table-cell table:formula="of:=(0.5150862/[.AL111])" office:value-type="float" office:value="2.44146766900187" calcext:value-type="float">
            <text:p>2.441467669001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4146766900187" calcext:value-type="float">
            <text:p>2.44146766900187</text:p>
          </table:table-cell>
          <table:table-cell office:value-type="float" office:value="2.57673224978614" calcext:value-type="float">
            <text:p>2.57673224978614</text:p>
          </table:table-cell>
          <table:table-cell table:number-columns-repeated="10"/>
          <table:table-cell office:value-type="float" office:value="2.57673224978614" calcext:value-type="float">
            <text:p>2.57673224978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5</text:p>
          </table:table-cell>
          <table:table-cell/>
          <table:table-cell office:value-type="float" office:value="0.320621" calcext:value-type="float">
            <text:p>0.320621</text:p>
          </table:table-cell>
          <table:table-cell/>
          <table:table-cell office:value-type="float" office:value="0.30736" calcext:value-type="float">
            <text:p>0.30736</text:p>
          </table:table-cell>
          <table:table-cell table:number-columns-repeated="2"/>
          <table:table-cell office:value-type="float" office:value="0.320621" calcext:value-type="float">
            <text:p>0.320621</text:p>
          </table:table-cell>
          <table:table-cell/>
          <table:table-cell table:formula="of:=0.61105/[.J112]" office:value-type="float" office:value="1.90583274333247" calcext:value-type="float">
            <text:p>1.90583274333247</text:p>
          </table:table-cell>
          <table:table-cell table:number-columns-repeated="7"/>
          <table:table-cell office:value-type="float" office:value="14.06" calcext:value-type="float">
            <text:p>14.06</text:p>
          </table:table-cell>
          <table:table-cell office:value-type="float" office:value="1.90583274333247" calcext:value-type="float">
            <text:p>1.90583274333247</text:p>
          </table:table-cell>
          <table:table-cell/>
          <table:table-cell office:value-type="float" office:value="2.70540106170555" calcext:value-type="float">
            <text:p>2.70540106170555</text:p>
          </table:table-cell>
          <table:table-cell table:number-columns-repeated="14"/>
          <table:table-cell office:value-type="float" office:value="0.30736" calcext:value-type="float">
            <text:p>0.30736</text:p>
          </table:table-cell>
          <table:table-cell/>
          <table:table-cell table:formula="of:=(0.5150862/[.AL112])" office:value-type="float" office:value="1.67584005726184" calcext:value-type="float">
            <text:p>1.67584005726184</text:p>
          </table:table-cell>
          <table:table-cell table:number-columns-repeated="2"/>
          <table:table-cell office:value-type="float" office:value="9.26" calcext:value-type="float">
            <text:p>9.26</text:p>
          </table:table-cell>
          <table:table-cell office:value-type="float" office:value="1.67584005726184" calcext:value-type="float">
            <text:p>1.67584005726184</text:p>
          </table:table-cell>
          <table:table-cell office:value-type="float" office:value="2.36762458975703" calcext:value-type="float">
            <text:p>2.36762458975703</text:p>
          </table:table-cell>
          <table:table-cell table:number-columns-repeated="10"/>
          <table:table-cell office:value-type="float" office:value="2.36762458975703" calcext:value-type="float">
            <text:p>2.36762458975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6</text:p>
          </table:table-cell>
          <table:table-cell/>
          <table:table-cell office:value-type="float" office:value="0.252659" calcext:value-type="float">
            <text:p>0.252659</text:p>
          </table:table-cell>
          <table:table-cell/>
          <table:table-cell office:value-type="float" office:value="0.199899" calcext:value-type="float">
            <text:p>0.199899</text:p>
          </table:table-cell>
          <table:table-cell table:number-columns-repeated="2"/>
          <table:table-cell office:value-type="float" office:value="0.252659" calcext:value-type="float">
            <text:p>0.252659</text:p>
          </table:table-cell>
          <table:table-cell/>
          <table:table-cell table:formula="of:=0.61105/[.J113]" office:value-type="float" office:value="2.41847707780051" calcext:value-type="float">
            <text:p>2.4184770778005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41847707780051" calcext:value-type="float">
            <text:p>2.41847707780051</text:p>
          </table:table-cell>
          <table:table-cell/>
          <table:table-cell office:value-type="float" office:value="1.97625454404326" calcext:value-type="float">
            <text:p>1.97625454404326</text:p>
          </table:table-cell>
          <table:table-cell table:number-columns-repeated="14"/>
          <table:table-cell office:value-type="float" office:value="0.199899" calcext:value-type="float">
            <text:p>0.199899</text:p>
          </table:table-cell>
          <table:table-cell/>
          <table:table-cell table:formula="of:=(0.5150862/[.AL113])" office:value-type="float" office:value="2.57673224978614" calcext:value-type="float">
            <text:p>2.576732249786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7673224978614" calcext:value-type="float">
            <text:p>2.57673224978614</text:p>
          </table:table-cell>
          <table:table-cell office:value-type="float" office:value="2.63405182332817" calcext:value-type="float">
            <text:p>2.63405182332817</text:p>
          </table:table-cell>
          <table:table-cell table:number-columns-repeated="10"/>
          <table:table-cell office:value-type="float" office:value="2.63405182332817" calcext:value-type="float">
            <text:p>2.63405182332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7</text:p>
          </table:table-cell>
          <table:table-cell/>
          <table:table-cell office:value-type="float" office:value="0.225863" calcext:value-type="float">
            <text:p>0.225863</text:p>
          </table:table-cell>
          <table:table-cell/>
          <table:table-cell office:value-type="float" office:value="0.217554" calcext:value-type="float">
            <text:p>0.217554</text:p>
          </table:table-cell>
          <table:table-cell table:number-columns-repeated="2"/>
          <table:table-cell office:value-type="float" office:value="0.225863" calcext:value-type="float">
            <text:p>0.225863</text:p>
          </table:table-cell>
          <table:table-cell/>
          <table:table-cell table:formula="of:=0.61105/[.J114]" office:value-type="float" office:value="2.70540106170555" calcext:value-type="float">
            <text:p>2.7054010617055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.70540106170555" calcext:value-type="float">
            <text:p>2.70540106170555</text:p>
          </table:table-cell>
          <table:table-cell/>
          <table:table-cell office:value-type="float" office:value="0.079772790174259" calcext:value-type="float">
            <text:p>0.079772790174259</text:p>
          </table:table-cell>
          <table:table-cell table:number-columns-repeated="14"/>
          <table:table-cell office:value-type="float" office:value="0.217554" calcext:value-type="float">
            <text:p>0.217554</text:p>
          </table:table-cell>
          <table:table-cell/>
          <table:table-cell table:formula="of:=(0.5150862/[.AL114])" office:value-type="float" office:value="2.36762458975703" calcext:value-type="float">
            <text:p>2.3676245897570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6762458975703" calcext:value-type="float">
            <text:p>2.36762458975703</text:p>
          </table:table-cell>
          <table:table-cell office:value-type="float" office:value="0.077204061902799" calcext:value-type="float">
            <text:p>0.077204061902799</text:p>
          </table:table-cell>
          <table:table-cell table:number-columns-repeated="10"/>
          <table:table-cell office:value-type="float" office:value="0.077204061902799" calcext:value-type="float">
            <text:p>0.077204061902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8</text:p>
          </table:table-cell>
          <table:table-cell/>
          <table:table-cell office:value-type="float" office:value="0.309196" calcext:value-type="float">
            <text:p>0.309196</text:p>
          </table:table-cell>
          <table:table-cell/>
          <table:table-cell office:value-type="float" office:value="0.195549" calcext:value-type="float">
            <text:p>0.195549</text:p>
          </table:table-cell>
          <table:table-cell table:number-columns-repeated="2"/>
          <table:table-cell office:value-type="float" office:value="0.309196" calcext:value-type="float">
            <text:p>0.309196</text:p>
          </table:table-cell>
          <table:table-cell/>
          <table:table-cell table:formula="of:=0.61105/[.J115]" office:value-type="float" office:value="1.97625454404326" calcext:value-type="float">
            <text:p>1.97625454404326</text:p>
          </table:table-cell>
          <table:table-cell table:number-columns-repeated="7"/>
          <table:table-cell office:value-type="float" office:value="14.76" calcext:value-type="float">
            <text:p>14.76</text:p>
          </table:table-cell>
          <table:table-cell office:value-type="float" office:value="1.97625454404326" calcext:value-type="float">
            <text:p>1.97625454404326</text:p>
          </table:table-cell>
          <table:table-cell/>
          <table:table-cell office:value-type="float" office:value="1.17547818425604" calcext:value-type="float">
            <text:p>1.17547818425604</text:p>
          </table:table-cell>
          <table:table-cell table:number-columns-repeated="14"/>
          <table:table-cell office:value-type="float" office:value="0.195549" calcext:value-type="float">
            <text:p>0.195549</text:p>
          </table:table-cell>
          <table:table-cell/>
          <table:table-cell table:formula="of:=(0.5150862/[.AL115])" office:value-type="float" office:value="2.63405182332817" calcext:value-type="float">
            <text:p>2.634051823328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63405182332817" calcext:value-type="float">
            <text:p>2.63405182332817</text:p>
          </table:table-cell>
          <table:table-cell office:value-type="float" office:value="1.78418815705156" calcext:value-type="float">
            <text:p>1.78418815705156</text:p>
          </table:table-cell>
          <table:table-cell table:number-columns-repeated="10"/>
          <table:table-cell office:value-type="float" office:value="1.78418815705156" calcext:value-type="float">
            <text:p>1.78418815705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1077</text:p>
          </table:table-cell>
          <table:table-cell/>
          <table:table-cell office:value-type="float" office:value="7.65988" calcext:value-type="float">
            <text:p>7.65988</text:p>
          </table:table-cell>
          <table:table-cell/>
          <table:table-cell office:value-type="float" office:value="6.67175" calcext:value-type="float">
            <text:p>6.67175</text:p>
          </table:table-cell>
          <table:table-cell table:number-columns-repeated="2"/>
          <table:table-cell office:value-type="float" office:value="7.65988" calcext:value-type="float">
            <text:p>7.65988</text:p>
          </table:table-cell>
          <table:table-cell/>
          <table:table-cell table:formula="of:=0.61105/[.J116]" office:value-type="float" office:value="0.0797727901742586" calcext:value-type="float">
            <text:p>0.079772790174259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0.079772790174259" calcext:value-type="float">
            <text:p>0.079772790174259</text:p>
          </table:table-cell>
          <table:table-cell/>
          <table:table-cell office:value-type="float" office:value="1.63012306288666" calcext:value-type="float">
            <text:p>1.63012306288666</text:p>
          </table:table-cell>
          <table:table-cell table:number-columns-repeated="14"/>
          <table:table-cell office:value-type="float" office:value="6.67175" calcext:value-type="float">
            <text:p>6.67175</text:p>
          </table:table-cell>
          <table:table-cell/>
          <table:table-cell table:formula="of:=(0.5150862/[.AL116])" office:value-type="float" office:value="0.0772040619027991" calcext:value-type="float">
            <text:p>0.077204061902799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077204061902799" calcext:value-type="float">
            <text:p>0.077204061902799</text:p>
          </table:table-cell>
          <table:table-cell office:value-type="float" office:value="2.53693304110129" calcext:value-type="float">
            <text:p>2.53693304110129</text:p>
          </table:table-cell>
          <table:table-cell table:number-columns-repeated="10"/>
          <table:table-cell office:value-type="float" office:value="2.53693304110129" calcext:value-type="float">
            <text:p>2.536933041101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10</text:p>
          </table:table-cell>
          <table:table-cell/>
          <table:table-cell office:value-type="float" office:value="0.519831" calcext:value-type="float">
            <text:p>0.519831</text:p>
          </table:table-cell>
          <table:table-cell/>
          <table:table-cell office:value-type="float" office:value="0.288695" calcext:value-type="float">
            <text:p>0.288695</text:p>
          </table:table-cell>
          <table:table-cell table:number-columns-repeated="2"/>
          <table:table-cell office:value-type="float" office:value="0.519831" calcext:value-type="float">
            <text:p>0.519831</text:p>
          </table:table-cell>
          <table:table-cell/>
          <table:table-cell table:formula="of:=0.61105/[.J117]" office:value-type="float" office:value="1.17547818425604" calcext:value-type="float">
            <text:p>1.17547818425604</text:p>
          </table:table-cell>
          <table:table-cell table:number-columns-repeated="7"/>
          <table:table-cell office:value-type="float" office:value="7.5" calcext:value-type="float">
            <text:p>7.5</text:p>
          </table:table-cell>
          <table:table-cell office:value-type="float" office:value="1.17547818425604" calcext:value-type="float">
            <text:p>1.17547818425604</text:p>
          </table:table-cell>
          <table:table-cell/>
          <table:table-cell office:value-type="float" office:value="1.85029296431437" calcext:value-type="float">
            <text:p>1.85029296431437</text:p>
          </table:table-cell>
          <table:table-cell table:number-columns-repeated="14"/>
          <table:table-cell office:value-type="float" office:value="0.288695" calcext:value-type="float">
            <text:p>0.288695</text:p>
          </table:table-cell>
          <table:table-cell/>
          <table:table-cell table:formula="of:=(0.5150862/[.AL117])" office:value-type="float" office:value="1.78418815705156" calcext:value-type="float">
            <text:p>1.78418815705156</text:p>
          </table:table-cell>
          <table:table-cell table:number-columns-repeated="2"/>
          <table:table-cell office:value-type="float" office:value="10.34" calcext:value-type="float">
            <text:p>10.34</text:p>
          </table:table-cell>
          <table:table-cell office:value-type="float" office:value="1.78418815705156" calcext:value-type="float">
            <text:p>1.78418815705156</text:p>
          </table:table-cell>
          <table:table-cell office:value-type="float" office:value="1.61463966646814" calcext:value-type="float">
            <text:p>1.61463966646814</text:p>
          </table:table-cell>
          <table:table-cell table:number-columns-repeated="10"/>
          <table:table-cell office:value-type="float" office:value="1.61463966646814" calcext:value-type="float">
            <text:p>1.614639666468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12</text:p>
          </table:table-cell>
          <table:table-cell/>
          <table:table-cell office:value-type="float" office:value="0.374849" calcext:value-type="float">
            <text:p>0.374849</text:p>
          </table:table-cell>
          <table:table-cell/>
          <table:table-cell office:value-type="float" office:value="0.203035" calcext:value-type="float">
            <text:p>0.203035</text:p>
          </table:table-cell>
          <table:table-cell table:number-columns-repeated="2"/>
          <table:table-cell office:value-type="float" office:value="0.374849" calcext:value-type="float">
            <text:p>0.374849</text:p>
          </table:table-cell>
          <table:table-cell/>
          <table:table-cell table:formula="of:=0.61105/[.J118]" office:value-type="float" office:value="1.63012306288666" calcext:value-type="float">
            <text:p>1.63012306288666</text:p>
          </table:table-cell>
          <table:table-cell table:number-columns-repeated="7"/>
          <table:table-cell office:value-type="float" office:value="11.3" calcext:value-type="float">
            <text:p>11.3</text:p>
          </table:table-cell>
          <table:table-cell office:value-type="float" office:value="1.63012306288666" calcext:value-type="float">
            <text:p>1.63012306288666</text:p>
          </table:table-cell>
          <table:table-cell table:number-columns-repeated="16"/>
          <table:table-cell office:value-type="float" office:value="0.203035" calcext:value-type="float">
            <text:p>0.203035</text:p>
          </table:table-cell>
          <table:table-cell/>
          <table:table-cell table:formula="of:=(0.5150862/[.AL118])" office:value-type="float" office:value="2.53693304110129" calcext:value-type="float">
            <text:p>2.5369330411012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53693304110129" calcext:value-type="float">
            <text:p>2.536933041101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19CS10413</text:p>
          </table:table-cell>
          <table:table-cell/>
          <table:table-cell office:value-type="float" office:value="0.330245" calcext:value-type="float">
            <text:p>0.330245</text:p>
          </table:table-cell>
          <table:table-cell/>
          <table:table-cell office:value-type="float" office:value="0.31901" calcext:value-type="float">
            <text:p>0.31901</text:p>
          </table:table-cell>
          <table:table-cell table:number-columns-repeated="2"/>
          <table:table-cell office:value-type="float" office:value="0.330245" calcext:value-type="float">
            <text:p>0.330245</text:p>
          </table:table-cell>
          <table:table-cell/>
          <table:table-cell table:formula="of:=0.61105/[.J119]" office:value-type="float" office:value="1.85029296431437" calcext:value-type="float">
            <text:p>1.85029296431437</text:p>
          </table:table-cell>
          <table:table-cell table:number-columns-repeated="7"/>
          <table:table-cell office:value-type="float" office:value="13.5" calcext:value-type="float">
            <text:p>13.5</text:p>
          </table:table-cell>
          <table:table-cell office:value-type="float" office:value="1.85029296431437" calcext:value-type="float">
            <text:p>1.85029296431437</text:p>
          </table:table-cell>
          <table:table-cell table:number-columns-repeated="16"/>
          <table:table-cell office:value-type="float" office:value="0.31901" calcext:value-type="float">
            <text:p>0.31901</text:p>
          </table:table-cell>
          <table:table-cell/>
          <table:table-cell table:formula="of:=(0.5150862/[.AL119])" office:value-type="float" office:value="1.61463966646814" calcext:value-type="float">
            <text:p>1.61463966646814</text:p>
          </table:table-cell>
          <table:table-cell table:number-columns-repeated="2"/>
          <table:table-cell office:value-type="float" office:value="8.65" calcext:value-type="float">
            <text:p>8.65</text:p>
          </table:table-cell>
          <table:table-cell office:value-type="float" office:value="1.61463966646814" calcext:value-type="float">
            <text:p>1.61463966646814</text:p>
          </table:table-cell>
          <table:table-cell table:number-columns-repeated="12"/>
        </table:table-row>
      </table:table>
      <table:table table:name="Speedup Marks" table:style-name="ta1">
        <table:table-column table:style-name="co3" table:default-cell-style-name="Default"/>
        <table:table-column table:style-name="co2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tudent Entry number</text:p>
          </table:table-cell>
          <table:table-cell/>
          <table:table-cell table:style-name="ce1" office:value-type="string" calcext:value-type="string">
            <text:p>Speedup 2 core</text:p>
          </table:table-cell>
          <table:table-cell table:style-name="ce1" office:value-type="string" calcext:value-type="string">
            <text:p>Marks</text:p>
          </table:table-cell>
          <table:table-cell table:style-name="ce1"/>
          <table:table-cell table:style-name="ce1" office:value-type="string" calcext:value-type="string">
            <text:p>Speedup 4 core</text:p>
          </table:table-cell>
          <table:table-cell table:style-name="ce1" office:value-type="string" calcext:value-type="string">
            <text:p>Marks</text:p>
          </table:table-cell>
          <table:table-cell table:number-columns-repeated="2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2019CS10452</text:p>
          </table:table-cell>
          <table:table-cell/>
          <table:table-cell office:value-type="float" office:value="3.09578936169135" calcext:value-type="float">
            <text:p>3.095789361691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58262360674478" calcext:value-type="float">
            <text:p>2.5826236067447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14</text:p>
          </table:table-cell>
          <table:table-cell/>
          <table:table-cell office:value-type="float" office:value="0.990738729039727" calcext:value-type="float">
            <text:p>0.99073872903972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59924428947998" calcext:value-type="float">
            <text:p>1.59924428947998</text:p>
          </table:table-cell>
          <table:table-cell office:value-type="float" office:value="8.49" calcext:value-type="float">
            <text:p>8.49</text:p>
          </table:table-cell>
          <table:table-cell/>
          <table:table-cell table:style-name="ce1" office:value-type="string" calcext:value-type="string">
            <text:p>2 core speedup range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019CS10322</text:p>
          </table:table-cell>
          <table:table-cell/>
          <table:table-cell office:value-type="float" office:value="3.93816745187257" calcext:value-type="float">
            <text:p>3.938167451872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.0950708368447" calcext:value-type="float">
            <text:p>4.095070836844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15</text:p>
          </table:table-cell>
          <table:table-cell/>
          <table:table-cell office:value-type="float" office:value="2.3873616928174" calcext:value-type="float">
            <text:p>2.387361692817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2847359719132" calcext:value-type="float">
            <text:p>2.6284735971913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4 core speedup range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2019CS50768</text:p>
          </table:table-cell>
          <table:table-cell/>
          <table:table-cell office:value-type="float" office:value="1.35525166852706" calcext:value-type="float">
            <text:p>1.35525166852706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1.11969824734574" calcext:value-type="float">
            <text:p>1.1196982473457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2018CS103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58</text:p>
          </table:table-cell>
          <table:table-cell/>
          <table:table-cell office:value-type="float" office:value="0.037079176679046" calcext:value-type="float">
            <text:p>0.03707917667904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30614517768308" calcext:value-type="float">
            <text:p>0.03061451776830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671</text:p>
          </table:table-cell>
          <table:table-cell/>
          <table:table-cell office:value-type="float" office:value="1.51202842677779" calcext:value-type="float">
            <text:p>1.51202842677779</text:p>
          </table:table-cell>
          <table:table-cell office:value-type="float" office:value="10.12" calcext:value-type="float">
            <text:p>10.12</text:p>
          </table:table-cell>
          <table:table-cell/>
          <table:table-cell office:value-type="float" office:value="1.98518567051433" calcext:value-type="float">
            <text:p>1.98518567051433</text:p>
          </table:table-cell>
          <table:table-cell office:value-type="float" office:value="12.35" calcext:value-type="float">
            <text:p>12.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18</text:p>
          </table:table-cell>
          <table:table-cell/>
          <table:table-cell office:value-type="float" office:value="26.1735364793263" calcext:value-type="float">
            <text:p>26.17353647932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.783832488199" calcext:value-type="float">
            <text:p>25.78383248819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23</text:p>
          </table:table-cell>
          <table:table-cell/>
          <table:table-cell office:value-type="float" office:value="1.82628135582076" calcext:value-type="float">
            <text:p>1.82628135582076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float" office:value="1.64492808236677" calcext:value-type="float">
            <text:p>1.64492808236677</text:p>
          </table:table-cell>
          <table:table-cell office:value-type="float" office:value="8.95" calcext:value-type="float">
            <text:p>8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673</text:p>
          </table:table-cell>
          <table:table-cell/>
          <table:table-cell office:value-type="float" office:value="1.74076416427367" calcext:value-type="float">
            <text:p>1.74076416427367</text:p>
          </table:table-cell>
          <table:table-cell office:value-type="float" office:value="12.41" calcext:value-type="float">
            <text:p>12.41</text:p>
          </table:table-cell>
          <table:table-cell/>
          <table:table-cell office:value-type="float" office:value="2.54061191372243" calcext:value-type="float">
            <text:p>2.5406119137224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24</text:p>
          </table:table-cell>
          <table:table-cell/>
          <table:table-cell office:value-type="float" office:value="2.83438087065427" calcext:value-type="float">
            <text:p>2.834380870654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55882423074248" calcext:value-type="float">
            <text:p>2.5588242307424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25</text:p>
          </table:table-cell>
          <table:table-cell/>
          <table:table-cell office:value-type="float" office:value="2.077546315972" calcext:value-type="float">
            <text:p>2.0775463159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8835143230736" calcext:value-type="float">
            <text:p>2.3883514323073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27</text:p>
          </table:table-cell>
          <table:table-cell/>
          <table:table-cell office:value-type="float" office:value="0.196022134894538" calcext:value-type="float">
            <text:p>0.19602213489453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288796676310301" calcext:value-type="float">
            <text:p>0.288796676310301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EE10443</text:p>
          </table:table-cell>
          <table:table-cell/>
          <table:table-cell office:value-type="float" office:value="1.96700466763238" calcext:value-type="float">
            <text:p>1.96700466763238</text:p>
          </table:table-cell>
          <table:table-cell office:value-type="float" office:value="14.67" calcext:value-type="float">
            <text:p>14.67</text:p>
          </table:table-cell>
          <table:table-cell/>
          <table:table-cell office:value-type="float" office:value="2.21779015896526" calcext:value-type="float">
            <text:p>2.21779015896526</text:p>
          </table:table-cell>
          <table:table-cell office:value-type="float" office:value="14.68" calcext:value-type="float">
            <text:p>14.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1</text:p>
          </table:table-cell>
          <table:table-cell/>
          <table:table-cell office:value-type="float" office:value="1.95498464294855" calcext:value-type="float">
            <text:p>1.95498464294855</text:p>
          </table:table-cell>
          <table:table-cell office:value-type="float" office:value="14.55" calcext:value-type="float">
            <text:p>14.55</text:p>
          </table:table-cell>
          <table:table-cell/>
          <table:table-cell office:value-type="float" office:value="2.09711135629863" calcext:value-type="float">
            <text:p>2.09711135629863</text:p>
          </table:table-cell>
          <table:table-cell office:value-type="float" office:value="13.47" calcext:value-type="float">
            <text:p>13.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28</text:p>
          </table:table-cell>
          <table:table-cell/>
          <table:table-cell office:value-type="float" office:value="2.09197786998617" calcext:value-type="float">
            <text:p>2.091977869986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3749325660852" calcext:value-type="float">
            <text:p>2.4374932566085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2</text:p>
          </table:table-cell>
          <table:table-cell/>
          <table:table-cell office:value-type="float" office:value="2.14595515285606" calcext:value-type="float">
            <text:p>2.1459551528560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7460536700868" calcext:value-type="float">
            <text:p>2.674605367008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3</text:p>
          </table:table-cell>
          <table:table-cell/>
          <table:table-cell office:value-type="float" office:value="1.53707802988379" calcext:value-type="float">
            <text:p>1.53707802988379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.3462504704554" calcext:value-type="float">
            <text:p>1.346250470455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3</text:p>
          </table:table-cell>
          <table:table-cell/>
          <table:table-cell office:value-type="float" office:value="1.45426116012461" calcext:value-type="float">
            <text:p>1.45426116012461</text:p>
          </table:table-cell>
          <table:table-cell office:value-type="float" office:value="9.54" calcext:value-type="float">
            <text:p>9.54</text:p>
          </table:table-cell>
          <table:table-cell/>
          <table:table-cell office:value-type="float" office:value="1.17645931062612" calcext:value-type="float">
            <text:p>1.1764593106261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31</text:p>
          </table:table-cell>
          <table:table-cell/>
          <table:table-cell office:value-type="float" office:value="3.76116408043678" calcext:value-type="float">
            <text:p>3.7611640804367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91099755508648" calcext:value-type="float">
            <text:p>3.9109975550864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617</text:p>
          </table:table-cell>
          <table:table-cell/>
          <table:table-cell office:value-type="float" office:value="2.55236941584345" calcext:value-type="float">
            <text:p>2.552369415843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904476364586" calcext:value-type="float">
            <text:p>2.690447636458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24</text:p>
          </table:table-cell>
          <table:table-cell/>
          <table:table-cell office:value-type="float" office:value="23.3833872905808" calcext:value-type="float">
            <text:p>23.38338729058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4.6967933104467" calcext:value-type="float">
            <text:p>24.696793310446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32</text:p>
          </table:table-cell>
          <table:table-cell/>
          <table:table-cell office:value-type="float" office:value="2.83066503604054" calcext:value-type="float">
            <text:p>2.830665036040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81562089130305" calcext:value-type="float">
            <text:p>1.81562089130305</text:p>
          </table:table-cell>
          <table:table-cell office:value-type="float" office:value="10.66" calcext:value-type="float">
            <text:p>10.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34</text:p>
          </table:table-cell>
          <table:table-cell/>
          <table:table-cell office:value-type="float" office:value="2.02028718131834" calcext:value-type="float">
            <text:p>2.020287181318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4839426191578" calcext:value-type="float">
            <text:p>2.6483942619157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36</text:p>
          </table:table-cell>
          <table:table-cell/>
          <table:table-cell office:value-type="float" office:value="0.928607901183537" calcext:value-type="float">
            <text:p>0.92860790118353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966082487761877" calcext:value-type="float">
            <text:p>0.966082487761877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37</text:p>
          </table:table-cell>
          <table:table-cell/>
          <table:table-cell office:value-type="float" office:value="5.25553032648708" calcext:value-type="float">
            <text:p>5.2555303264870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17780210434893" calcext:value-type="float">
            <text:p>5.1778021043489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8MT10748</text:p>
          </table:table-cell>
          <table:table-cell/>
          <table:table-cell office:value-type="float" office:value="1.65614607585125" calcext:value-type="float">
            <text:p>1.65614607585125</text:p>
          </table:table-cell>
          <table:table-cell office:value-type="float" office:value="11.56" calcext:value-type="float">
            <text:p>11.56</text:p>
          </table:table-cell>
          <table:table-cell/>
          <table:table-cell office:value-type="float" office:value="1.84901695426333" calcext:value-type="float">
            <text:p>1.84901695426333</text:p>
          </table:table-cell>
          <table:table-cell office:value-type="float" office:value="10.99" calcext:value-type="float">
            <text:p>10.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71</text:p>
          </table:table-cell>
          <table:table-cell/>
          <table:table-cell office:value-type="float" office:value="0.145655599177149" calcext:value-type="float">
            <text:p>0.14565559917714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140048233784313" calcext:value-type="float">
            <text:p>0.140048233784313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35</text:p>
          </table:table-cell>
          <table:table-cell/>
          <table:table-cell office:value-type="float" office:value="0.2537973027417" calcext:value-type="float">
            <text:p>0.253797302741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276548924861078" calcext:value-type="float">
            <text:p>0.27654892486107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2</text:p>
          </table:table-cell>
          <table:table-cell/>
          <table:table-cell office:value-type="float" office:value="1.96964861894125" calcext:value-type="float">
            <text:p>1.96964861894125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2.51422225910216" calcext:value-type="float">
            <text:p>2.514222259102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7</text:p>
          </table:table-cell>
          <table:table-cell/>
          <table:table-cell office:value-type="float" office:value="2.14265927492172" calcext:value-type="float">
            <text:p>2.1426592749217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06027887107613" calcext:value-type="float">
            <text:p>2.06027887107613</text:p>
          </table:table-cell>
          <table:table-cell office:value-type="float" office:value="13.1" calcext:value-type="float">
            <text:p>13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3</text:p>
          </table:table-cell>
          <table:table-cell/>
          <table:table-cell office:value-type="float" office:value="1.76670425304305" calcext:value-type="float">
            <text:p>1.76670425304305</text:p>
          </table:table-cell>
          <table:table-cell office:value-type="float" office:value="12.67" calcext:value-type="float">
            <text:p>12.67</text:p>
          </table:table-cell>
          <table:table-cell/>
          <table:table-cell office:value-type="float" office:value="2.59747053751078" calcext:value-type="float">
            <text:p>2.5974705375107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4</text:p>
          </table:table-cell>
          <table:table-cell/>
          <table:table-cell office:value-type="float" office:value="26.7283424097281" calcext:value-type="float">
            <text:p>26.728342409728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.6509089629819" calcext:value-type="float">
            <text:p>22.65090896298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8</text:p>
          </table:table-cell>
          <table:table-cell/>
          <table:table-cell office:value-type="float" office:value="3.29810603811673" calcext:value-type="float">
            <text:p>3.298106038116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2561301229556" calcext:value-type="float">
            <text:p>2.4256130122955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6</text:p>
          </table:table-cell>
          <table:table-cell/>
          <table:table-cell office:value-type="float" office:value="0.614803374601945" calcext:value-type="float">
            <text:p>0.61480337460194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516450662650723" calcext:value-type="float">
            <text:p>0.516450662650723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7</text:p>
          </table:table-cell>
          <table:table-cell/>
          <table:table-cell office:value-type="float" office:value="2.74126545480647" calcext:value-type="float">
            <text:p>2.7412654548064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57111283277616" calcext:value-type="float">
            <text:p>1.57111283277616</text:p>
          </table:table-cell>
          <table:table-cell office:value-type="float" office:value="8.21" calcext:value-type="float">
            <text:p>8.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8</text:p>
          </table:table-cell>
          <table:table-cell/>
          <table:table-cell office:value-type="float" office:value="1.28569023923244" calcext:value-type="float">
            <text:p>1.28569023923244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1.46576155623599" calcext:value-type="float">
            <text:p>1.46576155623599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9</text:p>
          </table:table-cell>
          <table:table-cell/>
          <table:table-cell office:value-type="float" office:value="1.25835056301947" calcext:value-type="float">
            <text:p>1.25835056301947</text:p>
          </table:table-cell>
          <table:table-cell office:value-type="float" office:value="7.58" calcext:value-type="float">
            <text:p>7.58</text:p>
          </table:table-cell>
          <table:table-cell/>
          <table:table-cell office:value-type="float" office:value="2.29930719852869" calcext:value-type="float">
            <text:p>2.2993071985286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0</text:p>
          </table:table-cell>
          <table:table-cell/>
          <table:table-cell office:value-type="float" office:value="2.87814344322137" calcext:value-type="float">
            <text:p>2.8781434432213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8322975542417" calcext:value-type="float">
            <text:p>2.683229755424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3</text:p>
          </table:table-cell>
          <table:table-cell/>
          <table:table-cell office:value-type="float" office:value="2.57637852378423" calcext:value-type="float">
            <text:p>2.576378523784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8784212283044" calcext:value-type="float">
            <text:p>2.3878421228304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4</text:p>
          </table:table-cell>
          <table:table-cell/>
          <table:table-cell office:value-type="float" office:value="22.2957243875563" calcext:value-type="float">
            <text:p>22.295724387556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.6465882699893" calcext:value-type="float">
            <text:p>31.646588269989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5</text:p>
          </table:table-cell>
          <table:table-cell/>
          <table:table-cell office:value-type="float" office:value="1.96132871554715" calcext:value-type="float">
            <text:p>1.96132871554715</text:p>
          </table:table-cell>
          <table:table-cell office:value-type="float" office:value="14.61" calcext:value-type="float">
            <text:p>14.61</text:p>
          </table:table-cell>
          <table:table-cell/>
          <table:table-cell office:value-type="float" office:value="2.21770422068277" calcext:value-type="float">
            <text:p>2.21770422068277</text:p>
          </table:table-cell>
          <table:table-cell office:value-type="float" office:value="14.68" calcext:value-type="float">
            <text:p>14.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31</text:p>
          </table:table-cell>
          <table:table-cell/>
          <table:table-cell office:value-type="float" office:value="1.23944479039681" calcext:value-type="float">
            <text:p>1.2394447903968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88949652427505" calcext:value-type="float">
            <text:p>1.88949652427505</text:p>
          </table:table-cell>
          <table:table-cell office:value-type="float" office:value="11.39" calcext:value-type="float">
            <text:p>11.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6</text:p>
          </table:table-cell>
          <table:table-cell/>
          <table:table-cell office:value-type="float" office:value="0.138220650873252" calcext:value-type="float">
            <text:p>0.13822065087325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124217728088284" calcext:value-type="float">
            <text:p>0.12421772808828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7</text:p>
          </table:table-cell>
          <table:table-cell/>
          <table:table-cell office:value-type="float" office:value="2.03631746624189" calcext:value-type="float">
            <text:p>2.036317466241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0493325676187" calcext:value-type="float">
            <text:p>2.4049332567618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32</text:p>
          </table:table-cell>
          <table:table-cell/>
          <table:table-cell office:value-type="float" office:value="2.32309253971935" calcext:value-type="float">
            <text:p>2.323092539719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71644147707496" calcext:value-type="float">
            <text:p>2.7164414770749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33</text:p>
          </table:table-cell>
          <table:table-cell/>
          <table:table-cell office:value-type="float" office:value="1.6219408610713" calcext:value-type="float">
            <text:p>1.6219408610713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1.45931239641324" calcext:value-type="float">
            <text:p>1.4593123964132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8</text:p>
          </table:table-cell>
          <table:table-cell/>
          <table:table-cell office:value-type="float" office:value="4.35813678151902" calcext:value-type="float">
            <text:p>4.358136781519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81777227649387" calcext:value-type="float">
            <text:p>3.8177722764938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9</text:p>
          </table:table-cell>
          <table:table-cell/>
          <table:table-cell office:value-type="float" office:value="1.86516366921847" calcext:value-type="float">
            <text:p>1.86516366921847</text:p>
          </table:table-cell>
          <table:table-cell office:value-type="float" office:value="13.65" calcext:value-type="float">
            <text:p>13.65</text:p>
          </table:table-cell>
          <table:table-cell/>
          <table:table-cell office:value-type="float" office:value="2.22666799235711" calcext:value-type="float">
            <text:p>2.22666799235711</text:p>
          </table:table-cell>
          <table:table-cell office:value-type="float" office:value="14.77" calcext:value-type="float">
            <text:p>14.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1</text:p>
          </table:table-cell>
          <table:table-cell/>
          <table:table-cell office:value-type="float" office:value="2.40703537382809" calcext:value-type="float">
            <text:p>2.4070353738280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24924542802746" calcext:value-type="float">
            <text:p>2.24924542802746</text:p>
          </table:table-cell>
          <table:table-cell office:value-type="float" office:value="14.99" calcext:value-type="float">
            <text:p>14.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2</text:p>
          </table:table-cell>
          <table:table-cell/>
          <table:table-cell office:value-type="float" office:value="1.18093040424714" calcext:value-type="float">
            <text:p>1.1809304042471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8168889484619" calcext:value-type="float">
            <text:p>1.8168889484619</text:p>
          </table:table-cell>
          <table:table-cell office:value-type="float" office:value="10.67" calcext:value-type="float">
            <text:p>10.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699</text:p>
          </table:table-cell>
          <table:table-cell/>
          <table:table-cell office:value-type="float" office:value="1.78337424154426" calcext:value-type="float">
            <text:p>1.78337424154426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2.60052607663957" calcext:value-type="float">
            <text:p>2.6005260766395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5</text:p>
          </table:table-cell>
          <table:table-cell/>
          <table:table-cell office:value-type="float" office:value="0.240051070516598" calcext:value-type="float">
            <text:p>0.24005107051659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230511067154761" calcext:value-type="float">
            <text:p>0.230511067154761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6</text:p>
          </table:table-cell>
          <table:table-cell/>
          <table:table-cell office:value-type="float" office:value="1.77954650031744" calcext:value-type="float">
            <text:p>1.7795465003174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2.44041503802146" calcext:value-type="float">
            <text:p>2.4404150380214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8</text:p>
          </table:table-cell>
          <table:table-cell/>
          <table:table-cell office:value-type="float" office:value="3.08385273410886" calcext:value-type="float">
            <text:p>3.0838527341088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54801436542799" calcext:value-type="float">
            <text:p>2.5480143654279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90</text:p>
          </table:table-cell>
          <table:table-cell/>
          <table:table-cell office:value-type="float" office:value="0.53813298106561" calcext:value-type="float">
            <text:p>0.5381329810656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365311952567039" calcext:value-type="float">
            <text:p>0.365311952567039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52</text:p>
          </table:table-cell>
          <table:table-cell/>
          <table:table-cell office:value-type="float" office:value="1.07932666831526" calcext:value-type="float">
            <text:p>1.0793266683152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65909579916383" calcext:value-type="float">
            <text:p>1.65909579916383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9</text:p>
          </table:table-cell>
          <table:table-cell/>
          <table:table-cell office:value-type="float" office:value="1.71640847740903" calcext:value-type="float">
            <text:p>1.71640847740903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float" office:value="1.56883983150739" calcext:value-type="float">
            <text:p>1.56883983150739</text:p>
          </table:table-cell>
          <table:table-cell office:value-type="float" office:value="8.19" calcext:value-type="float">
            <text:p>8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0</text:p>
          </table:table-cell>
          <table:table-cell/>
          <table:table-cell office:value-type="float" office:value="0.07776112109381" calcext:value-type="float">
            <text:p>0.0777611210938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76502419448265" calcext:value-type="float">
            <text:p>0.076502419448265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0</text:p>
          </table:table-cell>
          <table:table-cell/>
          <table:table-cell office:value-type="float" office:value="0.077270830435387" calcext:value-type="float">
            <text:p>0.07727083043538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77367104806622" calcext:value-type="float">
            <text:p>0.07736710480662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1</text:p>
          </table:table-cell>
          <table:table-cell/>
          <table:table-cell office:value-type="float" office:value="2.84323031538197" calcext:value-type="float">
            <text:p>2.8432303153819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5873409838168" calcext:value-type="float">
            <text:p>2.358734098381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2</text:p>
          </table:table-cell>
          <table:table-cell/>
          <table:table-cell office:value-type="float" office:value="2.20248994362664" calcext:value-type="float">
            <text:p>2.2024899436266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05058402006449" calcext:value-type="float">
            <text:p>2.05058402006449</text:p>
          </table:table-cell>
          <table:table-cell office:value-type="float" office:value="13.01" calcext:value-type="float">
            <text:p>13.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3</text:p>
          </table:table-cell>
          <table:table-cell/>
          <table:table-cell office:value-type="float" office:value="1.38447700053018" calcext:value-type="float">
            <text:p>1.38447700053018</text:p>
          </table:table-cell>
          <table:table-cell office:value-type="float" office:value="8.84" calcext:value-type="float">
            <text:p>8.84</text:p>
          </table:table-cell>
          <table:table-cell/>
          <table:table-cell office:value-type="float" office:value="1.5942054911962" calcext:value-type="float">
            <text:p>1.5942054911962</text:p>
          </table:table-cell>
          <table:table-cell office:value-type="float" office:value="8.44" calcext:value-type="float">
            <text:p>8.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96</text:p>
          </table:table-cell>
          <table:table-cell/>
          <table:table-cell office:value-type="float" office:value="1.05626072812068" calcext:value-type="float">
            <text:p>1.05626072812068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32656734099952" calcext:value-type="float">
            <text:p>1.3265673409995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25</text:p>
          </table:table-cell>
          <table:table-cell/>
          <table:table-cell office:value-type="float" office:value="1.96172540659933" calcext:value-type="float">
            <text:p>1.96172540659933</text:p>
          </table:table-cell>
          <table:table-cell office:value-type="float" office:value="14.62" calcext:value-type="float">
            <text:p>14.62</text:p>
          </table:table-cell>
          <table:table-cell/>
          <table:table-cell office:value-type="float" office:value="2.57611367012258" calcext:value-type="float">
            <text:p>2.5761136701225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4</text:p>
          </table:table-cell>
          <table:table-cell/>
          <table:table-cell office:value-type="float" office:value="1.64267817970665" calcext:value-type="float">
            <text:p>1.64267817970665</text:p>
          </table:table-cell>
          <table:table-cell office:value-type="float" office:value="11.43" calcext:value-type="float">
            <text:p>11.43</text:p>
          </table:table-cell>
          <table:table-cell/>
          <table:table-cell office:value-type="float" office:value="1.79330703589844" calcext:value-type="float">
            <text:p>1.79330703589844</text:p>
          </table:table-cell>
          <table:table-cell office:value-type="float" office:value="10.43" calcext:value-type="float">
            <text:p>10.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41</text:p>
          </table:table-cell>
          <table:table-cell/>
          <table:table-cell office:value-type="float" office:value="2.23533069944396" calcext:value-type="float">
            <text:p>2.2353306994439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8123106270443" calcext:value-type="float">
            <text:p>2.4812310627044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1190375</text:p>
          </table:table-cell>
          <table:table-cell/>
          <table:table-cell office:value-type="float" office:value="0.473208961581055" calcext:value-type="float">
            <text:p>0.473208961581055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831975797593973" calcext:value-type="float">
            <text:p>0.831975797593973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7</text:p>
          </table:table-cell>
          <table:table-cell/>
          <table:table-cell office:value-type="float" office:value="1.00752531797931" calcext:value-type="float">
            <text:p>1.0075253179793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79004761077324" calcext:value-type="float">
            <text:p>1.79004761077324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79</text:p>
          </table:table-cell>
          <table:table-cell/>
          <table:table-cell office:value-type="float" office:value="1.92715873000855" calcext:value-type="float">
            <text:p>1.92715873000855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float" office:value="2.33973753900803" calcext:value-type="float">
            <text:p>2.3397375390080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67</text:p>
          </table:table-cell>
          <table:table-cell/>
          <table:table-cell office:value-type="float" office:value="1.02762763570806" calcext:value-type="float">
            <text:p>1.0276276357080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73901632038461" calcext:value-type="float">
            <text:p>1.73901632038461</text:p>
          </table:table-cell>
          <table:table-cell office:value-type="float" office:value="9.89" calcext:value-type="float">
            <text:p>9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586</text:p>
          </table:table-cell>
          <table:table-cell/>
          <table:table-cell office:value-type="float" office:value="2.10363061754236" calcext:value-type="float">
            <text:p>2.103630617542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4994228777641" calcext:value-type="float">
            <text:p>2.3499422877764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272</text:p>
          </table:table-cell>
          <table:table-cell/>
          <table:table-cell office:value-type="float" office:value="1.43041740893247" calcext:value-type="float">
            <text:p>1.4304174089324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2.62396116168537" calcext:value-type="float">
            <text:p>2.6239611616853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0</text:p>
          </table:table-cell>
          <table:table-cell/>
          <table:table-cell office:value-type="float" office:value="2.0293180919993" calcext:value-type="float">
            <text:p>2.029318091999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07688511304025" calcext:value-type="float">
            <text:p>2.07688511304025</text:p>
          </table:table-cell>
          <table:table-cell office:value-type="float" office:value="13.27" calcext:value-type="float">
            <text:p>13.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1</text:p>
          </table:table-cell>
          <table:table-cell/>
          <table:table-cell office:value-type="float" office:value="1.95695687681148" calcext:value-type="float">
            <text:p>1.95695687681148</text:p>
          </table:table-cell>
          <table:table-cell office:value-type="float" office:value="14.57" calcext:value-type="float">
            <text:p>14.57</text:p>
          </table:table-cell>
          <table:table-cell/>
          <table:table-cell office:value-type="float" office:value="2.54668466022653" calcext:value-type="float">
            <text:p>2.5466846602265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2</text:p>
          </table:table-cell>
          <table:table-cell/>
          <table:table-cell office:value-type="float" office:value="2.04004981187005" calcext:value-type="float">
            <text:p>2.040049811870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6968420070592" calcext:value-type="float">
            <text:p>2.6696842007059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2</text:p>
          </table:table-cell>
          <table:table-cell/>
          <table:table-cell office:value-type="float" office:value="1.64662671251334" calcext:value-type="float">
            <text:p>1.64662671251334</text:p>
          </table:table-cell>
          <table:table-cell office:value-type="float" office:value="11.47" calcext:value-type="float">
            <text:p>11.47</text:p>
          </table:table-cell>
          <table:table-cell/>
          <table:table-cell office:value-type="float" office:value="2.61225067323931" calcext:value-type="float">
            <text:p>2.6122506732393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3</text:p>
          </table:table-cell>
          <table:table-cell/>
          <table:table-cell office:value-type="float" office:value="1.16968635445679" calcext:value-type="float">
            <text:p>1.1696863544567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75242304237773" calcext:value-type="float">
            <text:p>1.75242304237773</text:p>
          </table:table-cell>
          <table:table-cell office:value-type="float" office:value="10.02" calcext:value-type="float">
            <text:p>10.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3</text:p>
          </table:table-cell>
          <table:table-cell/>
          <table:table-cell office:value-type="float" office:value="2.19740504462777" calcext:value-type="float">
            <text:p>2.1974050446277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1496933636585" calcext:value-type="float">
            <text:p>2.6149693363658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506</text:p>
          </table:table-cell>
          <table:table-cell/>
          <table:table-cell office:value-type="float" office:value="1.56320751096842" calcext:value-type="float">
            <text:p>1.56320751096842</text:p>
          </table:table-cell>
          <table:table-cell office:value-type="float" office:value="10.63" calcext:value-type="float">
            <text:p>10.63</text:p>
          </table:table-cell>
          <table:table-cell/>
          <table:table-cell office:value-type="float" office:value="1.77796179575156" calcext:value-type="float">
            <text:p>1.77796179575156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4</text:p>
          </table:table-cell>
          <table:table-cell/>
          <table:table-cell office:value-type="float" office:value="2.39643427208873" calcext:value-type="float">
            <text:p>2.396434272088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827278825026" calcext:value-type="float">
            <text:p>2.382727882502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44</text:p>
          </table:table-cell>
          <table:table-cell/>
          <table:table-cell office:value-type="float" office:value="2.50116656979362" calcext:value-type="float">
            <text:p>2.5011665697936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2338235357894" calcext:value-type="float">
            <text:p>2.2338235357894</text:p>
          </table:table-cell>
          <table:table-cell office:value-type="float" office:value="14.84" calcext:value-type="float">
            <text:p>14.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1016</text:p>
          </table:table-cell>
          <table:table-cell/>
          <table:table-cell office:value-type="float" office:value="2.545606792173" calcext:value-type="float">
            <text:p>2.5456067921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18458660966486" calcext:value-type="float">
            <text:p>2.18458660966486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7</text:p>
          </table:table-cell>
          <table:table-cell/>
          <table:table-cell office:value-type="float" office:value="1.44268000151103" calcext:value-type="float">
            <text:p>1.44268000151103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1.39612078896084" calcext:value-type="float">
            <text:p>1.3961207889608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8</text:p>
          </table:table-cell>
          <table:table-cell/>
          <table:table-cell office:value-type="float" office:value="2.05090940823854" calcext:value-type="float">
            <text:p>2.0509094082385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4630290135213" calcext:value-type="float">
            <text:p>2.4463029013521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5</text:p>
          </table:table-cell>
          <table:table-cell/>
          <table:table-cell office:value-type="float" office:value="2.98815106777315" calcext:value-type="float">
            <text:p>2.988151067773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.17691662452046" calcext:value-type="float">
            <text:p>3.1769166245204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0</text:p>
          </table:table-cell>
          <table:table-cell/>
          <table:table-cell office:value-type="float" office:value="2.54084352428989" calcext:value-type="float">
            <text:p>2.5408435242898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39775365661719" calcext:value-type="float">
            <text:p>1.39775365661719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2</text:p>
          </table:table-cell>
          <table:table-cell/>
          <table:table-cell office:value-type="float" office:value="2.26099601490433" calcext:value-type="float">
            <text:p>2.260996014904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6429868255668" calcext:value-type="float">
            <text:p>2.6642986825566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86</text:p>
          </table:table-cell>
          <table:table-cell/>
          <table:table-cell office:value-type="float" office:value="1.88877829844583" calcext:value-type="float">
            <text:p>1.88877829844583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0.786223097353237" calcext:value-type="float">
            <text:p>0.786223097353237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3</text:p>
          </table:table-cell>
          <table:table-cell/>
          <table:table-cell office:value-type="float" office:value="1.45515812535721" calcext:value-type="float">
            <text:p>1.45515812535721</text:p>
          </table:table-cell>
          <table:table-cell office:value-type="float" office:value="9.55" calcext:value-type="float">
            <text:p>9.55</text:p>
          </table:table-cell>
          <table:table-cell/>
          <table:table-cell office:value-type="float" office:value="1.1715184432102" calcext:value-type="float">
            <text:p>1.1715184432102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4</text:p>
          </table:table-cell>
          <table:table-cell/>
          <table:table-cell office:value-type="float" office:value="1.87454750714785" calcext:value-type="float">
            <text:p>1.87454750714785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float" office:value="2.67567517025355" calcext:value-type="float">
            <text:p>2.6756751702535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722</text:p>
          </table:table-cell>
          <table:table-cell/>
          <table:table-cell office:value-type="float" office:value="1.21570055229273" calcext:value-type="float">
            <text:p>1.21570055229273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39805336684481" calcext:value-type="float">
            <text:p>1.39805336684481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6</text:p>
          </table:table-cell>
          <table:table-cell/>
          <table:table-cell office:value-type="float" office:value="0.223548607782952" calcext:value-type="float">
            <text:p>0.223548607782952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192384420590279" calcext:value-type="float">
            <text:p>0.192384420590279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6</text:p>
          </table:table-cell>
          <table:table-cell/>
          <table:table-cell office:value-type="float" office:value="4.81126578690435" calcext:value-type="float">
            <text:p>4.811265786904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.34122376738306" calcext:value-type="float">
            <text:p>4.3412237673830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7CS50418</text:p>
          </table:table-cell>
          <table:table-cell/>
          <table:table-cell office:value-type="float" office:value="1.30637419961731" calcext:value-type="float">
            <text:p>1.30637419961731</text:p>
          </table:table-cell>
          <table:table-cell office:value-type="float" office:value="8.06" calcext:value-type="float">
            <text:p>8.06</text:p>
          </table:table-cell>
          <table:table-cell/>
          <table:table-cell office:value-type="float" office:value="1.76909513047898" calcext:value-type="float">
            <text:p>1.76909513047898</text:p>
          </table:table-cell>
          <table:table-cell office:value-type="float" office:value="10.19" calcext:value-type="float">
            <text:p>10.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7</text:p>
          </table:table-cell>
          <table:table-cell/>
          <table:table-cell office:value-type="float" office:value="2.72903482249327" calcext:value-type="float">
            <text:p>2.7290348224932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8160164191904" calcext:value-type="float">
            <text:p>2.4816016419190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2019CS103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6CS10313</text:p>
          </table:table-cell>
          <table:table-cell/>
          <table:table-cell office:value-type="float" office:value="2.16088238830461" calcext:value-type="float">
            <text:p>2.160882388304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6979775022296" calcext:value-type="float">
            <text:p>2.4697977502229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8</text:p>
          </table:table-cell>
          <table:table-cell/>
          <table:table-cell office:value-type="float" office:value="1.5383395348603" calcext:value-type="float">
            <text:p>1.5383395348603</text:p>
          </table:table-cell>
          <table:table-cell office:value-type="float" office:value="10.38" calcext:value-type="float">
            <text:p>10.38</text:p>
          </table:table-cell>
          <table:table-cell/>
          <table:table-cell office:value-type="float" office:value="2.2665361242998" calcext:value-type="float">
            <text:p>2.266536124299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48</text:p>
          </table:table-cell>
          <table:table-cell/>
          <table:table-cell office:value-type="float" office:value="2.26385245780169" calcext:value-type="float">
            <text:p>2.2638524578016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58502142950346" calcext:value-type="float">
            <text:p>2.5850214295034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129</text:p>
          </table:table-cell>
          <table:table-cell/>
          <table:table-cell office:value-type="float" office:value="1.57114977668872" calcext:value-type="float">
            <text:p>1.57114977668872</text:p>
          </table:table-cell>
          <table:table-cell office:value-type="float" office:value="10.71" calcext:value-type="float">
            <text:p>10.71</text:p>
          </table:table-cell>
          <table:table-cell/>
          <table:table-cell office:value-type="float" office:value="1.62243116058436" calcext:value-type="float">
            <text:p>1.62243116058436</text:p>
          </table:table-cell>
          <table:table-cell office:value-type="float" office:value="8.72" calcext:value-type="float">
            <text:p>8.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399</text:p>
          </table:table-cell>
          <table:table-cell/>
          <table:table-cell office:value-type="float" office:value="0.140137832972124" calcext:value-type="float">
            <text:p>0.14013783297212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145764399254038" calcext:value-type="float">
            <text:p>0.14576439925403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0</text:p>
          </table:table-cell>
          <table:table-cell/>
          <table:table-cell office:value-type="float" office:value="3.00367686817346" calcext:value-type="float">
            <text:p>3.003676868173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.77712140710661" calcext:value-type="float">
            <text:p>1.77712140710661</text:p>
          </table:table-cell>
          <table:table-cell office:value-type="float" office:value="10.27" calcext:value-type="float">
            <text:p>10.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3</text:p>
          </table:table-cell>
          <table:table-cell/>
          <table:table-cell office:value-type="float" office:value="1.13457017977103" calcext:value-type="float">
            <text:p>1.13457017977103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84936216658708" calcext:value-type="float">
            <text:p>1.84936216658708</text:p>
          </table:table-cell>
          <table:table-cell office:value-type="float" office:value="10.99" calcext:value-type="float">
            <text:p>10.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436</text:p>
          </table:table-cell>
          <table:table-cell/>
          <table:table-cell office:value-type="float" office:value="2.34267771839561" calcext:value-type="float">
            <text:p>2.3426777183956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60559071249715" calcext:value-type="float">
            <text:p>2.6055907124971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0661</text:p>
          </table:table-cell>
          <table:table-cell/>
          <table:table-cell office:value-type="float" office:value="1.66320081438456" calcext:value-type="float">
            <text:p>1.66320081438456</text:p>
          </table:table-cell>
          <table:table-cell office:value-type="float" office:value="11.63" calcext:value-type="float">
            <text:p>11.63</text:p>
          </table:table-cell>
          <table:table-cell/>
          <table:table-cell office:value-type="float" office:value="2.40784498878085" calcext:value-type="float">
            <text:p>2.4078449887808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4</text:p>
          </table:table-cell>
          <table:table-cell/>
          <table:table-cell office:value-type="float" office:value="2.29403262440636" calcext:value-type="float">
            <text:p>2.294032624406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44146766900187" calcext:value-type="float">
            <text:p>2.4414676690018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5</text:p>
          </table:table-cell>
          <table:table-cell/>
          <table:table-cell office:value-type="float" office:value="1.90583274333247" calcext:value-type="float">
            <text:p>1.90583274333247</text:p>
          </table:table-cell>
          <table:table-cell office:value-type="float" office:value="14.06" calcext:value-type="float">
            <text:p>14.06</text:p>
          </table:table-cell>
          <table:table-cell/>
          <table:table-cell office:value-type="float" office:value="1.67584005726184" calcext:value-type="float">
            <text:p>1.67584005726184</text:p>
          </table:table-cell>
          <table:table-cell office:value-type="float" office:value="9.26" calcext:value-type="float">
            <text:p>9.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6</text:p>
          </table:table-cell>
          <table:table-cell/>
          <table:table-cell office:value-type="float" office:value="2.41847707780051" calcext:value-type="float">
            <text:p>2.4184770778005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57673224978614" calcext:value-type="float">
            <text:p>2.576732249786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7</text:p>
          </table:table-cell>
          <table:table-cell/>
          <table:table-cell office:value-type="float" office:value="2.70540106170555" calcext:value-type="float">
            <text:p>2.7054010617055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36762458975703" calcext:value-type="float">
            <text:p>2.36762458975703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08</text:p>
          </table:table-cell>
          <table:table-cell/>
          <table:table-cell office:value-type="float" office:value="1.97625454404326" calcext:value-type="float">
            <text:p>1.97625454404326</text:p>
          </table:table-cell>
          <table:table-cell office:value-type="float" office:value="14.76" calcext:value-type="float">
            <text:p>14.76</text:p>
          </table:table-cell>
          <table:table-cell/>
          <table:table-cell office:value-type="float" office:value="2.63405182332817" calcext:value-type="float">
            <text:p>2.634051823328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51077</text:p>
          </table:table-cell>
          <table:table-cell/>
          <table:table-cell office:value-type="float" office:value="0.079772790174259" calcext:value-type="float">
            <text:p>0.079772790174259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.077204061902799" calcext:value-type="float">
            <text:p>0.077204061902799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10</text:p>
          </table:table-cell>
          <table:table-cell/>
          <table:table-cell office:value-type="float" office:value="1.17547818425604" calcext:value-type="float">
            <text:p>1.1754781842560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.78418815705156" calcext:value-type="float">
            <text:p>1.78418815705156</text:p>
          </table:table-cell>
          <table:table-cell office:value-type="float" office:value="10.34" calcext:value-type="float">
            <text:p>10.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12</text:p>
          </table:table-cell>
          <table:table-cell/>
          <table:table-cell office:value-type="float" office:value="1.63012306288666" calcext:value-type="float">
            <text:p>1.63012306288666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.53693304110129" calcext:value-type="float">
            <text:p>2.5369330411012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CS10413</text:p>
          </table:table-cell>
          <table:table-cell/>
          <table:table-cell office:value-type="float" office:value="1.85029296431437" calcext:value-type="float">
            <text:p>1.85029296431437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.61463966646814" calcext:value-type="float">
            <text:p>1.61463966646814</text:p>
          </table:table-cell>
          <table:table-cell office:value-type="float" office:value="8.65" calcext:value-type="float">
            <text:p>8.65</text:p>
          </table:table-cell>
          <table:table-cell table:number-columns-repeated="4"/>
        </table:table-row>
      </table:table>
      <table:table table:name="Running tool Marks" table:style-name="ta1"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Entry number</text:p>
          </table:table-cell>
          <table:table-cell table:style-name="ce1"/>
          <table:table-cell table:style-name="ce1" office:value-type="string" calcext:value-type="string">
            <text:p>Memecheck(7.5)</text:p>
          </table:table-cell>
          <table:table-cell table:style-name="ce1" office:value-type="string" calcext:value-type="string">
            <text:p>Calgrind(7.5)</text:p>
          </table:table-cell>
          <table:table-cell table:style-name="ce1" office:value-type="string" calcext:value-type="string">
            <text:p>Cachegrind(15)</text:p>
          </table:table-cell>
          <table:table-cell table:style-name="ce1" office:value-type="string" calcext:value-type="string">
            <text:p>Gprof(1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2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CS1032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EE104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6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MT107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6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11903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5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2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5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1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5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86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7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7CS504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6CS1031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1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3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06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510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1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CS104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1" table:target-range-address="Sheet2.U4:Sheet2.U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20:22:32.045920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20:57:32.769688891</meta:creation-date>
    <dc:date>2022-02-01T09:12:00.723507554</dc:date>
    <meta:editing-duration>PT2H7M43S</meta:editing-duration>
    <meta:editing-cycles>13</meta:editing-cycles>
    <meta:generator>LibreOffice/6.0.7.3$Linux_X86_64 LibreOffice_project/00m0$Build-3</meta:generator>
    <meta:document-statistic meta:table-count="4" meta:cell-count="38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Speedup 2 Core</text:p>
        </chart:title>
        <chart:legend chart:legend-position="end" svg:x="13.79cm" svg:y="4.201cm" style:legend-expansion="high" chart:style-name="ch3"/>
        <chart:plot-area chart:style-name="ch4" table:cell-range-address="Sheet2.L4:Sheet2.L119" svg:x="1.331cm" svg:y="1.275cm" svg:width="12.139cm" svg:height="6.564cm">
          <chartooo:coordinate-region svg:x="1.952cm" svg:y="1.396cm" svg:width="11.518cm" svg:height="5.441cm"/>
          <chart:axis chart:dimension="x" chart:name="primary-x" chart:style-name="ch5">
            <chart:title svg:x="6.787cm" svg:y="8.019cm" chart:style-name="ch6">
              <text:p>Student</text:p>
            </chart:title>
          </chart:axis>
          <chart:axis chart:dimension="y" chart:name="primary-y" chart:style-name="ch7">
            <chart:title svg:x="0.451cm" svg:y="5.276cm" chart:style-name="ch8">
              <text:p>Speedup</text:p>
            </chart:title>
            <chart:grid chart:style-name="ch9" chart:class="major"/>
          </chart:axis>
          <chart:series chart:style-name="ch10" chart:values-cell-range-address="Sheet2.L4:Sheet2.L119" chart:class="chart:bar">
            <chart:data-point chart:style-name="ch11"/>
            <chart:data-point chart:repeated="32"/>
            <chart:data-point chart:style-name="ch11"/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9578936169135">
                <text:p>3.09578936169135</text:p>
                <draw:g>
                  <svg:desc>Sheet2.L4:Sheet2.L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738729039727">
                <text:p>0.990738729039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816745187257">
                <text:p>3.93816745187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73616928174">
                <text:p>2.3873616928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525166852706">
                <text:p>1.3552516685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0791766790456">
                <text:p>0.0370791766790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202842677779">
                <text:p>1.5120284267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735364793263">
                <text:p>26.1735364793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628135582076">
                <text:p>1.82628135582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4076416427367">
                <text:p>1.74076416427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438087065427">
                <text:p>2.83438087065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7546315972">
                <text:p>2.077546315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6022134894538">
                <text:p>0.196022134894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700466763238">
                <text:p>1.96700466763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498464294855">
                <text:p>1.95498464294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197786998617">
                <text:p>2.0919778699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4595515285606">
                <text:p>2.14595515285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707802988379">
                <text:p>1.53707802988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426116012461">
                <text:p>1.45426116012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6116408043678">
                <text:p>3.7611640804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5236941584345">
                <text:p>2.55236941584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3833872905808">
                <text:p>23.3833872905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3066503604054">
                <text:p>2.83066503604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2028718131834">
                <text:p>2.02028718131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8607901183537">
                <text:p>0.928607901183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5553032648708">
                <text:p>5.25553032648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614607585125">
                <text:p>1.65614607585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5655599177149">
                <text:p>0.145655599177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37973027417">
                <text:p>0.2537973027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964861894125">
                <text:p>1.96964861894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4265927492172">
                <text:p>2.14265927492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6670425304305">
                <text:p>1.76670425304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7283424097281">
                <text:p>26.7283424097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9810603811673">
                <text:p>3.2981060381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4803374601945">
                <text:p>0.61480337460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4126545480647">
                <text:p>2.74126545480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8569023923244">
                <text:p>1.28569023923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5835056301947">
                <text:p>1.25835056301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814344322137">
                <text:p>2.87814344322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7637852378423">
                <text:p>2.57637852378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957243875563">
                <text:p>22.29572438755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132871554715">
                <text:p>1.96132871554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3944479039681">
                <text:p>1.23944479039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8220650873252">
                <text:p>0.138220650873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3631746624189">
                <text:p>2.03631746624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2309253971935">
                <text:p>2.32309253971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219408610713">
                <text:p>1.621940861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5813678151902">
                <text:p>4.35813678151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6516366921847">
                <text:p>1.86516366921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0703537382809">
                <text:p>2.40703537382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093040424714">
                <text:p>1.18093040424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8337424154426">
                <text:p>1.78337424154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0051070516598">
                <text:p>0.240051070516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7954650031744">
                <text:p>1.7795465003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8385273410886">
                <text:p>3.08385273410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813298106561">
                <text:p>0.5381329810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932666831526">
                <text:p>1.07932666831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1640847740903">
                <text:p>1.71640847740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77611210938097">
                <text:p>0.0777611210938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72708304353874">
                <text:p>0.07727083043538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4323031538197">
                <text:p>2.84323031538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248994362664">
                <text:p>2.20248994362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8447700053018">
                <text:p>1.38447700053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626072812068">
                <text:p>1.05626072812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172540659933">
                <text:p>1.96172540659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267817970665">
                <text:p>1.64267817970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533069944396">
                <text:p>2.23533069944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208961581055">
                <text:p>0.473208961581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752531797931">
                <text:p>1.00752531797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2715873000855">
                <text:p>1.927158730008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762763570806">
                <text:p>1.0276276357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0363061754236">
                <text:p>2.10363061754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3041740893247">
                <text:p>1.43041740893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293180919993">
                <text:p>2.0293180919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5695687681148">
                <text:p>1.95695687681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4004981187005">
                <text:p>2.04004981187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662671251334">
                <text:p>1.64662671251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6968635445679">
                <text:p>1.16968635445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9740504462777">
                <text:p>2.19740504462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320751096842">
                <text:p>1.56320751096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9643427208873">
                <text:p>2.39643427208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0116656979362">
                <text:p>2.50116656979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45606792173">
                <text:p>2.545606792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4268000151103">
                <text:p>1.44268000151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5090940823854">
                <text:p>2.05090940823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815106777315">
                <text:p>2.98815106777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4084352428989">
                <text:p>2.54084352428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6099601490433">
                <text:p>2.26099601490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877829844583">
                <text:p>1.88877829844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515812535721">
                <text:p>1.45515812535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7454750714785">
                <text:p>1.87454750714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1570055229273">
                <text:p>1.2157005522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3548607782952">
                <text:p>0.223548607782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1126578690435">
                <text:p>4.81126578690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0637419961731">
                <text:p>1.30637419961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2903482249327">
                <text:p>2.72903482249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6088238830461">
                <text:p>2.160882388304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83395348603">
                <text:p>1.5383395348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6385245780169">
                <text:p>2.26385245780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114977668872">
                <text:p>1.57114977668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0137832972124">
                <text:p>0.140137832972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0367686817346">
                <text:p>3.00367686817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3457017977103">
                <text:p>1.13457017977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4267771839561">
                <text:p>2.34267771839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6320081438456">
                <text:p>1.66320081438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9403262440636">
                <text:p>2.29403262440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0583274333247">
                <text:p>1.90583274333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847707780051">
                <text:p>2.41847707780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0540106170555">
                <text:p>2.70540106170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7625454404326">
                <text:p>1.97625454404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97727901742586">
                <text:p>0.0797727901742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7547818425604">
                <text:p>1.17547818425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3012306288666">
                <text:p>1.63012306288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5029296431437">
                <text:p>1.85029296431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Sheet2.L4:Sheet2.L119" svg:x="0.32cm" svg:y="0.18cm" svg:width="13.15cm" svg:height="8.64cm">
          <chartooo:coordinate-region svg:x="0.941cm" svg:y="0.379cm" svg:width="12.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4:Sheet2.L119" chart:class="chart:scatter">
            <chart:data-point chart:repeated="22"/>
            <chart:data-point chart:style-name="ch7"/>
            <chart:data-point chart:repeated="51"/>
            <chart:data-point chart:style-name="ch7"/>
            <chart:data-point chart:repeated="12"/>
            <chart:data-point chart:style-name="ch7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9578936169135">
                <text:p>3.09578936169135</text:p>
                <draw:g>
                  <svg:desc>Sheet2.L4:Sheet2.L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738729039727">
                <text:p>0.990738729039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816745187257">
                <text:p>3.93816745187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873616928174">
                <text:p>2.3873616928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5525166852706">
                <text:p>1.35525166852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0791766790456">
                <text:p>0.0370791766790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1202842677779">
                <text:p>1.5120284267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1735364793263">
                <text:p>26.1735364793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628135582076">
                <text:p>1.82628135582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4076416427367">
                <text:p>1.74076416427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438087065427">
                <text:p>2.83438087065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7546315972">
                <text:p>2.077546315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6022134894538">
                <text:p>0.196022134894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6700466763238">
                <text:p>1.96700466763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498464294855">
                <text:p>1.954984642948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197786998617">
                <text:p>2.0919778699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4595515285606">
                <text:p>2.14595515285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707802988379">
                <text:p>1.53707802988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426116012461">
                <text:p>1.45426116012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6116408043678">
                <text:p>3.7611640804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5236941584345">
                <text:p>2.55236941584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3833872905808">
                <text:p>23.3833872905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3066503604054">
                <text:p>2.830665036040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2028718131834">
                <text:p>2.020287181318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8607901183537">
                <text:p>0.928607901183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5553032648708">
                <text:p>5.255530326487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614607585125">
                <text:p>1.65614607585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5655599177149">
                <text:p>0.1456555991771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37973027417">
                <text:p>0.2537973027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964861894125">
                <text:p>1.96964861894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4265927492172">
                <text:p>2.14265927492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6670425304305">
                <text:p>1.76670425304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7283424097281">
                <text:p>26.72834240972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9810603811673">
                <text:p>3.29810603811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14803374601945">
                <text:p>0.614803374601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4126545480647">
                <text:p>2.741265454806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8569023923244">
                <text:p>1.28569023923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5835056301947">
                <text:p>1.258350563019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7814344322137">
                <text:p>2.87814344322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7637852378423">
                <text:p>2.57637852378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957243875563">
                <text:p>22.29572438755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132871554715">
                <text:p>1.96132871554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3944479039681">
                <text:p>1.23944479039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8220650873252">
                <text:p>0.138220650873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3631746624189">
                <text:p>2.036317466241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2309253971935">
                <text:p>2.32309253971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219408610713">
                <text:p>1.6219408610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5813678151902">
                <text:p>4.358136781519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6516366921847">
                <text:p>1.86516366921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0703537382809">
                <text:p>2.40703537382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093040424714">
                <text:p>1.18093040424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8337424154426">
                <text:p>1.783374241544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0051070516598">
                <text:p>0.240051070516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7954650031744">
                <text:p>1.77954650031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8385273410886">
                <text:p>3.08385273410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3813298106561">
                <text:p>0.53813298106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932666831526">
                <text:p>1.079326668315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1640847740903">
                <text:p>1.71640847740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77611210938097">
                <text:p>0.0777611210938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72708304353874">
                <text:p>0.07727083043538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4323031538197">
                <text:p>2.84323031538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0248994362664">
                <text:p>2.202489943626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8447700053018">
                <text:p>1.38447700053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5626072812068">
                <text:p>1.056260728120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172540659933">
                <text:p>1.96172540659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4267817970665">
                <text:p>1.64267817970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3533069944396">
                <text:p>2.23533069944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208961581055">
                <text:p>0.473208961581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752531797931">
                <text:p>1.00752531797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2715873000855">
                <text:p>1.927158730008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762763570806">
                <text:p>1.0276276357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0363061754236">
                <text:p>2.103630617542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3041740893247">
                <text:p>1.430417408932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293180919993">
                <text:p>2.0293180919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5695687681148">
                <text:p>1.95695687681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4004981187005">
                <text:p>2.04004981187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662671251334">
                <text:p>1.64662671251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6968635445679">
                <text:p>1.169686354456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9740504462777">
                <text:p>2.19740504462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6320751096842">
                <text:p>1.56320751096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39643427208873">
                <text:p>2.39643427208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0116656979362">
                <text:p>2.50116656979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45606792173">
                <text:p>2.545606792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4268000151103">
                <text:p>1.442680001511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5090940823854">
                <text:p>2.05090940823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8815106777315">
                <text:p>2.988151067773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4084352428989">
                <text:p>2.540843524289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6099601490433">
                <text:p>2.26099601490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8877829844583">
                <text:p>1.88877829844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5515812535721">
                <text:p>1.455158125357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7454750714785">
                <text:p>1.87454750714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1570055229273">
                <text:p>1.2157005522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23548607782952">
                <text:p>0.223548607782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1126578690435">
                <text:p>4.81126578690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0637419961731">
                <text:p>1.30637419961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2903482249327">
                <text:p>2.72903482249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6088238830461">
                <text:p>2.160882388304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383395348603">
                <text:p>1.5383395348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6385245780169">
                <text:p>2.26385245780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7114977668872">
                <text:p>1.571149776688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0137832972124">
                <text:p>0.140137832972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0367686817346">
                <text:p>3.00367686817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3457017977103">
                <text:p>1.134570179771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4267771839561">
                <text:p>2.34267771839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6320081438456">
                <text:p>1.66320081438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9403262440636">
                <text:p>2.294032624406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0583274333247">
                <text:p>1.90583274333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1847707780051">
                <text:p>2.41847707780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0540106170555">
                <text:p>2.705401061705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7625454404326">
                <text:p>1.97625454404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97727901742586">
                <text:p>0.07977279017425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7547818425604">
                <text:p>1.17547818425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3012306288666">
                <text:p>1.63012306288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5029296431437">
                <text:p>1.85029296431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67cm" svg:y="0.29cm" chart:style-name="ch2">
          <text:p>speedup 4 core</text:p>
        </chart:title>
        <chart:legend chart:legend-position="end" svg:x="13.499cm" svg:y="4.201cm" style:legend-expansion="high" chart:style-name="ch3"/>
        <chart:plot-area chart:style-name="ch4" table:cell-range-address="Sheet2.AS4:Sheet2.AS117" svg:x="1.331cm" svg:y="1.275cm" svg:width="11.848cm" svg:height="6.564cm">
          <chartooo:coordinate-region svg:x="1.952cm" svg:y="1.396cm" svg:width="11.227cm" svg:height="5.441cm"/>
          <chart:axis chart:dimension="x" chart:name="primary-x" chart:style-name="ch5">
            <chart:title svg:x="6.669cm" svg:y="8.019cm" chart:style-name="ch6">
              <text:p>student</text:p>
            </chart:title>
          </chart:axis>
          <chart:axis chart:dimension="y" chart:name="primary-y" chart:style-name="ch7">
            <chart:title svg:x="0.451cm" svg:y="5.249cm" chart:style-name="ch8">
              <text:p>speedup</text:p>
            </chart:title>
            <chart:grid chart:style-name="ch9" chart:class="major"/>
          </chart:axis>
          <chart:series chart:style-name="ch10" chart:values-cell-range-address="Sheet2.AS4:Sheet2.AS117" chart:class="chart:bar"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8262360674478">
                <text:p>2.58262360674478</text:p>
                <draw:g>
                  <svg:desc>Sheet2.AS4:Sheet2.AS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924428947998">
                <text:p>1.59924428947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50708368447">
                <text:p>4.0950708368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847359719132">
                <text:p>2.62847359719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969824734574">
                <text:p>1.11969824734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614517768308">
                <text:p>0.03061451776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518567051433">
                <text:p>1.98518567051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783832488199">
                <text:p>25.78383248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492808236677">
                <text:p>1.64492808236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4061191372243">
                <text:p>2.5406119137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5882423074248">
                <text:p>2.55882423074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835143230736">
                <text:p>2.38835143230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8796676310301">
                <text:p>0.288796676310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779015896526">
                <text:p>2.21779015896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711135629863">
                <text:p>2.0971113562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3749325660852">
                <text:p>2.43749325660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7460536700868">
                <text:p>2.67460536700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62504704554">
                <text:p>1.3462504704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7645931062612">
                <text:p>1.17645931062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099755508648">
                <text:p>3.91099755508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904476364586">
                <text:p>2.6904476364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6967933104467">
                <text:p>24.6967933104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562089130305">
                <text:p>1.81562089130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4839426191578">
                <text:p>2.64839426191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6082487761877">
                <text:p>0.966082487761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7780210434893">
                <text:p>5.17780210434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4901695426333">
                <text:p>1.84901695426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048233784313">
                <text:p>0.140048233784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548924861078">
                <text:p>0.276548924861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1422225910216">
                <text:p>2.5142222591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027887107613">
                <text:p>2.06027887107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9747053751078">
                <text:p>2.59747053751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6509089629819">
                <text:p>22.6509089629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2561301229556">
                <text:p>2.42561301229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6450662650723">
                <text:p>0.516450662650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111283277616">
                <text:p>1.57111283277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6576155623599">
                <text:p>1.46576155623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930719852869">
                <text:p>2.29930719852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8322975542417">
                <text:p>2.68322975542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8784212283044">
                <text:p>2.38784212283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.6465882699893">
                <text:p>31.6465882699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1770422068277">
                <text:p>2.21770422068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949652427505">
                <text:p>1.88949652427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4217728088284">
                <text:p>0.124217728088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0493325676187">
                <text:p>2.40493325676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1644147707496">
                <text:p>2.71644147707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931239641324">
                <text:p>1.4593123964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1777227649387">
                <text:p>3.81777227649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2666799235711">
                <text:p>2.22666799235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4924542802746">
                <text:p>2.24924542802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168889484619">
                <text:p>1.816888948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052607663957">
                <text:p>2.60052607663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511067154761">
                <text:p>0.230511067154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4041503802146">
                <text:p>2.44041503802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4801436542799">
                <text:p>2.54801436542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5311952567039">
                <text:p>0.365311952567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5909579916383">
                <text:p>1.65909579916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883983150739">
                <text:p>1.56883983150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6502419448265">
                <text:p>0.076502419448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7367104806622">
                <text:p>0.077367104806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873409838168">
                <text:p>2.35873409838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058402006449">
                <text:p>2.05058402006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2054911962">
                <text:p>1.5942054911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656734099952">
                <text:p>1.32656734099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7611367012258">
                <text:p>2.57611367012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330703589844">
                <text:p>1.79330703589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8123106270443">
                <text:p>2.48123106270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1975797593973">
                <text:p>0.831975797593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004761077324">
                <text:p>1.79004761077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973753900803">
                <text:p>2.33973753900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901632038461">
                <text:p>1.73901632038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994228777641">
                <text:p>2.34994228777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396116168537">
                <text:p>2.62396116168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688511304025">
                <text:p>2.07688511304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4668466022653">
                <text:p>2.54668466022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968420070592">
                <text:p>2.66968420070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225067323931">
                <text:p>2.6122506732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5242304237773">
                <text:p>1.75242304237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496933636585">
                <text:p>2.61496933636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7796179575156">
                <text:p>1.77796179575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827278825026">
                <text:p>2.3827278825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338235357894">
                <text:p>2.2338235357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8458660966486">
                <text:p>2.18458660966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612078896084">
                <text:p>1.39612078896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4630290135213">
                <text:p>2.44630290135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7691662452046">
                <text:p>3.17691662452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9775365661719">
                <text:p>1.39775365661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6429868255668">
                <text:p>2.66429868255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86223097353237">
                <text:p>0.786223097353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715184432102">
                <text:p>1.1715184432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7567517025355">
                <text:p>2.67567517025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805336684481">
                <text:p>1.39805336684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2384420590279">
                <text:p>0.192384420590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4122376738306">
                <text:p>4.34122376738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6909513047898">
                <text:p>1.76909513047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8160164191904">
                <text:p>2.481601641919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6979775022296">
                <text:p>2.46979775022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65361242998">
                <text:p>2.2665361242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8502142950346">
                <text:p>2.58502142950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2243116058436">
                <text:p>1.62243116058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5764399254038">
                <text:p>0.1457643992540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7712140710661">
                <text:p>1.77712140710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4936216658708">
                <text:p>1.84936216658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559071249715">
                <text:p>2.605590712497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0784498878085">
                <text:p>2.40784498878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4146766900187">
                <text:p>2.44146766900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584005726184">
                <text:p>1.67584005726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7673224978614">
                <text:p>2.576732249786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6762458975703">
                <text:p>2.36762458975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3405182332817">
                <text:p>2.634051823328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7204061902799">
                <text:p>0.07720406190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8418815705156">
                <text:p>1.78418815705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3693304110129">
                <text:p>2.53693304110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1463966646814">
                <text:p>1.614639666468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6.594cm" svg:y="0.18cm" chart:style-name="ch2">
          <text:p>speedup 4 core</text:p>
        </chart:subtitle>
        <chart:legend chart:legend-position="end" svg:x="13.499cm" svg:y="4.201cm" style:legend-expansion="high" chart:style-name="ch3"/>
        <chart:plot-area chart:style-name="ch4" table:cell-range-address="Sheet2.BD4:Sheet2.BD117" svg:x="1.331cm" svg:y="1.043cm" svg:width="11.848cm" svg:height="6.796cm">
          <chartooo:coordinate-region svg:x="1.952cm" svg:y="1.164cm" svg:width="11.227cm" svg:height="5.673cm"/>
          <chart:axis chart:dimension="x" chart:name="primary-x" chart:style-name="ch5">
            <chart:title svg:x="6.669cm" svg:y="8.019cm" chart:style-name="ch6">
              <text:p>student</text:p>
            </chart:title>
          </chart:axis>
          <chart:axis chart:dimension="y" chart:name="primary-y" chart:style-name="ch7">
            <chart:title svg:x="0.451cm" svg:y="5.133cm" chart:style-name="ch8">
              <text:p>speedup</text:p>
            </chart:title>
            <chart:grid chart:style-name="ch9" chart:class="major"/>
          </chart:axis>
          <chart:series chart:style-name="ch10" chart:values-cell-range-address="Sheet2.BD4:Sheet2.BD117" chart:class="chart:bar"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8262360674478">
                <text:p>2.58262360674478</text:p>
                <draw:g>
                  <svg:desc>Sheet2.BD4:Sheet2.BD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924428947998">
                <text:p>1.59924428947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950708368447">
                <text:p>4.0950708368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847359719132">
                <text:p>2.62847359719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969824734574">
                <text:p>1.11969824734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614517768308">
                <text:p>0.030614517768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8518567051433">
                <text:p>1.98518567051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83832488199">
                <text:p>10.783832488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4492808236677">
                <text:p>1.64492808236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4061191372243">
                <text:p>2.5406119137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5882423074248">
                <text:p>2.55882423074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835143230736">
                <text:p>2.38835143230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8796676310301">
                <text:p>0.288796676310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779015896526">
                <text:p>2.217790158965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9711135629863">
                <text:p>2.09711135629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3749325660852">
                <text:p>2.43749325660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7460536700868">
                <text:p>2.674605367008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62504704554">
                <text:p>1.3462504704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7645931062612">
                <text:p>1.17645931062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1099755508648">
                <text:p>3.91099755508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6904476364586">
                <text:p>2.69044763645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6967933104467">
                <text:p>12.69679331044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562089130305">
                <text:p>1.815620891303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4839426191578">
                <text:p>2.64839426191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6082487761877">
                <text:p>0.966082487761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7780210434893">
                <text:p>5.177802104348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4901695426333">
                <text:p>1.84901695426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0048233784313">
                <text:p>0.140048233784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6548924861078">
                <text:p>0.276548924861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1422225910216">
                <text:p>2.51422225910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027887107613">
                <text:p>2.06027887107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9747053751078">
                <text:p>2.59747053751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6509089629819">
                <text:p>11.6509089629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2561301229556">
                <text:p>2.42561301229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6450662650723">
                <text:p>0.516450662650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111283277616">
                <text:p>1.57111283277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6576155623599">
                <text:p>1.46576155623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9930719852869">
                <text:p>2.299307198528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8322975542417">
                <text:p>2.683229755424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8784212283044">
                <text:p>2.38784212283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465882699893">
                <text:p>12.6465882699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1770422068277">
                <text:p>2.21770422068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8949652427505">
                <text:p>1.88949652427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4217728088284">
                <text:p>0.124217728088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40493325676187">
                <text:p>2.40493325676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1644147707496">
                <text:p>2.71644147707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5931239641324">
                <text:p>1.45931239641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1777227649387">
                <text:p>3.817772276493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2666799235711">
                <text:p>2.22666799235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4924542802746">
                <text:p>2.24924542802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168889484619">
                <text:p>1.816888948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052607663957">
                <text:p>2.60052607663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0511067154761">
                <text:p>0.230511067154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4041503802146">
                <text:p>2.440415038021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4801436542799">
                <text:p>2.54801436542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5311952567039">
                <text:p>0.365311952567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5909579916383">
                <text:p>1.65909579916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883983150739">
                <text:p>1.56883983150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6502419448265">
                <text:p>0.0765024194482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7367104806622">
                <text:p>0.0773671048066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5873409838168">
                <text:p>2.35873409838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5058402006449">
                <text:p>2.05058402006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42054911962">
                <text:p>1.59420549119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2656734099952">
                <text:p>1.326567340999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7611367012258">
                <text:p>2.57611367012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330703589844">
                <text:p>1.793307035898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8123106270443">
                <text:p>2.481231062704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1975797593973">
                <text:p>0.8319757975939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004761077324">
                <text:p>1.79004761077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973753900803">
                <text:p>2.339737539008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901632038461">
                <text:p>1.739016320384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4994228777641">
                <text:p>2.34994228777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396116168537">
                <text:p>2.62396116168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688511304025">
                <text:p>2.076885113040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4668466022653">
                <text:p>2.54668466022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968420070592">
                <text:p>2.66968420070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1225067323931">
                <text:p>2.612250673239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5242304237773">
                <text:p>1.75242304237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496933636585">
                <text:p>2.614969336365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7796179575156">
                <text:p>1.77796179575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3827278825026">
                <text:p>2.3827278825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338235357894">
                <text:p>2.2338235357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8458660966486">
                <text:p>2.18458660966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612078896084">
                <text:p>1.39612078896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4630290135213">
                <text:p>2.44630290135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7691662452046">
                <text:p>3.176916624520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9775365661719">
                <text:p>1.39775365661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6429868255668">
                <text:p>2.66429868255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86223097353237">
                <text:p>0.786223097353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715184432102">
                <text:p>1.1715184432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7567517025355">
                <text:p>2.67567517025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9805336684481">
                <text:p>1.398053366844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2384420590279">
                <text:p>0.192384420590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4122376738306">
                <text:p>4.341223767383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6909513047898">
                <text:p>1.769095130478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8160164191904">
                <text:p>2.481601641919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6979775022296">
                <text:p>2.469797750222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65361242998">
                <text:p>2.2665361242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8502142950346">
                <text:p>2.585021429503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2243116058436">
                <text:p>1.622431160584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5764399254038">
                <text:p>0.1457643992540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7712140710661">
                <text:p>1.777121407106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4936216658708">
                <text:p>1.84936216658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0559071249715">
                <text:p>2.605590712497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40784498878085">
                <text:p>2.40784498878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4146766900187">
                <text:p>2.44146766900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7584005726184">
                <text:p>1.675840057261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7673224978614">
                <text:p>2.576732249786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36762458975703">
                <text:p>2.36762458975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3405182332817">
                <text:p>2.634051823328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7204061902799">
                <text:p>0.07720406190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8418815705156">
                <text:p>1.78418815705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3693304110129">
                <text:p>2.536933041101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1463966646814">
                <text:p>1.614639666468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